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5.299cm"/>
    </style:style>
    <style:style style:name="co3" style:family="table-column">
      <style:table-column-properties fo:break-before="auto" style:column-width="8.269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134cm"/>
    </style:style>
    <style:style style:name="co6" style:family="table-column">
      <style:table-column-properties fo:break-before="auto" style:column-width="2.755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949cm"/>
    </style:style>
    <style:style style:name="co9" style:family="table-column">
      <style:table-column-properties fo:break-before="auto" style:column-width="2.318cm"/>
    </style:style>
    <style:style style:name="co10" style:family="table-column">
      <style:table-column-properties fo:break-before="auto" style:column-width="1.649cm"/>
    </style:style>
    <style:style style:name="co11" style:family="table-column">
      <style:table-column-properties fo:break-before="auto" style:column-width="1.12cm"/>
    </style:style>
    <style:style style:name="co12" style:family="table-column">
      <style:table-column-properties fo:break-before="auto" style:column-width="4.791cm"/>
    </style:style>
    <style:style style:name="co13" style:family="table-column">
      <style:table-column-properties fo:break-before="auto" style:column-width="7.925cm"/>
    </style:style>
    <style:style style:name="co14" style:family="table-column">
      <style:table-column-properties fo:break-before="auto" style:column-width="3.33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>
      <style:text-properties fo:font-weight="bold" style:font-weight-asian="bold" style:font-weight-complex="bold"/>
    </style:style>
    <style:style style:name="ce3" style:family="table-cell" style:parent-style-name="Default" style:data-style-name="N109"/>
    <style:style style:name="ce4" style:family="table-cell" style:parent-style-name="Default" style:data-style-name="N111">
      <style:text-properties fo:font-weight="bold" style:font-weight-asian="bold" style:font-weight-complex="bold"/>
    </style:style>
    <style:style style:name="ce5" style:family="table-cell" style:parent-style-name="Default" style:data-style-name="N111"/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yh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5"/>
        <table:table-column table:style-name="co10" table:default-cell-style-name="ce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985" table:default-cell-style-name="Default"/>
        <table:table-row table:style-name="ro1">
          <table:table-cell table:style-name="ce1" office:value-type="string">
            <text:p>Regio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County</text:p>
          </table:table-cell>
          <table:table-cell table:style-name="ce1" office:value-type="string">
            <text:p>Postcode</text:p>
          </table:table-cell>
          <table:table-cell table:style-name="ce1" office:value-type="string">
            <text:p>Phone</text:p>
          </table:table-cell>
          <table:table-cell table:style-name="ce2" office:value-type="string">
            <text:p>Lat</text:p>
          </table:table-cell>
          <table:table-cell table:style-name="ce2" office:value-type="string">
            <text:p>Long</text:p>
          </table:table-cell>
          <table:table-cell table:style-name="ce4" office:value-type="string">
            <text:p>Grid Ref</text:p>
          </table:table-cell>
          <table:table-cell table:style-name="ce6" office:value-type="string">
            <text:p>OS Map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Web</text:p>
          </table:table-cell>
          <table:table-cell table:style-name="ce1" office:value-type="string">
            <text:p>Notes</text:p>
          </table:table-cell>
          <table:table-cell/>
          <table:table-cell table:style-name="ce1" table:number-columns-repeated="984"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Abney Camping Barn</text:p>
          </table:table-cell>
          <table:table-cell office:value-type="string">
            <text:p>Ivy House Farm, Abney, Hathersage, Hope Valley</text:p>
          </table:table-cell>
          <table:table-cell office:value-type="string">
            <text:p>Derbyshire</text:p>
          </table:table-cell>
          <table:table-cell office:value-type="string">
            <text:p>S32 1AH</text:p>
          </table:table-cell>
          <table:table-cell office:value-type="string">
            <text:p>0800 0191 700</text:p>
          </table:table-cell>
          <table:table-cell table:style-name="Default" office:value-type="float" office:value="53.315165">
            <text:p>53.315165</text:p>
          </table:table-cell>
          <table:table-cell table:style-name="Default" office:value-type="float" office:value="-1.70354">
            <text:p>-1.70354</text:p>
          </table:table-cell>
          <table:table-cell table:style-name="Default" office:value-type="string">
            <text:p>SK 198 798</text:p>
          </table:table-cell>
          <table:table-cell table:style-name="Default" office:value-type="float" office:value="110">
            <text:p>110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abney-camping-barn</text:p>
          </table:table-cell>
          <table:table-cell table:number-columns-repeated="986"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Alstonefield</text:p>
          </table:table-cell>
          <table:table-cell office:value-type="string">
            <text:p>Gypsy Lane, Alstonefield</text:p>
          </table:table-cell>
          <table:table-cell office:value-type="string">
            <text:p>Derbyshire</text:p>
          </table:table-cell>
          <table:table-cell office:value-type="string">
            <text:p>DE6 2FZ</text:p>
          </table:table-cell>
          <table:table-cell office:value-type="string">
            <text:p>01335 310206</text:p>
          </table:table-cell>
          <table:table-cell table:style-name="Default" office:value-type="float" office:value="53.099043">
            <text:p>53.099043</text:p>
          </table:table-cell>
          <table:table-cell table:style-name="Default" office:value-type="float" office:value="-1.7987">
            <text:p>-1.7987</text:p>
          </table:table-cell>
          <table:table-cell table:style-name="Default" office:value-type="string">
            <text:p>SK 136 558</text:p>
          </table:table-cell>
          <table:table-cell table:style-name="Default" office:value-type="float" office:value="119">
            <text:p>119</text:p>
          </table:table-cell>
          <table:table-cell office:value-type="float" office:value="2001">
            <text:p>2001</text:p>
          </table:table-cell>
          <table:table-cell office:value-type="string">
            <text:p>alstonefield@yha.org.uk</text:p>
          </table:table-cell>
          <table:table-cell office:value-type="string">
            <text:p>http://www.yha.org.uk/hostel/alstonefield</text:p>
          </table:table-cell>
          <table:table-cell table:number-columns-repeated="986"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Alstonefield Camping Barn</text:p>
          </table:table-cell>
          <table:table-cell office:value-type="string">
            <text:p>Gateham Grange, Alstonefield, Ashbourne</text:p>
          </table:table-cell>
          <table:table-cell office:value-type="string">
            <text:p>Derbyshire</text:p>
          </table:table-cell>
          <table:table-cell office:value-type="string">
            <text:p>DE6 2FT</text:p>
          </table:table-cell>
          <table:table-cell office:value-type="string">
            <text:p>0800 0191700</text:p>
          </table:table-cell>
          <table:table-cell table:style-name="Default" office:value-type="float" office:value="53.10883">
            <text:p>53.10883</text:p>
          </table:table-cell>
          <table:table-cell table:style-name="Default" office:value-type="float" office:value="-1.8145">
            <text:p>-1.8145</text:p>
          </table:table-cell>
          <table:table-cell table:style-name="Default" office:value-type="string">
            <text:p>SK 125 569</text:p>
          </table:table-cell>
          <table:table-cell table:style-name="Default" office:value-type="float" office:value="119">
            <text:p>119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alstonefield-camping-barn</text:p>
          </table:table-cell>
          <table:table-cell table:number-columns-repeated="986"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Birchover Camping Barn</text:p>
          </table:table-cell>
          <table:table-cell office:value-type="string">
            <text:p>Barn Farm, Birchover, Matlock</text:p>
          </table:table-cell>
          <table:table-cell office:value-type="string">
            <text:p>Derbyshire</text:p>
          </table:table-cell>
          <table:table-cell office:value-type="string">
            <text:p>DE4 2BL</text:p>
          </table:table-cell>
          <table:table-cell office:value-type="string">
            <text:p>0800 0191700</text:p>
          </table:table-cell>
          <table:table-cell table:style-name="Default" office:value-type="float" office:value="53.15704">
            <text:p>53.15704</text:p>
          </table:table-cell>
          <table:table-cell table:style-name="Default" office:value-type="float" office:value="-1.64002">
            <text:p>-1.64002</text:p>
          </table:table-cell>
          <table:table-cell table:style-name="Default" office:value-type="string">
            <text:p>SK 242 623</text:p>
          </table:table-cell>
          <table:table-cell table:style-name="Default" office:value-type="float" office:value="119">
            <text:p>119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birchover-camping-barn</text:p>
          </table:table-cell>
          <table:table-cell table:number-columns-repeated="986"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Bretton</text:p>
          </table:table-cell>
          <table:table-cell office:value-type="string">
            <text:p>Bretton, nr Eyam, Hope Valley, Sheffield</text:p>
          </table:table-cell>
          <table:table-cell office:value-type="string">
            <text:p>South Yorkshire</text:p>
          </table:table-cell>
          <table:table-cell office:value-type="string">
            <text:p>S32 5QD</text:p>
          </table:table-cell>
          <table:table-cell office:value-type="string">
            <text:p>0845 371 9626</text:p>
          </table:table-cell>
          <table:table-cell table:style-name="Default" office:value-type="float" office:value="53.298809">
            <text:p>53.298809</text:p>
          </table:table-cell>
          <table:table-cell table:style-name="Default" office:value-type="float" office:value="-1.700928">
            <text:p>-1.700928</text:p>
          </table:table-cell>
          <table:table-cell table:style-name="Default" office:value-type="string">
            <text:p>SK 200 780</text:p>
          </table:table-cell>
          <table:table-cell table:style-name="Default" office:value-type="float" office:value="119">
            <text:p>119</text:p>
          </table:table-cell>
          <table:table-cell office:value-type="float" office:value="1942">
            <text:p>1942</text:p>
          </table:table-cell>
          <table:table-cell office:value-type="string">
            <text:p>bretton@yha.org.uk</text:p>
          </table:table-cell>
          <table:table-cell office:value-type="string">
            <text:p>http://www.yha.org.uk/hostel/bretton</text:p>
          </table:table-cell>
          <table:table-cell table:number-columns-repeated="986"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Castleton Losehill Hall</text:p>
          </table:table-cell>
          <table:table-cell office:value-type="string">
            <text:p>Castleton, Hope Valley</text:p>
          </table:table-cell>
          <table:table-cell office:value-type="string">
            <text:p>Derbyshire</text:p>
          </table:table-cell>
          <table:table-cell office:value-type="string">
            <text:p>S33 8WB</text:p>
          </table:table-cell>
          <table:table-cell office:value-type="string">
            <text:p>0845 371 9628</text:p>
          </table:table-cell>
          <table:table-cell table:style-name="Default" office:value-type="float" office:value="53.351139">
            <text:p>53.351139</text:p>
          </table:table-cell>
          <table:table-cell table:style-name="Default" office:value-type="float" office:value="-1.7709569">
            <text:p>-1.7709569</text:p>
          </table:table-cell>
          <table:table-cell table:style-name="Default" office:value-type="string">
            <text:p>SK 153 838</text:p>
          </table:table-cell>
          <table:table-cell table:style-name="Default" office:value-type="float" office:value="110">
            <text:p>110</text:p>
          </table:table-cell>
          <table:table-cell office:value-type="float" office:value="1943">
            <text:p>1943</text:p>
          </table:table-cell>
          <table:table-cell office:value-type="string">
            <text:p>castleton@yha.org.uk</text:p>
          </table:table-cell>
          <table:table-cell office:value-type="string">
            <text:p>http://www.yha.org.uk/hostel/castleton-losehill-hall</text:p>
          </table:table-cell>
          <table:table-cell table:number-columns-repeated="986"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Crowden</text:p>
          </table:table-cell>
          <table:table-cell office:value-type="string">
            <text:p>Crowden-in-Longdendale, Glossop</text:p>
          </table:table-cell>
          <table:table-cell office:value-type="string">
            <text:p>Derbyshire</text:p>
          </table:table-cell>
          <table:table-cell office:value-type="string">
            <text:p>SK13 1HZ</text:p>
          </table:table-cell>
          <table:table-cell office:value-type="string">
            <text:p>0845 371 9113</text:p>
          </table:table-cell>
          <table:table-cell table:style-name="Default" office:value-type="float" office:value="53.492696">
            <text:p>53.492696</text:p>
          </table:table-cell>
          <table:table-cell table:style-name="Default" office:value-type="float" office:value="-1.89642">
            <text:p>-1.89642</text:p>
          </table:table-cell>
          <table:table-cell table:style-name="Default" office:value-type="string">
            <text:p>SK 070 996</text:p>
          </table:table-cell>
          <table:table-cell table:style-name="Default" office:value-type="float" office:value="110">
            <text:p>110</text:p>
          </table:table-cell>
          <table:table-cell office:value-type="float" office:value="2007">
            <text:p>2007</text:p>
          </table:table-cell>
          <table:table-cell office:value-type="string">
            <text:p>crowden@yha.org.uk</text:p>
          </table:table-cell>
          <table:table-cell office:value-type="string">
            <text:p>http://www.yha.org.uk/hostel/crowden</text:p>
          </table:table-cell>
          <table:table-cell table:number-columns-repeated="986"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Edale</text:p>
          </table:table-cell>
          <table:table-cell office:value-type="string">
            <text:p>Rowland Cote, Nether Booth, Edale, Hope Valley</text:p>
          </table:table-cell>
          <table:table-cell office:value-type="string">
            <text:p>Derbyshire</text:p>
          </table:table-cell>
          <table:table-cell office:value-type="string">
            <text:p>S33 7ZH</text:p>
          </table:table-cell>
          <table:table-cell office:value-type="string">
            <text:p>0845 371 9514</text:p>
          </table:table-cell>
          <table:table-cell table:style-name="Default" office:value-type="float" office:value="53.376148">
            <text:p>53.376148</text:p>
          </table:table-cell>
          <table:table-cell table:style-name="Default" office:value-type="float" office:value="-1.791024">
            <text:p>-1.791024</text:p>
          </table:table-cell>
          <table:table-cell table:style-name="Default" office:value-type="string">
            <text:p>SK 140 866</text:p>
          </table:table-cell>
          <table:table-cell table:style-name="Default" office:value-type="float" office:value="110">
            <text:p>110</text:p>
          </table:table-cell>
          <table:table-cell office:value-type="float" office:value="1945">
            <text:p>1945</text:p>
          </table:table-cell>
          <table:table-cell office:value-type="string">
            <text:p>edale@yha.org.uk</text:p>
          </table:table-cell>
          <table:table-cell office:value-type="string">
            <text:p>http://www.yha.org.uk/hostel/edale</text:p>
          </table:table-cell>
          <table:table-cell table:number-columns-repeated="986"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Edale Camping Barn</text:p>
          </table:table-cell>
          <table:table-cell office:value-type="string">
            <text:p>Cotefield Farm, Ollersbrook, Edale, Hope Valley</text:p>
          </table:table-cell>
          <table:table-cell office:value-type="string">
            <text:p>Derbyshire</text:p>
          </table:table-cell>
          <table:table-cell office:value-type="string">
            <text:p>S33 7ZG</text:p>
          </table:table-cell>
          <table:table-cell office:value-type="string">
            <text:p>0800 0191700</text:p>
          </table:table-cell>
          <table:table-cell table:style-name="Default" office:value-type="float" office:value="53.36964">
            <text:p>53.36964</text:p>
          </table:table-cell>
          <table:table-cell table:style-name="Default" office:value-type="float" office:value="-1.79904">
            <text:p>-1.79904</text:p>
          </table:table-cell>
          <table:table-cell table:style-name="Default" office:value-type="string">
            <text:p>SK 135 859</text:p>
          </table:table-cell>
          <table:table-cell table:style-name="Default" office:value-type="float" office:value="110">
            <text:p>110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edale-camping-barn</text:p>
          </table:table-cell>
          <table:table-cell table:number-columns-repeated="986"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Eyam</text:p>
          </table:table-cell>
          <table:table-cell office:value-type="string">
            <text:p>Hawkhill Road, Eyam, Hope Valley</text:p>
          </table:table-cell>
          <table:table-cell office:value-type="string">
            <text:p>Derbyshire</text:p>
          </table:table-cell>
          <table:table-cell office:value-type="string">
            <text:p>S32 5QP</text:p>
          </table:table-cell>
          <table:table-cell office:value-type="string">
            <text:p>0845 371 9738</text:p>
          </table:table-cell>
          <table:table-cell table:style-name="Default" office:value-type="float" office:value="53.289222">
            <text:p>53.289222</text:p>
          </table:table-cell>
          <table:table-cell table:style-name="Default" office:value-type="float" office:value="-1.672672">
            <text:p>-1.672672</text:p>
          </table:table-cell>
          <table:table-cell table:style-name="Default" office:value-type="string">
            <text:p>SK 219 770</text:p>
          </table:table-cell>
          <table:table-cell table:style-name="Default" office:value-type="float" office:value="119">
            <text:p>119</text:p>
          </table:table-cell>
          <table:table-cell office:value-type="float" office:value="1970">
            <text:p>1970</text:p>
          </table:table-cell>
          <table:table-cell office:value-type="string">
            <text:p>eyam@yha.org.uk</text:p>
          </table:table-cell>
          <table:table-cell office:value-type="string">
            <text:p>http://www.yha.org.uk/hostel/eyam</text:p>
          </table:table-cell>
          <table:table-cell table:number-columns-repeated="986"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Hartington Hall</text:p>
          </table:table-cell>
          <table:table-cell office:value-type="string">
            <text:p>Hall Bank, Hartington, Buxton</text:p>
          </table:table-cell>
          <table:table-cell office:value-type="string">
            <text:p>Derbyshire</text:p>
          </table:table-cell>
          <table:table-cell office:value-type="string">
            <text:p>SK17 0AT</text:p>
          </table:table-cell>
          <table:table-cell office:value-type="string">
            <text:p>0845 371 9740</text:p>
          </table:table-cell>
          <table:table-cell table:style-name="Default" office:value-type="float" office:value="53.140123">
            <text:p>53.140123</text:p>
          </table:table-cell>
          <table:table-cell table:style-name="Default" office:value-type="float" office:value="-1.804622">
            <text:p>-1.804622</text:p>
          </table:table-cell>
          <table:table-cell table:style-name="Default" office:value-type="string">
            <text:p>SK 132 603</text:p>
          </table:table-cell>
          <table:table-cell table:style-name="Default" office:value-type="float" office:value="119">
            <text:p>119</text:p>
          </table:table-cell>
          <table:table-cell office:value-type="float" office:value="1934">
            <text:p>1934</text:p>
          </table:table-cell>
          <table:table-cell office:value-type="string">
            <text:p>hartington@yha.org.uk</text:p>
          </table:table-cell>
          <table:table-cell office:value-type="string">
            <text:p>http://www.yha.org.uk/hostel/hartington</text:p>
          </table:table-cell>
          <table:table-cell table:number-columns-repeated="986"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Hathersage</text:p>
          </table:table-cell>
          <table:table-cell office:value-type="string">
            <text:p>Castleton Road, Hathersage, Hope Valley</text:p>
          </table:table-cell>
          <table:table-cell office:value-type="string">
            <text:p>Derbyshire</text:p>
          </table:table-cell>
          <table:table-cell office:value-type="string">
            <text:p>S32 1EH</text:p>
          </table:table-cell>
          <table:table-cell office:value-type="string">
            <text:p>0845 371 9021</text:p>
          </table:table-cell>
          <table:table-cell table:style-name="Default" office:value-type="float" office:value="53.329896">
            <text:p>53.329896</text:p>
          </table:table-cell>
          <table:table-cell table:style-name="Default" office:value-type="float" office:value="-1.658796">
            <text:p>-1.658796</text:p>
          </table:table-cell>
          <table:table-cell table:style-name="Default" office:value-type="string">
            <text:p>SK 228 815</text:p>
          </table:table-cell>
          <table:table-cell table:style-name="Default" office:value-type="float" office:value="110">
            <text:p>110</text:p>
          </table:table-cell>
          <table:table-cell office:value-type="float" office:value="1970">
            <text:p>1970</text:p>
          </table:table-cell>
          <table:table-cell office:value-type="string">
            <text:p>hathersage@yha.org.uk</text:p>
          </table:table-cell>
          <table:table-cell office:value-type="string">
            <text:p>http://www.yha.org.uk/hostel/hathersage</text:p>
          </table:table-cell>
          <table:table-cell table:number-columns-repeated="986"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Ravenstor</text:p>
          </table:table-cell>
          <table:table-cell office:value-type="string">
            <text:p>Millers Dale, Buxton</text:p>
          </table:table-cell>
          <table:table-cell office:value-type="string">
            <text:p>Derbyshire</text:p>
          </table:table-cell>
          <table:table-cell office:value-type="string">
            <text:p>SK17 8SS</text:p>
          </table:table-cell>
          <table:table-cell office:value-type="string">
            <text:p>0845 371 9655</text:p>
          </table:table-cell>
          <table:table-cell table:style-name="Default" office:value-type="float" office:value="53.256286">
            <text:p>53.256286</text:p>
          </table:table-cell>
          <table:table-cell table:style-name="Default" office:value-type="float" office:value="-1.772844">
            <text:p>-1.772844</text:p>
          </table:table-cell>
          <table:table-cell table:style-name="Default" office:value-type="string">
            <text:p>SK 153 733</text:p>
          </table:table-cell>
          <table:table-cell table:style-name="Default" office:value-type="float" office:value="119">
            <text:p>119</text:p>
          </table:table-cell>
          <table:table-cell office:value-type="float" office:value="1938">
            <text:p>1938</text:p>
          </table:table-cell>
          <table:table-cell office:value-type="string">
            <text:p>ravenstor@yha.org.uk</text:p>
          </table:table-cell>
          <table:table-cell office:value-type="string">
            <text:p>http://www.yha.org.uk/hostel/ravenstor</text:p>
          </table:table-cell>
          <table:table-cell table:number-columns-repeated="986"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Sherwood Forest</text:p>
          </table:table-cell>
          <table:table-cell office:value-type="string">
            <text:p>Forest Corner, Edwinstowe</text:p>
          </table:table-cell>
          <table:table-cell office:value-type="string">
            <text:p>Nottinghamshire</text:p>
          </table:table-cell>
          <table:table-cell office:value-type="string">
            <text:p>NG21 9RN</text:p>
          </table:table-cell>
          <table:table-cell office:value-type="string">
            <text:p>0845 371 9139</text:p>
          </table:table-cell>
          <table:table-cell table:style-name="Default" office:value-type="float" office:value="53.197656">
            <text:p>53.197656</text:p>
          </table:table-cell>
          <table:table-cell table:style-name="Default" office:value-type="float" office:value="-1.067374">
            <text:p>-1.067374</text:p>
          </table:table-cell>
          <table:table-cell table:style-name="Default" office:value-type="string">
            <text:p>SK 624 671</text:p>
          </table:table-cell>
          <table:table-cell table:style-name="Default" office:value-type="float" office:value="120">
            <text:p>120</text:p>
          </table:table-cell>
          <table:table-cell office:value-type="float" office:value="1998">
            <text:p>1998</text:p>
          </table:table-cell>
          <table:table-cell office:value-type="string">
            <text:p>sherwood@yha.org.uk</text:p>
          </table:table-cell>
          <table:table-cell office:value-type="string">
            <text:p>http://www.yha.org.uk/hostel/sherwood-forest</text:p>
          </table:table-cell>
          <table:table-cell table:number-columns-repeated="986"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Taddington Camping Barn</text:p>
          </table:table-cell>
          <table:table-cell office:value-type="string">
            <text:p>The Woodlands, Main Road, Taddington, Nr. Buxton</text:p>
          </table:table-cell>
          <table:table-cell office:value-type="string">
            <text:p>Derbyshire</text:p>
          </table:table-cell>
          <table:table-cell office:value-type="string">
            <text:p>SK17 9UD</text:p>
          </table:table-cell>
          <table:table-cell office:value-type="string">
            <text:p>0800 0191 700</text:p>
          </table:table-cell>
          <table:table-cell table:style-name="Default" office:value-type="float" office:value="53.23589">
            <text:p>53.23589</text:p>
          </table:table-cell>
          <table:table-cell table:style-name="Default" office:value-type="float" office:value="-1.78414">
            <text:p>-1.78414</text:p>
          </table:table-cell>
          <table:table-cell table:style-name="Default" office:value-type="string">
            <text:p>SK 145 710</text:p>
          </table:table-cell>
          <table:table-cell table:style-name="Default" office:value-type="float" office:value="119">
            <text:p>119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taddington-camping-barn</text:p>
          </table:table-cell>
          <table:table-cell table:number-columns-repeated="986"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Thurlby</text:p>
          </table:table-cell>
          <table:table-cell office:value-type="string">
            <text:p>16 High Street, Thurlby, Bourne</text:p>
          </table:table-cell>
          <table:table-cell office:value-type="string">
            <text:p>Lincolnshire</text:p>
          </table:table-cell>
          <table:table-cell office:value-type="string">
            <text:p>PE10 0EE</text:p>
          </table:table-cell>
          <table:table-cell office:value-type="string">
            <text:p>0845 371 9046</text:p>
          </table:table-cell>
          <table:table-cell table:style-name="Default" office:value-type="float" office:value="52.738278">
            <text:p>52.738278</text:p>
          </table:table-cell>
          <table:table-cell table:style-name="Default" office:value-type="float" office:value="-0.371507">
            <text:p>-0.371507</text:p>
          </table:table-cell>
          <table:table-cell table:style-name="Default" office:value-type="string">
            <text:p>TF 100 169</text:p>
          </table:table-cell>
          <table:table-cell table:style-name="Default" office:value-type="float" office:value="130">
            <text:p>130</text:p>
          </table:table-cell>
          <table:table-cell office:value-type="float" office:value="1981">
            <text:p>1981</text:p>
          </table:table-cell>
          <table:table-cell office:value-type="string">
            <text:p>thurlby@yha.org.uk</text:p>
          </table:table-cell>
          <table:table-cell office:value-type="string">
            <text:p>http://www.yha.org.uk/hostel/thurlby</text:p>
          </table:table-cell>
          <table:table-cell table:number-columns-repeated="986"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Woody's Top</text:p>
          </table:table-cell>
          <table:table-cell office:value-type="string">
            <text:p>Ruckland, Louth</text:p>
          </table:table-cell>
          <table:table-cell office:value-type="string">
            <text:p>Lincolnshire</text:p>
          </table:table-cell>
          <table:table-cell office:value-type="string">
            <text:p>LN11 8RQ</text:p>
          </table:table-cell>
          <table:table-cell office:value-type="string">
            <text:p>0845 371 9546</text:p>
          </table:table-cell>
          <table:table-cell table:style-name="Default" office:value-type="float" office:value="53.28456">
            <text:p>53.28456</text:p>
          </table:table-cell>
          <table:table-cell table:style-name="Default" office:value-type="float" office:value="-0.00017">
            <text:p>-0.00017</text:p>
          </table:table-cell>
          <table:table-cell table:style-name="Default" office:value-type="string">
            <text:p>TF 334 783</text:p>
          </table:table-cell>
          <table:table-cell table:style-name="Default" office:value-type="float" office:value="122">
            <text:p>122</text:p>
          </table:table-cell>
          <table:table-cell office:value-type="float" office:value="1949">
            <text:p>1949</text:p>
          </table:table-cell>
          <table:table-cell office:value-type="string">
            <text:p>woodystop@yha.org.uk</text:p>
          </table:table-cell>
          <table:table-cell office:value-type="string">
            <text:p>http://www.yha.org.uk/hostel/woodys-top</text:p>
          </table:table-cell>
          <table:table-cell table:number-columns-repeated="986"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Youlgreave</text:p>
          </table:table-cell>
          <table:table-cell office:value-type="string">
            <text:p>Fountain Square, Youlgreave, near Bakewell</text:p>
          </table:table-cell>
          <table:table-cell office:value-type="string">
            <text:p>Derbyshire</text:p>
          </table:table-cell>
          <table:table-cell office:value-type="string">
            <text:p>DE45 1UR</text:p>
          </table:table-cell>
          <table:table-cell office:value-type="string">
            <text:p>0845 371 9151</text:p>
          </table:table-cell>
          <table:table-cell table:style-name="Default" office:value-type="float" office:value="53.174997">
            <text:p>53.174997</text:p>
          </table:table-cell>
          <table:table-cell table:style-name="Default" office:value-type="float" office:value="-1.68649">
            <text:p>-1.68649</text:p>
          </table:table-cell>
          <table:table-cell table:style-name="Default" office:value-type="string">
            <text:p>SK 211 643</text:p>
          </table:table-cell>
          <table:table-cell table:style-name="Default" office:value-type="float" office:value="119">
            <text:p>119</text:p>
          </table:table-cell>
          <table:table-cell office:value-type="float" office:value="1975">
            <text:p>1975</text:p>
          </table:table-cell>
          <table:table-cell office:value-type="string">
            <text:p>youlgreave@yha.org.uk</text:p>
          </table:table-cell>
          <table:table-cell office:value-type="string">
            <text:p>http://www.yha.org.uk/hostel/youlgreave</text:p>
          </table:table-cell>
          <table:table-cell table:number-columns-repeated="986"/>
        </table:table-row>
        <table:table-row table:style-name="ro1">
          <table:table-cell office:value-type="string">
            <text:p>East of England</text:p>
          </table:table-cell>
          <table:table-cell office:value-type="string">
            <text:p>Blaxhall</text:p>
          </table:table-cell>
          <table:table-cell office:value-type="string">
            <text:p>The Old School House, Blaxhall, Woodbridge</text:p>
          </table:table-cell>
          <table:table-cell office:value-type="string">
            <text:p>Suffolk</text:p>
          </table:table-cell>
          <table:table-cell office:value-type="string">
            <text:p>IP12 2EA</text:p>
          </table:table-cell>
          <table:table-cell office:value-type="string">
            <text:p>0845 371 9305</text:p>
          </table:table-cell>
          <table:table-cell table:style-name="Default" office:value-type="float" office:value="52.160675">
            <text:p>52.160675</text:p>
          </table:table-cell>
          <table:table-cell table:style-name="Default" office:value-type="float" office:value="1.461941">
            <text:p>1.461941</text:p>
          </table:table-cell>
          <table:table-cell table:style-name="Default" office:value-type="string">
            <text:p>TM 369 570</text:p>
          </table:table-cell>
          <table:table-cell table:style-name="Default" office:value-type="float" office:value="156">
            <text:p>156</text:p>
          </table:table-cell>
          <table:table-cell office:value-type="float" office:value="1964">
            <text:p>1964</text:p>
          </table:table-cell>
          <table:table-cell office:value-type="string">
            <text:p>blaxhall@yha.org.uk</text:p>
          </table:table-cell>
          <table:table-cell office:value-type="string">
            <text:p>http://www.yha.org.uk/hostel/blaxhall</text:p>
          </table:table-cell>
          <table:table-cell table:number-columns-repeated="986"/>
        </table:table-row>
        <table:table-row table:style-name="ro1">
          <table:table-cell office:value-type="string">
            <text:p>East of England</text:p>
          </table:table-cell>
          <table:table-cell office:value-type="string">
            <text:p>Cambridge</text:p>
          </table:table-cell>
          <table:table-cell office:value-type="string">
            <text:p>97 Tenison Road, Cambridge</text:p>
          </table:table-cell>
          <table:table-cell office:value-type="string">
            <text:p>Cambridgeshire</text:p>
          </table:table-cell>
          <table:table-cell office:value-type="string">
            <text:p>CB1 2DN</text:p>
          </table:table-cell>
          <table:table-cell office:value-type="string">
            <text:p>0845 371 9728</text:p>
          </table:table-cell>
          <table:table-cell table:style-name="Default" office:value-type="float" office:value="52.196688">
            <text:p>52.196688</text:p>
          </table:table-cell>
          <table:table-cell table:style-name="Default" office:value-type="float" office:value="0.135516">
            <text:p>0.135516</text:p>
          </table:table-cell>
          <table:table-cell table:style-name="Default" office:value-type="string">
            <text:p>TL 461 575</text:p>
          </table:table-cell>
          <table:table-cell table:style-name="Default" office:value-type="float" office:value="154">
            <text:p>154</text:p>
          </table:table-cell>
          <table:table-cell office:value-type="float" office:value="1945">
            <text:p>1945</text:p>
          </table:table-cell>
          <table:table-cell office:value-type="string">
            <text:p>cambridge@yha.org.uk</text:p>
          </table:table-cell>
          <table:table-cell office:value-type="string">
            <text:p>http://www.yha.org.uk/hostel/cambridge</text:p>
          </table:table-cell>
          <table:table-cell table:number-columns-repeated="986"/>
        </table:table-row>
        <table:table-row table:style-name="ro1">
          <table:table-cell office:value-type="string">
            <text:p>East of England</text:p>
          </table:table-cell>
          <table:table-cell office:value-type="string">
            <text:p>Hunstanton</text:p>
          </table:table-cell>
          <table:table-cell office:value-type="string">
            <text:p>15 Avenue Road, Hunstanton</text:p>
          </table:table-cell>
          <table:table-cell office:value-type="string">
            <text:p>Norfolk</text:p>
          </table:table-cell>
          <table:table-cell office:value-type="string">
            <text:p>PE36 5BW</text:p>
          </table:table-cell>
          <table:table-cell office:value-type="string">
            <text:p>01485 532061</text:p>
          </table:table-cell>
          <table:table-cell table:style-name="Default" office:value-type="float" office:value="52.936991">
            <text:p>52.936991</text:p>
          </table:table-cell>
          <table:table-cell table:style-name="Default" office:value-type="float" office:value="0.488189">
            <text:p>0.488189</text:p>
          </table:table-cell>
          <table:table-cell table:style-name="Default" office:value-type="string">
            <text:p>TF 673 406</text:p>
          </table:table-cell>
          <table:table-cell table:style-name="Default" office:value-type="float" office:value="132">
            <text:p>132</text:p>
          </table:table-cell>
          <table:table-cell/>
          <table:table-cell office:value-type="string">
            <text:p>hunstanton@yha.org.uk</text:p>
          </table:table-cell>
          <table:table-cell office:value-type="string">
            <text:p>http://www.yha.org.uk/hostel/hunstanton</text:p>
          </table:table-cell>
          <table:table-cell table:number-columns-repeated="986"/>
        </table:table-row>
        <table:table-row table:style-name="ro1">
          <table:table-cell office:value-type="string">
            <text:p>East of England</text:p>
          </table:table-cell>
          <table:table-cell office:value-type="string">
            <text:p>Sheringham</text:p>
          </table:table-cell>
          <table:table-cell office:value-type="string">
            <text:p>1 Cremer's Drift, Sheringham</text:p>
          </table:table-cell>
          <table:table-cell office:value-type="string">
            <text:p>Norfolk</text:p>
          </table:table-cell>
          <table:table-cell office:value-type="string">
            <text:p>NR26 8HX</text:p>
          </table:table-cell>
          <table:table-cell office:value-type="string">
            <text:p>0845 371 9040</text:p>
          </table:table-cell>
          <table:table-cell table:style-name="Default" office:value-type="float" office:value="52.939587">
            <text:p>52.939587</text:p>
          </table:table-cell>
          <table:table-cell table:style-name="Default" office:value-type="float" office:value="1.212643">
            <text:p>1.212643</text:p>
          </table:table-cell>
          <table:table-cell table:style-name="Default" office:value-type="string">
            <text:p>TG 160 429</text:p>
          </table:table-cell>
          <table:table-cell table:style-name="Default" office:value-type="float" office:value="133">
            <text:p>133</text:p>
          </table:table-cell>
          <table:table-cell office:value-type="float" office:value="1976">
            <text:p>1976</text:p>
          </table:table-cell>
          <table:table-cell office:value-type="string">
            <text:p>sheringham@yha.org.uk</text:p>
          </table:table-cell>
          <table:table-cell office:value-type="string">
            <text:p>http://www.yha.org.uk/hostel/sheringham</text:p>
          </table:table-cell>
          <table:table-cell table:number-columns-repeated="986"/>
        </table:table-row>
        <table:table-row table:style-name="ro1">
          <table:table-cell office:value-type="string">
            <text:p>East of England</text:p>
          </table:table-cell>
          <table:table-cell office:value-type="string">
            <text:p>Stour Valley Bunkhouse</text:p>
          </table:table-cell>
          <table:table-cell office:value-type="string">
            <text:p>Brantham Hall, The Chase, Brantham, Nr Manningtee</text:p>
          </table:table-cell>
          <table:table-cell office:value-type="string">
            <text:p>Suffolk</text:p>
          </table:table-cell>
          <table:table-cell office:value-type="string">
            <text:p>CO11 1PT</text:p>
          </table:table-cell>
          <table:table-cell office:value-type="string">
            <text:p>01473 327090</text:p>
          </table:table-cell>
          <table:table-cell table:style-name="Default" office:value-type="float" office:value="51.963318">
            <text:p>51.963318</text:p>
          </table:table-cell>
          <table:table-cell table:style-name="Default" office:value-type="float" office:value="1.083875">
            <text:p>1.083875</text:p>
          </table:table-cell>
          <table:table-cell table:style-name="Default" office:value-type="string">
            <text:p>TM 120 339</text:p>
          </table:table-cell>
          <table:table-cell table:style-name="Default" office:value-type="float" office:value="155">
            <text:p>155</text:p>
          </table:table-cell>
          <table:table-cell/>
          <table:table-cell office:value-type="string">
            <text:p>stourvalley@yha.org.uk</text:p>
          </table:table-cell>
          <table:table-cell office:value-type="string">
            <text:p>http://www.yha.org.uk/hostel/stour-valley-bunkhouse</text:p>
          </table:table-cell>
          <table:table-cell table:number-columns-repeated="986"/>
        </table:table-row>
        <table:table-row table:style-name="ro1">
          <table:table-cell office:value-type="string">
            <text:p>East of England</text:p>
          </table:table-cell>
          <table:table-cell office:value-type="string">
            <text:p>Wells-next-the-Sea</text:p>
          </table:table-cell>
          <table:table-cell office:value-type="string">
            <text:p>Church Plain, Wells</text:p>
          </table:table-cell>
          <table:table-cell office:value-type="string">
            <text:p>Norfolk</text:p>
          </table:table-cell>
          <table:table-cell office:value-type="string">
            <text:p>NR23 1EQ</text:p>
          </table:table-cell>
          <table:table-cell office:value-type="string">
            <text:p>0845 371 9544</text:p>
          </table:table-cell>
          <table:table-cell table:style-name="Default" office:value-type="float" office:value="52.951649">
            <text:p>52.951649</text:p>
          </table:table-cell>
          <table:table-cell table:style-name="Default" office:value-type="float" office:value="0.853195">
            <text:p>0.853195</text:p>
          </table:table-cell>
          <table:table-cell table:style-name="Default" office:value-type="string">
            <text:p>TF 918 432</text:p>
          </table:table-cell>
          <table:table-cell table:style-name="Default" office:value-type="float" office:value="132">
            <text:p>132</text:p>
          </table:table-cell>
          <table:table-cell office:value-type="float" office:value="2002">
            <text:p>2002</text:p>
          </table:table-cell>
          <table:table-cell office:value-type="string">
            <text:p>wellsnorfolk@yha.org.uk</text:p>
          </table:table-cell>
          <table:table-cell office:value-type="string">
            <text:p>http://www.yha.org.uk/hostel/wells-next-sea</text:p>
          </table:table-cell>
          <table:table-cell table:number-columns-repeated="986"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All Stretton Bunkhouse</text:p>
          </table:table-cell>
          <table:table-cell office:value-type="string">
            <text:p>Meadow Green, Batch Valley, All Stretton</text:p>
          </table:table-cell>
          <table:table-cell office:value-type="string">
            <text:p>Shropshire</text:p>
          </table:table-cell>
          <table:table-cell office:value-type="string">
            <text:p>SY6 6JW</text:p>
          </table:table-cell>
          <table:table-cell office:value-type="string">
            <text:p>01694 722593</text:p>
          </table:table-cell>
          <table:table-cell table:style-name="Default" office:value-type="float" office:value="52.554822">
            <text:p>52.554822</text:p>
          </table:table-cell>
          <table:table-cell table:style-name="Default" office:value-type="float" office:value="-2.806626">
            <text:p>-2.806626</text:p>
          </table:table-cell>
          <table:table-cell table:style-name="Default" office:value-type="string">
            <text:p>SO 454 955</text:p>
          </table:table-cell>
          <table:table-cell table:style-name="Default" office:value-type="float" office:value="137">
            <text:p>137</text:p>
          </table:table-cell>
          <table:table-cell office:value-type="float" office:value="2007">
            <text:p>2007</text:p>
          </table:table-cell>
          <table:table-cell office:value-type="string">
            <text:p>info@allstrettonbunkhouse.co.uk</text:p>
          </table:table-cell>
          <table:table-cell office:value-type="string">
            <text:p>http://www.yha.org.uk/hostel/all-stretton-bunkhouse</text:p>
          </table:table-cell>
          <table:table-cell table:number-columns-repeated="986"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Bridges</text:p>
          </table:table-cell>
          <table:table-cell office:value-type="string">
            <text:p>Ratlinghope, Shrewsbury</text:p>
          </table:table-cell>
          <table:table-cell office:value-type="string">
            <text:p>Shropshire</text:p>
          </table:table-cell>
          <table:table-cell office:value-type="string">
            <text:p>SY5 0SP</text:p>
          </table:table-cell>
          <table:table-cell office:value-type="string">
            <text:p>01588 650656</text:p>
          </table:table-cell>
          <table:table-cell table:style-name="Default" office:value-type="float" office:value="52.56308">
            <text:p>52.56308</text:p>
          </table:table-cell>
          <table:table-cell table:style-name="Default" office:value-type="float" office:value="-2.89552">
            <text:p>-2.89552</text:p>
          </table:table-cell>
          <table:table-cell table:style-name="Default" office:value-type="string">
            <text:p>SO 394 965</text:p>
          </table:table-cell>
          <table:table-cell table:style-name="Default" office:value-type="float" office:value="137">
            <text:p>137</text:p>
          </table:table-cell>
          <table:table-cell office:value-type="float" office:value="1931">
            <text:p>1931</text:p>
          </table:table-cell>
          <table:table-cell office:value-type="string">
            <text:p>bridges@yha.org.uk</text:p>
          </table:table-cell>
          <table:table-cell office:value-type="string">
            <text:p>http://www.yha.org.uk/hostel/bridges</text:p>
          </table:table-cell>
          <table:table-cell table:number-columns-repeated="986"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Butterton A Camping Barn</text:p>
          </table:table-cell>
          <table:table-cell office:value-type="string">
            <text:p>Fenns House, Wetton Road, Butterton, Leek</text:p>
          </table:table-cell>
          <table:table-cell office:value-type="string">
            <text:p>Staffordshire</text:p>
          </table:table-cell>
          <table:table-cell office:value-type="string">
            <text:p>ST13 7ST</text:p>
          </table:table-cell>
          <table:table-cell office:value-type="string">
            <text:p>0800 0191700</text:p>
          </table:table-cell>
          <table:table-cell table:style-name="Default" office:value-type="float" office:value="53.10185">
            <text:p>53.10185</text:p>
          </table:table-cell>
          <table:table-cell table:style-name="Default" office:value-type="float" office:value="-1.87013">
            <text:p>-1.87013</text:p>
          </table:table-cell>
          <table:table-cell table:style-name="Default" office:value-type="string">
            <text:p>SK 088 561</text:p>
          </table:table-cell>
          <table:table-cell table:style-name="Default" office:value-type="string">
            <text:p>118/119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butterton-camping-barn</text:p>
          </table:table-cell>
          <table:table-cell table:number-columns-repeated="986"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Butterton B Camping Barn</text:p>
          </table:table-cell>
          <table:table-cell office:value-type="string">
            <text:p>Fenns House, Wetton Road, Butterton, Leek</text:p>
          </table:table-cell>
          <table:table-cell office:value-type="string">
            <text:p>Staffordshire</text:p>
          </table:table-cell>
          <table:table-cell office:value-type="string">
            <text:p>ST13 7ST</text:p>
          </table:table-cell>
          <table:table-cell office:value-type="string">
            <text:p>0800 0191700</text:p>
          </table:table-cell>
          <table:table-cell table:style-name="Default" office:value-type="float" office:value="53.1046">
            <text:p>53.1046</text:p>
          </table:table-cell>
          <table:table-cell table:style-name="Default" office:value-type="float" office:value="-1.87825">
            <text:p>-1.87825</text:p>
          </table:table-cell>
          <table:table-cell table:style-name="Default" office:value-type="string">
            <text:p>SK 082 564</text:p>
          </table:table-cell>
          <table:table-cell table:style-name="Default" office:value-type="string">
            <text:p>118/119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butterton-b-camping-barn</text:p>
          </table:table-cell>
          <table:table-cell table:number-columns-repeated="986"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Clun</text:p>
          </table:table-cell>
          <table:table-cell office:value-type="string">
            <text:p>The Mill, Clun, Craven Arms</text:p>
          </table:table-cell>
          <table:table-cell office:value-type="string">
            <text:p>Shropshire</text:p>
          </table:table-cell>
          <table:table-cell office:value-type="string">
            <text:p>SY7 8NY</text:p>
          </table:table-cell>
          <table:table-cell office:value-type="string">
            <text:p>0845 371 9112</text:p>
          </table:table-cell>
          <table:table-cell table:style-name="Default" office:value-type="float" office:value="52.424954">
            <text:p>52.424954</text:p>
          </table:table-cell>
          <table:table-cell table:style-name="Default" office:value-type="float" office:value="-3.025661">
            <text:p>-3.025661</text:p>
          </table:table-cell>
          <table:table-cell table:style-name="Default" office:value-type="string">
            <text:p>SO 304 813</text:p>
          </table:table-cell>
          <table:table-cell table:style-name="Default" office:value-type="float" office:value="137">
            <text:p>137</text:p>
          </table:table-cell>
          <table:table-cell office:value-type="float" office:value="1936">
            <text:p>1936</text:p>
          </table:table-cell>
          <table:table-cell office:value-type="string">
            <text:p>clunmill@yha.org.uk</text:p>
          </table:table-cell>
          <table:table-cell office:value-type="string">
            <text:p>http://www.yha.org.uk/hostel/clun</text:p>
          </table:table-cell>
          <table:table-cell table:number-columns-repeated="986"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Dimmingsdale</text:p>
          </table:table-cell>
          <table:table-cell office:value-type="string">
            <text:p>Oakamoor, Stoke-on-Trent</text:p>
          </table:table-cell>
          <table:table-cell office:value-type="string">
            <text:p>Staffordshire</text:p>
          </table:table-cell>
          <table:table-cell office:value-type="string">
            <text:p>ST10 3AS</text:p>
          </table:table-cell>
          <table:table-cell office:value-type="string">
            <text:p>0845 371 9513</text:p>
          </table:table-cell>
          <table:table-cell table:style-name="Default" office:value-type="float" office:value="52.990125">
            <text:p>52.990125</text:p>
          </table:table-cell>
          <table:table-cell table:style-name="Default" office:value-type="float" office:value="-1.923098">
            <text:p>-1.923098</text:p>
          </table:table-cell>
          <table:table-cell table:style-name="Default" office:value-type="string">
            <text:p>SK 053 436</text:p>
          </table:table-cell>
          <table:table-cell table:style-name="Default" office:value-type="float" office:value="119">
            <text:p>119</text:p>
          </table:table-cell>
          <table:table-cell office:value-type="float" office:value="1941">
            <text:p>1941</text:p>
          </table:table-cell>
          <table:table-cell office:value-type="string">
            <text:p>dimmingsdale@yha.org.uk</text:p>
          </table:table-cell>
          <table:table-cell office:value-type="string">
            <text:p>http://www.yha.org.uk/hostel/dimmingsdale</text:p>
          </table:table-cell>
          <table:table-cell table:number-columns-repeated="986"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Gradbach</text:p>
          </table:table-cell>
          <table:table-cell office:value-type="string">
            <text:p>Gradbach, Quarnford, Buxton</text:p>
          </table:table-cell>
          <table:table-cell office:value-type="string">
            <text:p>Derbyshire</text:p>
          </table:table-cell>
          <table:table-cell office:value-type="string">
            <text:p>SK17 0SU</text:p>
          </table:table-cell>
          <table:table-cell office:value-type="string">
            <text:p>0845 371 9118</text:p>
          </table:table-cell>
          <table:table-cell table:style-name="Default" office:value-type="float" office:value="53.191745">
            <text:p>53.191745</text:p>
          </table:table-cell>
          <table:table-cell table:style-name="Default" office:value-type="float" office:value="-2.010871">
            <text:p>-2.010871</text:p>
          </table:table-cell>
          <table:table-cell table:style-name="Default" office:value-type="string">
            <text:p>SJ 994 661</text:p>
          </table:table-cell>
          <table:table-cell table:style-name="Default" office:value-type="float" office:value="118">
            <text:p>118</text:p>
          </table:table-cell>
          <table:table-cell office:value-type="float" office:value="1981">
            <text:p>1981</text:p>
          </table:table-cell>
          <table:table-cell office:value-type="string">
            <text:p>gradbachmill@yha.org.uk</text:p>
          </table:table-cell>
          <table:table-cell office:value-type="string">
            <text:p>http://www.yha.org.uk/hostel/gradbach</text:p>
          </table:table-cell>
          <table:table-cell table:number-columns-repeated="986"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Ilam Hall</text:p>
          </table:table-cell>
          <table:table-cell office:value-type="string">
            <text:p>Ilam Hall, Ilam, Ashbourne</text:p>
          </table:table-cell>
          <table:table-cell office:value-type="string">
            <text:p>Derbyshire</text:p>
          </table:table-cell>
          <table:table-cell office:value-type="string">
            <text:p>DE6 2AZ</text:p>
          </table:table-cell>
          <table:table-cell office:value-type="string">
            <text:p>0845 371 9023</text:p>
          </table:table-cell>
          <table:table-cell table:style-name="Default" office:value-type="float" office:value="53.053087">
            <text:p>53.053087</text:p>
          </table:table-cell>
          <table:table-cell table:style-name="Default" office:value-type="float" office:value="-1.805223">
            <text:p>-1.805223</text:p>
          </table:table-cell>
          <table:table-cell table:style-name="Default" office:value-type="string">
            <text:p>SK 132 507</text:p>
          </table:table-cell>
          <table:table-cell table:style-name="Default" office:value-type="float" office:value="119">
            <text:p>119</text:p>
          </table:table-cell>
          <table:table-cell office:value-type="float" office:value="1932">
            <text:p>1932</text:p>
          </table:table-cell>
          <table:table-cell office:value-type="string">
            <text:p>ilam@yha.org.uk</text:p>
          </table:table-cell>
          <table:table-cell office:value-type="string">
            <text:p>http://www.yha.org.uk/hostel/ilam</text:p>
          </table:table-cell>
          <table:table-cell table:number-columns-repeated="986"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Ironbridge Coalbrookdale</text:p>
          </table:table-cell>
          <table:table-cell office:value-type="string">
            <text:p>1 Paradise, Coalbrookdale, Telford</text:p>
          </table:table-cell>
          <table:table-cell office:value-type="string">
            <text:p>Shropshire</text:p>
          </table:table-cell>
          <table:table-cell office:value-type="string">
            <text:p>TF8 7NR</text:p>
          </table:table-cell>
          <table:table-cell office:value-type="string">
            <text:p>0845 371 9325</text:p>
          </table:table-cell>
          <table:table-cell table:style-name="Default" office:value-type="float" office:value="52.635508">
            <text:p>52.635508</text:p>
          </table:table-cell>
          <table:table-cell table:style-name="Default" office:value-type="float" office:value="-2.488607">
            <text:p>-2.488607</text:p>
          </table:table-cell>
          <table:table-cell table:style-name="Default" office:value-type="string">
            <text:p>SJ 670 043</text:p>
          </table:table-cell>
          <table:table-cell table:style-name="Default" office:value-type="float" office:value="127">
            <text:p>127</text:p>
          </table:table-cell>
          <table:table-cell office:value-type="float" office:value="1980">
            <text:p>1980</text:p>
          </table:table-cell>
          <table:table-cell office:value-type="string">
            <text:p>coalbrookdale@yha.org.uk</text:p>
          </table:table-cell>
          <table:table-cell office:value-type="string">
            <text:p>http://www.yha.org.uk/hostel/ironbridge-coalbrookdale</text:p>
          </table:table-cell>
          <table:table-cell table:number-columns-repeated="986"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Ironbridge Coalport</text:p>
          </table:table-cell>
          <table:table-cell office:value-type="string">
            <text:p>John Rose Building, High Street, Coalport</text:p>
          </table:table-cell>
          <table:table-cell office:value-type="string">
            <text:p>Shropshire</text:p>
          </table:table-cell>
          <table:table-cell office:value-type="string">
            <text:p>TF8 7HT</text:p>
          </table:table-cell>
          <table:table-cell office:value-type="string">
            <text:p>0845 371 9325</text:p>
          </table:table-cell>
          <table:table-cell table:style-name="Default" office:value-type="float" office:value="52.618843">
            <text:p>52.618843</text:p>
          </table:table-cell>
          <table:table-cell table:style-name="Default" office:value-type="float" office:value="-2.450477">
            <text:p>-2.450477</text:p>
          </table:table-cell>
          <table:table-cell table:style-name="Default" office:value-type="string">
            <text:p>SJ 696 024</text:p>
          </table:table-cell>
          <table:table-cell table:style-name="Default" office:value-type="float" office:value="127">
            <text:p>127</text:p>
          </table:table-cell>
          <table:table-cell office:value-type="float" office:value="1980">
            <text:p>1980</text:p>
          </table:table-cell>
          <table:table-cell office:value-type="string">
            <text:p>coalport@yha.org.uk</text:p>
          </table:table-cell>
          <table:table-cell office:value-type="string">
            <text:p>http://www.yha.org.uk/hostel/ironbridge-coalport</text:p>
          </table:table-cell>
          <table:table-cell table:number-columns-repeated="986"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Kington</text:p>
          </table:table-cell>
          <table:table-cell office:value-type="string">
            <text:p>Victoria Road, Kington</text:p>
          </table:table-cell>
          <table:table-cell office:value-type="string">
            <text:p>Herefordshire</text:p>
          </table:table-cell>
          <table:table-cell office:value-type="string">
            <text:p>HR5 3BX</text:p>
          </table:table-cell>
          <table:table-cell office:value-type="string">
            <text:p>0845 371 9053</text:p>
          </table:table-cell>
          <table:table-cell table:style-name="Default" office:value-type="float" office:value="52.205325">
            <text:p>52.205325</text:p>
          </table:table-cell>
          <table:table-cell table:style-name="Default" office:value-type="float" office:value="-3.0244">
            <text:p>-3.0244</text:p>
          </table:table-cell>
          <table:table-cell table:style-name="Default" office:value-type="string">
            <text:p>SO 301 568</text:p>
          </table:table-cell>
          <table:table-cell table:style-name="Default" office:value-type="float" office:value="148">
            <text:p>148</text:p>
          </table:table-cell>
          <table:table-cell office:value-type="float" office:value="2004">
            <text:p>2004</text:p>
          </table:table-cell>
          <table:table-cell office:value-type="string">
            <text:p>kington@yha.org.uk</text:p>
          </table:table-cell>
          <table:table-cell office:value-type="string">
            <text:p>http://www.yha.org.uk/hostel/kington</text:p>
          </table:table-cell>
          <table:table-cell table:number-columns-repeated="986"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Leominster</text:p>
          </table:table-cell>
          <table:table-cell office:value-type="string">
            <text:p>The Old Priory, Leominster</text:p>
          </table:table-cell>
          <table:table-cell office:value-type="string">
            <text:p>Herefordshire</text:p>
          </table:table-cell>
          <table:table-cell office:value-type="string">
            <text:p>HR6 8EQ</text:p>
          </table:table-cell>
          <table:table-cell office:value-type="string">
            <text:p>0845 371 9127</text:p>
          </table:table-cell>
          <table:table-cell table:style-name="Default" office:value-type="float" office:value="52.2299">
            <text:p>52.2299</text:p>
          </table:table-cell>
          <table:table-cell table:style-name="Default" office:value-type="float" office:value="-2.7361">
            <text:p>-2.7361</text:p>
          </table:table-cell>
          <table:table-cell table:style-name="Default" office:value-type="string">
            <text:p>SO 498 593</text:p>
          </table:table-cell>
          <table:table-cell table:style-name="Default" office:value-type="float" office:value="149">
            <text:p>149</text:p>
          </table:table-cell>
          <table:table-cell office:value-type="float" office:value="2001">
            <text:p>2001</text:p>
          </table:table-cell>
          <table:table-cell office:value-type="string">
            <text:p>leominster@yha.org.uk</text:p>
          </table:table-cell>
          <table:table-cell office:value-type="string">
            <text:p>http://www.yha.org.uk/hostel/leominster</text:p>
          </table:table-cell>
          <table:table-cell table:number-columns-repeated="986"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Nab End Camping Barn</text:p>
          </table:table-cell>
          <table:table-cell office:value-type="string">
            <text:p>Nab End Farm, Hollinsclough, Longnor, Buxton</text:p>
          </table:table-cell>
          <table:table-cell office:value-type="string">
            <text:p>Derbyshire</text:p>
          </table:table-cell>
          <table:table-cell office:value-type="string">
            <text:p>SK17 0RJ</text:p>
          </table:table-cell>
          <table:table-cell office:value-type="string">
            <text:p>0800 0191 700</text:p>
          </table:table-cell>
          <table:table-cell table:style-name="Default" office:value-type="float" office:value="53.19298">
            <text:p>53.19298</text:p>
          </table:table-cell>
          <table:table-cell table:style-name="Default" office:value-type="float" office:value="-1.88747">
            <text:p>-1.88747</text:p>
          </table:table-cell>
          <table:table-cell table:style-name="Default" office:value-type="string">
            <text:p>SK 076 662</text:p>
          </table:table-cell>
          <table:table-cell table:style-name="Default" office:value-type="float" office:value="119">
            <text:p>119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nab-end-camping-barn</text:p>
          </table:table-cell>
          <table:table-cell table:number-columns-repeated="986"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National Forest</text:p>
          </table:table-cell>
          <table:table-cell office:value-type="string">
            <text:p>48 Bath Lane, Moira, Swadlincote</text:p>
          </table:table-cell>
          <table:table-cell office:value-type="string">
            <text:p>Derbyshire</text:p>
          </table:table-cell>
          <table:table-cell office:value-type="string">
            <text:p>DE12 6BD</text:p>
          </table:table-cell>
          <table:table-cell office:value-type="string">
            <text:p>0845 371 9672</text:p>
          </table:table-cell>
          <table:table-cell table:style-name="Default" office:value-type="float" office:value="52.737864">
            <text:p>52.737864</text:p>
          </table:table-cell>
          <table:table-cell table:style-name="Default" office:value-type="float" office:value="-1.548793">
            <text:p>-1.548793</text:p>
          </table:table-cell>
          <table:table-cell table:style-name="Default" office:value-type="string">
            <text:p>SK 306 157</text:p>
          </table:table-cell>
          <table:table-cell table:style-name="Default" office:value-type="float" office:value="128">
            <text:p>128</text:p>
          </table:table-cell>
          <table:table-cell office:value-type="float" office:value="2008">
            <text:p>2008</text:p>
          </table:table-cell>
          <table:table-cell office:value-type="string">
            <text:p>nationalforest@yha.org.uk</text:p>
          </table:table-cell>
          <table:table-cell office:value-type="string">
            <text:p>http://www.yha.org.uk/hostel/national-forest</text:p>
          </table:table-cell>
          <table:table-cell table:number-columns-repeated="986"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Sheen Bunkhouse</text:p>
          </table:table-cell>
          <table:table-cell office:value-type="string">
            <text:p>Peakstones, Sheen</text:p>
          </table:table-cell>
          <table:table-cell office:value-type="string">
            <text:p>Derbyshire</text:p>
          </table:table-cell>
          <table:table-cell office:value-type="string">
            <text:p>SK17 0ES</text:p>
          </table:table-cell>
          <table:table-cell office:value-type="string">
            <text:p>0845 371 9539</text:p>
          </table:table-cell>
          <table:table-cell table:style-name="Default" office:value-type="float" office:value="53.149206">
            <text:p>53.149206</text:p>
          </table:table-cell>
          <table:table-cell table:style-name="Default" office:value-type="float" office:value="-1.832359">
            <text:p>-1.832359</text:p>
          </table:table-cell>
          <table:table-cell table:style-name="Default" office:value-type="string">
            <text:p>SK 113 614</text:p>
          </table:table-cell>
          <table:table-cell table:style-name="Default" office:value-type="float" office:value="119">
            <text:p>119</text:p>
          </table:table-cell>
          <table:table-cell/>
          <table:table-cell office:value-type="string">
            <text:p>sheen@yha.org.uk</text:p>
          </table:table-cell>
          <table:table-cell office:value-type="string">
            <text:p>http://www.yha.org.uk/hostel/sheen-bunkhouse</text:p>
          </table:table-cell>
          <table:table-cell table:number-columns-repeated="986"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Stratford</text:p>
          </table:table-cell>
          <table:table-cell office:value-type="string">
            <text:p>Hemmingford House, Alveston, Stratford-upon-Avon</text:p>
          </table:table-cell>
          <table:table-cell office:value-type="string">
            <text:p>Warwickshire</text:p>
          </table:table-cell>
          <table:table-cell office:value-type="string">
            <text:p>CV37 7RG</text:p>
          </table:table-cell>
          <table:table-cell office:value-type="string">
            <text:p>0845 371 9661</text:p>
          </table:table-cell>
          <table:table-cell table:style-name="Default" office:value-type="float" office:value="52.203665">
            <text:p>52.203665</text:p>
          </table:table-cell>
          <table:table-cell table:style-name="Default" office:value-type="float" office:value="-1.663415">
            <text:p>-1.663415</text:p>
          </table:table-cell>
          <table:table-cell table:style-name="Default" office:value-type="string">
            <text:p>SP 231 562</text:p>
          </table:table-cell>
          <table:table-cell table:style-name="Default" office:value-type="float" office:value="151">
            <text:p>151</text:p>
          </table:table-cell>
          <table:table-cell office:value-type="float" office:value="1948">
            <text:p>1948</text:p>
          </table:table-cell>
          <table:table-cell office:value-type="string">
            <text:p>stratford@yha.org.uk</text:p>
          </table:table-cell>
          <table:table-cell office:value-type="string">
            <text:p>http://www.yha.org.uk/hostel/stratford</text:p>
          </table:table-cell>
          <table:table-cell table:number-columns-repeated="986"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Underbank Camping Barn</text:p>
          </table:table-cell>
          <table:table-cell office:value-type="string">
            <text:p>Blaze Farm, Wildboarclough, Macclesfield</text:p>
          </table:table-cell>
          <table:table-cell office:value-type="string">
            <text:p>Cheshire</text:p>
          </table:table-cell>
          <table:table-cell office:value-type="string">
            <text:p>SK11 0BL</text:p>
          </table:table-cell>
          <table:table-cell office:value-type="string">
            <text:p>0800 0191 700</text:p>
          </table:table-cell>
          <table:table-cell table:style-name="Default" office:value-type="float" office:value="53.20711">
            <text:p>53.20711</text:p>
          </table:table-cell>
          <table:table-cell table:style-name="Default" office:value-type="float" office:value="-2.0415">
            <text:p>-2.0415</text:p>
          </table:table-cell>
          <table:table-cell table:style-name="Default" office:value-type="string">
            <text:p>SJ 973 678</text:p>
          </table:table-cell>
          <table:table-cell table:style-name="Default" office:value-type="float" office:value="118">
            <text:p>118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underbank-camping-barn</text:p>
          </table:table-cell>
          <table:table-cell table:number-columns-repeated="986"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Wilderhope Manor</text:p>
          </table:table-cell>
          <table:table-cell office:value-type="string">
            <text:p>Longville in the Dale</text:p>
          </table:table-cell>
          <table:table-cell office:value-type="string">
            <text:p>Shropshire</text:p>
          </table:table-cell>
          <table:table-cell office:value-type="string">
            <text:p>TF13 6EG</text:p>
          </table:table-cell>
          <table:table-cell office:value-type="string">
            <text:p>0845 371 9149</text:p>
          </table:table-cell>
          <table:table-cell table:style-name="Default" office:value-type="float" office:value="52.531842">
            <text:p>52.531842</text:p>
          </table:table-cell>
          <table:table-cell table:style-name="Default" office:value-type="float" office:value="-2.671818">
            <text:p>-2.671818</text:p>
          </table:table-cell>
          <table:table-cell table:style-name="Default" office:value-type="string">
            <text:p>SO 545 929</text:p>
          </table:table-cell>
          <table:table-cell table:style-name="Default" office:value-type="float" office:value="137">
            <text:p>137</text:p>
          </table:table-cell>
          <table:table-cell office:value-type="float" office:value="1938">
            <text:p>1938</text:p>
          </table:table-cell>
          <table:table-cell office:value-type="string">
            <text:p>wilderhope@yha.org.uk</text:p>
          </table:table-cell>
          <table:table-cell office:value-type="string">
            <text:p>http://www.yha.org.uk/hostel/wilderhope</text:p>
          </table:table-cell>
          <table:table-cell table:number-columns-repeated="986"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Wye Valley</text:p>
          </table:table-cell>
          <table:table-cell office:value-type="string">
            <text:p>Near Goodrich, Ross-on-Wye</text:p>
          </table:table-cell>
          <table:table-cell office:value-type="string">
            <text:p>Herefordshire</text:p>
          </table:table-cell>
          <table:table-cell office:value-type="string">
            <text:p>HR9 6JJ</text:p>
          </table:table-cell>
          <table:table-cell office:value-type="string">
            <text:p>0845 371 9666</text:p>
          </table:table-cell>
          <table:table-cell table:style-name="Default" office:value-type="float" office:value="51.856629">
            <text:p>51.856629</text:p>
          </table:table-cell>
          <table:table-cell table:style-name="Default" office:value-type="float" office:value="-2.594785">
            <text:p>-2.594785</text:p>
          </table:table-cell>
          <table:table-cell table:style-name="Default" office:value-type="string">
            <text:p>SO 591 177</text:p>
          </table:table-cell>
          <table:table-cell table:style-name="Default"/>
          <table:table-cell/>
          <table:table-cell office:value-type="string">
            <text:p>welshbicknor@yha.org.uk</text:p>
          </table:table-cell>
          <table:table-cell office:value-type="string">
            <text:p>http://www.yha.org.uk/hostel/wye-valley</text:p>
          </table:table-cell>
          <table:table-cell table:number-columns-repeated="986"/>
        </table:table-row>
        <table:table-row table:style-name="ro1">
          <table:table-cell office:value-type="string">
            <text:p>London</text:p>
          </table:table-cell>
          <table:table-cell office:value-type="string">
            <text:p>London Central</text:p>
          </table:table-cell>
          <table:table-cell office:value-type="string">
            <text:p>104 Bolsover Street</text:p>
          </table:table-cell>
          <table:table-cell office:value-type="string">
            <text:p>Hertfordshire</text:p>
          </table:table-cell>
          <table:table-cell office:value-type="string">
            <text:p>EN8 9AJ</text:p>
          </table:table-cell>
          <table:table-cell office:value-type="string">
            <text:p>0845 371 9057</text:p>
          </table:table-cell>
          <table:table-cell table:style-name="Default" office:value-type="float" office:value="51.521335">
            <text:p>51.521335</text:p>
          </table:table-cell>
          <table:table-cell table:style-name="Default" office:value-type="float" office:value="-0.142441">
            <text:p>-0.142441</text:p>
          </table:table-cell>
          <table:table-cell table:style-name="Default" office:value-type="string">
            <text:p>TQ 290 819</text:p>
          </table:table-cell>
          <table:table-cell table:style-name="Default" office:value-type="float" office:value="177">
            <text:p>177</text:p>
          </table:table-cell>
          <table:table-cell office:value-type="float" office:value="2003">
            <text:p>2003</text:p>
          </table:table-cell>
          <table:table-cell office:value-type="string">
            <text:p>leevalley@yha.org.uk</text:p>
          </table:table-cell>
          <table:table-cell office:value-type="string">
            <text:p>http://www.yha.org.uk/hostel/london-central</text:p>
          </table:table-cell>
          <table:table-cell table:number-columns-repeated="986"/>
        </table:table-row>
        <table:table-row table:style-name="ro1">
          <table:table-cell office:value-type="string">
            <text:p>London</text:p>
          </table:table-cell>
          <table:table-cell office:value-type="string">
            <text:p>London Earls Court</text:p>
          </table:table-cell>
          <table:table-cell office:value-type="string">
            <text:p>38 Bolton Gardens, Earl's Court</text:p>
          </table:table-cell>
          <table:table-cell office:value-type="string">
            <text:p>London</text:p>
          </table:table-cell>
          <table:table-cell office:value-type="string">
            <text:p>W1W 5NU</text:p>
          </table:table-cell>
          <table:table-cell office:value-type="string">
            <text:p>0845 371 9154</text:p>
          </table:table-cell>
          <table:table-cell table:style-name="Default" office:value-type="float" office:value="51.490384">
            <text:p>51.490384</text:p>
          </table:table-cell>
          <table:table-cell table:style-name="Default" office:value-type="float" office:value="-0.189243">
            <text:p>-0.189243</text:p>
          </table:table-cell>
          <table:table-cell table:style-name="Default" office:value-type="string">
            <text:p>TQ 258 784</text:p>
          </table:table-cell>
          <table:table-cell table:style-name="Default" office:value-type="float" office:value="176">
            <text:p>176</text:p>
          </table:table-cell>
          <table:table-cell office:value-type="float" office:value="2008">
            <text:p>2008</text:p>
          </table:table-cell>
          <table:table-cell office:value-type="string">
            <text:p>londoncentral@yha.org.uk</text:p>
          </table:table-cell>
          <table:table-cell office:value-type="string">
            <text:p>http://www.yha.org.uk/hostel/london-earls-court</text:p>
          </table:table-cell>
          <table:table-cell table:number-columns-repeated="986"/>
        </table:table-row>
        <table:table-row table:style-name="ro1">
          <table:table-cell office:value-type="string">
            <text:p>London</text:p>
          </table:table-cell>
          <table:table-cell office:value-type="string">
            <text:p>London Holland Park</text:p>
          </table:table-cell>
          <table:table-cell office:value-type="string">
            <text:p>Holland Park, Holland Walk, Kensington</text:p>
          </table:table-cell>
          <table:table-cell office:value-type="string">
            <text:p>London</text:p>
          </table:table-cell>
          <table:table-cell office:value-type="string">
            <text:p>SW5 0AQ</text:p>
          </table:table-cell>
          <table:table-cell office:value-type="string">
            <text:p>0845 371 9114</text:p>
          </table:table-cell>
          <table:table-cell table:style-name="Default" office:value-type="float" office:value="51.50263">
            <text:p>51.50263</text:p>
          </table:table-cell>
          <table:table-cell table:style-name="Default" office:value-type="float" office:value="-0.201388">
            <text:p>-0.201388</text:p>
          </table:table-cell>
          <table:table-cell table:style-name="Default" office:value-type="string">
            <text:p>TQ 249 797</text:p>
          </table:table-cell>
          <table:table-cell table:style-name="Default" office:value-type="float" office:value="176">
            <text:p>176</text:p>
          </table:table-cell>
          <table:table-cell office:value-type="float" office:value="1952">
            <text:p>1952</text:p>
          </table:table-cell>
          <table:table-cell office:value-type="string">
            <text:p>earlscourt@yha.org.uk</text:p>
          </table:table-cell>
          <table:table-cell office:value-type="string">
            <text:p>http://www.yha.org.uk/hostel/london-holland-park</text:p>
          </table:table-cell>
          <table:table-cell table:number-columns-repeated="986"/>
        </table:table-row>
        <table:table-row table:style-name="ro1">
          <table:table-cell office:value-type="string">
            <text:p>London</text:p>
          </table:table-cell>
          <table:table-cell office:value-type="string">
            <text:p>London Lee Valley</text:p>
          </table:table-cell>
          <table:table-cell office:value-type="string">
            <text:p>Windmill Lane, Cheshunt</text:p>
          </table:table-cell>
          <table:table-cell office:value-type="string">
            <text:p>London</text:p>
          </table:table-cell>
          <table:table-cell office:value-type="string">
            <text:p>W8 7QU</text:p>
          </table:table-cell>
          <table:table-cell office:value-type="string">
            <text:p>0845 371 9122</text:p>
          </table:table-cell>
          <table:table-cell table:style-name="Default" office:value-type="float" office:value="51.704035">
            <text:p>51.704035</text:p>
          </table:table-cell>
          <table:table-cell table:style-name="Default" office:value-type="float" office:value="-0.022321">
            <text:p>-0.022321</text:p>
          </table:table-cell>
          <table:table-cell table:style-name="Default" office:value-type="string">
            <text:p>TL 368 024</text:p>
          </table:table-cell>
          <table:table-cell table:style-name="Default" office:value-type="float" office:value="166">
            <text:p>166</text:p>
          </table:table-cell>
          <table:table-cell office:value-type="float" office:value="1958">
            <text:p>1958</text:p>
          </table:table-cell>
          <table:table-cell office:value-type="string">
            <text:p>hollandpark@yha.org.uk</text:p>
          </table:table-cell>
          <table:table-cell office:value-type="string">
            <text:p>http://www.yha.org.uk/hostel/london-lee-valley</text:p>
          </table:table-cell>
          <table:table-cell table:number-columns-repeated="986"/>
        </table:table-row>
        <table:table-row table:style-name="ro1">
          <table:table-cell office:value-type="string">
            <text:p>London</text:p>
          </table:table-cell>
          <table:table-cell office:value-type="string">
            <text:p>London Oxford Street</text:p>
          </table:table-cell>
          <table:table-cell office:value-type="string">
            <text:p>14 Noel Street</text:p>
          </table:table-cell>
          <table:table-cell office:value-type="string">
            <text:p>London</text:p>
          </table:table-cell>
          <table:table-cell office:value-type="string">
            <text:p>W1F 8GJ</text:p>
          </table:table-cell>
          <table:table-cell office:value-type="string">
            <text:p>0845 371 9133</text:p>
          </table:table-cell>
          <table:table-cell table:style-name="Default" office:value-type="float" office:value="51.514819">
            <text:p>51.514819</text:p>
          </table:table-cell>
          <table:table-cell table:style-name="Default" office:value-type="float" office:value="-0.136818">
            <text:p>-0.136818</text:p>
          </table:table-cell>
          <table:table-cell table:style-name="Default" office:value-type="string">
            <text:p>TQ 294 812</text:p>
          </table:table-cell>
          <table:table-cell table:style-name="Default" office:value-type="float" office:value="176">
            <text:p>176</text:p>
          </table:table-cell>
          <table:table-cell office:value-type="float" office:value="1991">
            <text:p>1991</text:p>
          </table:table-cell>
          <table:table-cell office:value-type="string">
            <text:p>oxfordst@yha.org.uk</text:p>
          </table:table-cell>
          <table:table-cell office:value-type="string">
            <text:p>http://www.yha.org.uk/hostel/london-oxford-street</text:p>
          </table:table-cell>
          <table:table-cell table:number-columns-repeated="986"/>
        </table:table-row>
        <table:table-row table:style-name="ro1">
          <table:table-cell office:value-type="string">
            <text:p>London</text:p>
          </table:table-cell>
          <table:table-cell office:value-type="string">
            <text:p>London St Pancras</text:p>
          </table:table-cell>
          <table:table-cell office:value-type="string">
            <text:p>79-81 Euston Road</text:p>
          </table:table-cell>
          <table:table-cell office:value-type="string">
            <text:p>London</text:p>
          </table:table-cell>
          <table:table-cell office:value-type="string">
            <text:p>NW1 2QE</text:p>
          </table:table-cell>
          <table:table-cell office:value-type="string">
            <text:p>0845 371 9344</text:p>
          </table:table-cell>
          <table:table-cell table:style-name="Default" office:value-type="float" office:value="51.528809">
            <text:p>51.528809</text:p>
          </table:table-cell>
          <table:table-cell table:style-name="Default" office:value-type="float" office:value="-0.126498">
            <text:p>-0.126498</text:p>
          </table:table-cell>
          <table:table-cell table:style-name="Default" office:value-type="string">
            <text:p>TQ 301 828</text:p>
          </table:table-cell>
          <table:table-cell table:style-name="Default" office:value-type="float" office:value="176">
            <text:p>176</text:p>
          </table:table-cell>
          <table:table-cell office:value-type="float" office:value="1997">
            <text:p>1997</text:p>
          </table:table-cell>
          <table:table-cell office:value-type="string">
            <text:p>stpancras@yha.org.uk</text:p>
          </table:table-cell>
          <table:table-cell office:value-type="string">
            <text:p>http://www.yha.org.uk/hostel/london-st-pancras</text:p>
          </table:table-cell>
          <table:table-cell table:number-columns-repeated="986"/>
        </table:table-row>
        <table:table-row table:style-name="ro1">
          <table:table-cell office:value-type="string">
            <text:p>London</text:p>
          </table:table-cell>
          <table:table-cell office:value-type="string">
            <text:p>London St Pauls</text:p>
          </table:table-cell>
          <table:table-cell office:value-type="string">
            <text:p>St Pauls, 36 Carter Lane</text:p>
          </table:table-cell>
          <table:table-cell office:value-type="string">
            <text:p>London</text:p>
          </table:table-cell>
          <table:table-cell office:value-type="string">
            <text:p>EC4V 5AB</text:p>
          </table:table-cell>
          <table:table-cell office:value-type="string">
            <text:p>0845 371 9012</text:p>
          </table:table-cell>
          <table:table-cell table:style-name="Default" office:value-type="float" office:value="51.513109">
            <text:p>51.513109</text:p>
          </table:table-cell>
          <table:table-cell table:style-name="Default" office:value-type="float" office:value="-0.100406">
            <text:p>-0.100406</text:p>
          </table:table-cell>
          <table:table-cell table:style-name="Default" office:value-type="string">
            <text:p>TQ 319 811</text:p>
          </table:table-cell>
          <table:table-cell table:style-name="Default" office:value-type="float" office:value="176">
            <text:p>176</text:p>
          </table:table-cell>
          <table:table-cell office:value-type="float" office:value="1975">
            <text:p>1975</text:p>
          </table:table-cell>
          <table:table-cell office:value-type="string">
            <text:p>stpauls@yha.org.uk</text:p>
          </table:table-cell>
          <table:table-cell office:value-type="string">
            <text:p>http://www.yha.org.uk/hostel/london-st-pauls</text:p>
          </table:table-cell>
          <table:table-cell table:number-columns-repeated="986"/>
        </table:table-row>
        <table:table-row table:style-name="ro1">
          <table:table-cell office:value-type="string">
            <text:p>London</text:p>
          </table:table-cell>
          <table:table-cell office:value-type="string">
            <text:p>London Thameside</text:p>
          </table:table-cell>
          <table:table-cell office:value-type="string">
            <text:p>20 Salter Road, Rotherhithe</text:p>
          </table:table-cell>
          <table:table-cell office:value-type="string">
            <text:p>London</text:p>
          </table:table-cell>
          <table:table-cell office:value-type="string">
            <text:p>SE16 5PR</text:p>
          </table:table-cell>
          <table:table-cell office:value-type="string">
            <text:p>0845 371 9756</text:p>
          </table:table-cell>
          <table:table-cell table:style-name="Default" office:value-type="float" office:value="51.50437">
            <text:p>51.50437</text:p>
          </table:table-cell>
          <table:table-cell table:style-name="Default" office:value-type="float" office:value="-0.04637">
            <text:p>-0.04637</text:p>
          </table:table-cell>
          <table:table-cell table:style-name="Default" office:value-type="string">
            <text:p>TQ 357 802</text:p>
          </table:table-cell>
          <table:table-cell table:style-name="Default" office:value-type="float" office:value="177">
            <text:p>177</text:p>
          </table:table-cell>
          <table:table-cell office:value-type="float" office:value="1992">
            <text:p>1992</text:p>
          </table:table-cell>
          <table:table-cell office:value-type="string">
            <text:p>thameside@yha.org.uk</text:p>
          </table:table-cell>
          <table:table-cell office:value-type="string">
            <text:p>http://www.yha.org.uk/hostel/london-thameside</text:p>
          </table:table-cell>
          <table:table-cell table:number-columns-repeated="986"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Alnwick</text:p>
          </table:table-cell>
          <table:table-cell office:value-type="string">
            <text:p>38 Green Batt, Alnwick</text:p>
          </table:table-cell>
          <table:table-cell office:value-type="string">
            <text:p>Northumberland</text:p>
          </table:table-cell>
          <table:table-cell office:value-type="string">
            <text:p>NE66 1TU</text:p>
          </table:table-cell>
          <table:table-cell office:value-type="string">
            <text:p>01665 660800</text:p>
          </table:table-cell>
          <table:table-cell table:style-name="Default" office:value-type="float" office:value="55.411739">
            <text:p>55.411739</text:p>
          </table:table-cell>
          <table:table-cell table:style-name="Default" office:value-type="float" office:value="-1.706076">
            <text:p>-1.706076</text:p>
          </table:table-cell>
          <table:table-cell table:style-name="Default" office:value-type="string">
            <text:p>NU 187 131</text:p>
          </table:table-cell>
          <table:table-cell table:style-name="Default" office:value-type="float" office:value="81">
            <text:p>81</text:p>
          </table:table-cell>
          <table:table-cell/>
          <table:table-cell office:value-type="string">
            <text:p>alnwick@yha.org.uk</text:p>
          </table:table-cell>
          <table:table-cell office:value-type="string">
            <text:p>http://www.yha.org.uk/hostel/alnwick</text:p>
          </table:table-cell>
          <table:table-cell table:number-columns-repeated="986"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Bellingham Bunkhouse</text:p>
          </table:table-cell>
          <table:table-cell office:value-type="string">
            <text:p>Demesne Farm, Bellingham, Hexham</text:p>
          </table:table-cell>
          <table:table-cell office:value-type="string">
            <text:p>Northumberland</text:p>
          </table:table-cell>
          <table:table-cell office:value-type="string">
            <text:p>NE48 2BS</text:p>
          </table:table-cell>
          <table:table-cell office:value-type="string">
            <text:p>01434 220258</text:p>
          </table:table-cell>
          <table:table-cell table:style-name="Default" office:value-type="float" office:value="55.143627">
            <text:p>55.143627</text:p>
          </table:table-cell>
          <table:table-cell table:style-name="Default" office:value-type="float" office:value="-2.252522">
            <text:p>-2.252522</text:p>
          </table:table-cell>
          <table:table-cell table:style-name="Default" office:value-type="string">
            <text:p>NY 840 833</text:p>
          </table:table-cell>
          <table:table-cell table:style-name="Default" office:value-type="float" office:value="80">
            <text:p>80</text:p>
          </table:table-cell>
          <table:table-cell office:value-type="float" office:value="2008">
            <text:p>2008</text:p>
          </table:table-cell>
          <table:table-cell office:value-type="string">
            <text:p>bellingham@yha.org.uk</text:p>
          </table:table-cell>
          <table:table-cell office:value-type="string">
            <text:p>http://www.yha.org.uk/hostel/bellingham-bunkhouse</text:p>
          </table:table-cell>
          <table:table-cell table:number-columns-repeated="986"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Berwick</text:p>
          </table:table-cell>
          <table:table-cell office:value-type="string">
            <text:p>Dewars Lane Granary, Dewars Lane, Berwick-Upon-Tweed</text:p>
          </table:table-cell>
          <table:table-cell office:value-type="string">
            <text:p>Northumberland</text:p>
          </table:table-cell>
          <table:table-cell office:value-type="string">
            <text:p>TD15 1HJ</text:p>
          </table:table-cell>
          <table:table-cell office:value-type="string">
            <text:p>0845 371 9676</text:p>
          </table:table-cell>
          <table:table-cell table:style-name="Default" office:value-type="float" office:value="55.768011">
            <text:p>55.768011</text:p>
          </table:table-cell>
          <table:table-cell table:style-name="Default" office:value-type="float" office:value="-2.0046994">
            <text:p>-2.0046994</text:p>
          </table:table-cell>
          <table:table-cell table:style-name="Default" office:value-type="string">
            <text:p>NT 998 527</text:p>
          </table:table-cell>
          <table:table-cell table:style-name="Default" office:value-type="float" office:value="75">
            <text:p>75</text:p>
          </table:table-cell>
          <table:table-cell office:value-type="float" office:value="2011">
            <text:p>2011</text:p>
          </table:table-cell>
          <table:table-cell office:value-type="string">
            <text:p>berwick@yha.org.uk</text:p>
          </table:table-cell>
          <table:table-cell office:value-type="string">
            <text:p>http://www.yha.org.uk/hostel/berwick</text:p>
          </table:table-cell>
          <table:table-cell table:number-columns-repeated="986"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Blackton Grange</text:p>
          </table:table-cell>
          <table:table-cell office:value-type="string">
            <text:p>Balderhead, Romaldkirk, Barnard Castle</text:p>
          </table:table-cell>
          <table:table-cell office:value-type="string">
            <text:p>County Durham</text:p>
          </table:table-cell>
          <table:table-cell office:value-type="string">
            <text:p>DL12 9UP</text:p>
          </table:table-cell>
          <table:table-cell office:value-type="string">
            <text:p>01833 650629</text:p>
          </table:table-cell>
          <table:table-cell table:style-name="Default" office:value-type="float" office:value="54.55699">
            <text:p>54.55699</text:p>
          </table:table-cell>
          <table:table-cell table:style-name="Default" office:value-type="float" office:value="-2.10784">
            <text:p>-2.10784</text:p>
          </table:table-cell>
          <table:table-cell table:style-name="Default" office:value-type="string">
            <text:p>NY 931 180</text:p>
          </table:table-cell>
          <table:table-cell table:style-name="Default" office:value-type="float" office:value="91">
            <text:p>91</text:p>
          </table:table-cell>
          <table:table-cell/>
          <table:table-cell office:value-type="string">
            <text:p>baldersdale@yha.org.uk</text:p>
          </table:table-cell>
          <table:table-cell office:value-type="string">
            <text:p>http://www.yha.org.uk/hostel/blackton-grange</text:p>
          </table:table-cell>
          <table:table-cell table:number-columns-repeated="986"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Byrness</text:p>
          </table:table-cell>
          <table:table-cell office:value-type="string">
            <text:p>7 Otterburn Green, Byrness Village, Near Otterburn</text:p>
          </table:table-cell>
          <table:table-cell office:value-type="string">
            <text:p>Northumberland</text:p>
          </table:table-cell>
          <table:table-cell office:value-type="string">
            <text:p>NE19 1TS</text:p>
          </table:table-cell>
          <table:table-cell office:value-type="string">
            <text:p>01830 520425</text:p>
          </table:table-cell>
          <table:table-cell table:style-name="Default" office:value-type="float" office:value="55.3181">
            <text:p>55.3181</text:p>
          </table:table-cell>
          <table:table-cell table:style-name="Default" office:value-type="float" office:value="-2.3727">
            <text:p>-2.3727</text:p>
          </table:table-cell>
          <table:table-cell table:style-name="Default" office:value-type="string">
            <text:p>NT 764 027</text:p>
          </table:table-cell>
          <table:table-cell table:style-name="Default" office:value-type="float" office:value="90">
            <text:p>90</text:p>
          </table:table-cell>
          <table:table-cell office:value-type="float" office:value="1972">
            <text:p>1972</text:p>
          </table:table-cell>
          <table:table-cell office:value-type="string">
            <text:p>byrness@yha.org.uk</text:p>
          </table:table-cell>
          <table:table-cell office:value-type="string">
            <text:p>http://www.yha.org.uk/hostel/byrness</text:p>
          </table:table-cell>
          <table:table-cell table:number-columns-repeated="986"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Durham</text:p>
          </table:table-cell>
          <table:table-cell office:value-type="string">
            <text:p>St Chad's College, 18 North Bailey</text:p>
          </table:table-cell>
          <table:table-cell office:value-type="string">
            <text:p>County Durham</text:p>
          </table:table-cell>
          <table:table-cell office:value-type="string">
            <text:p>DH1 3RH</text:p>
          </table:table-cell>
          <table:table-cell office:value-type="string">
            <text:p>0191 3343358</text:p>
          </table:table-cell>
          <table:table-cell table:style-name="Default" office:value-type="float" office:value="54.7732">
            <text:p>54.7732</text:p>
          </table:table-cell>
          <table:table-cell table:style-name="Default" office:value-type="float" office:value="-1.5746">
            <text:p>-1.5746</text:p>
          </table:table-cell>
          <table:table-cell table:style-name="Default" office:value-type="string">
            <text:p>NZ 275 421</text:p>
          </table:table-cell>
          <table:table-cell table:style-name="Default" office:value-type="float" office:value="88">
            <text:p>88</text:p>
          </table:table-cell>
          <table:table-cell/>
          <table:table-cell office:value-type="string">
            <text:p>durham@yha.org.uk</text:p>
          </table:table-cell>
          <table:table-cell office:value-type="string">
            <text:p>http://www.yha.org.uk/hostel/durham</text:p>
          </table:table-cell>
          <table:table-cell table:number-columns-repeated="986"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Edmundbyers</text:p>
          </table:table-cell>
          <table:table-cell office:value-type="string">
            <text:p>Low House, Edmundbyers, Consett</text:p>
          </table:table-cell>
          <table:table-cell office:value-type="string">
            <text:p>County Durham</text:p>
          </table:table-cell>
          <table:table-cell office:value-type="string">
            <text:p>DH8 9NL</text:p>
          </table:table-cell>
          <table:table-cell office:value-type="string">
            <text:p>0845 371 9633</text:p>
          </table:table-cell>
          <table:table-cell table:style-name="Default" office:value-type="float" office:value="54.845396">
            <text:p>54.845396</text:p>
          </table:table-cell>
          <table:table-cell table:style-name="Default" office:value-type="float" office:value="-1.973816">
            <text:p>-1.973816</text:p>
          </table:table-cell>
          <table:table-cell table:style-name="Default" office:value-type="string">
            <text:p>NZ 018 501</text:p>
          </table:table-cell>
          <table:table-cell table:style-name="Default" office:value-type="float" office:value="87">
            <text:p>87</text:p>
          </table:table-cell>
          <table:table-cell office:value-type="float" office:value="1933">
            <text:p>1933</text:p>
          </table:table-cell>
          <table:table-cell office:value-type="string">
            <text:p>edmundbyers@yha.org.uk</text:p>
          </table:table-cell>
          <table:table-cell office:value-type="string">
            <text:p>http://www.yha.org.uk/hostel/edmundbyers</text:p>
          </table:table-cell>
          <table:table-cell table:number-columns-repeated="986"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Holwick Camping Barn</text:p>
          </table:table-cell>
          <table:table-cell office:value-type="string">
            <text:p>Low Way Farm, Holwick, Middleton In Teesdale, Barnard Castle</text:p>
          </table:table-cell>
          <table:table-cell office:value-type="string">
            <text:p>County Durham</text:p>
          </table:table-cell>
          <table:table-cell office:value-type="string">
            <text:p>DL12 0NJ</text:p>
          </table:table-cell>
          <table:table-cell office:value-type="string">
            <text:p>0800 0191 700</text:p>
          </table:table-cell>
          <table:table-cell table:style-name="Default" office:value-type="float" office:value="54.63815">
            <text:p>54.63815</text:p>
          </table:table-cell>
          <table:table-cell table:style-name="Default" office:value-type="float" office:value="-2.1354">
            <text:p>-2.1354</text:p>
          </table:table-cell>
          <table:table-cell table:style-name="Default" office:value-type="string">
            <text:p>NY 914 270</text:p>
          </table:table-cell>
          <table:table-cell table:style-name="Default" office:value-type="float" office:value="92">
            <text:p>92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holwick-camping-barn</text:p>
          </table:table-cell>
          <table:table-cell table:number-columns-repeated="986"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Kielder</text:p>
          </table:table-cell>
          <table:table-cell office:value-type="string">
            <text:p>Butteryhaugh, Kielder Village, Hexham</text:p>
          </table:table-cell>
          <table:table-cell office:value-type="string">
            <text:p>Northumberland</text:p>
          </table:table-cell>
          <table:table-cell office:value-type="string">
            <text:p>NE48 1HQ</text:p>
          </table:table-cell>
          <table:table-cell office:value-type="string">
            <text:p>0845 371 9126</text:p>
          </table:table-cell>
          <table:table-cell table:style-name="Default" office:value-type="float" office:value="55.231858">
            <text:p>55.231858</text:p>
          </table:table-cell>
          <table:table-cell table:style-name="Default" office:value-type="float" office:value="-2.579525">
            <text:p>-2.579525</text:p>
          </table:table-cell>
          <table:table-cell table:style-name="Default" office:value-type="string">
            <text:p>NY 632 932</text:p>
          </table:table-cell>
          <table:table-cell table:style-name="Default" office:value-type="float" office:value="80">
            <text:p>80</text:p>
          </table:table-cell>
          <table:table-cell office:value-type="float" office:value="2002">
            <text:p>2002</text:p>
          </table:table-cell>
          <table:table-cell office:value-type="string">
            <text:p>kielder@yha.org.uk</text:p>
          </table:table-cell>
          <table:table-cell office:value-type="string">
            <text:p>http://www.yha.org.uk/hostel/kielder</text:p>
          </table:table-cell>
          <table:table-cell table:number-columns-repeated="986"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Langdon Beck</text:p>
          </table:table-cell>
          <table:table-cell office:value-type="string">
            <text:p>Forest-in-Teesdale, Barnard Castle</text:p>
          </table:table-cell>
          <table:table-cell office:value-type="string">
            <text:p>County Durham</text:p>
          </table:table-cell>
          <table:table-cell office:value-type="string">
            <text:p>DL12 0XN</text:p>
          </table:table-cell>
          <table:table-cell office:value-type="string">
            <text:p>0845 371 9027</text:p>
          </table:table-cell>
          <table:table-cell table:style-name="Default" office:value-type="float" office:value="54.6692">
            <text:p>54.6692</text:p>
          </table:table-cell>
          <table:table-cell table:style-name="Default" office:value-type="float" office:value="-2.218251">
            <text:p>-2.218251</text:p>
          </table:table-cell>
          <table:table-cell table:style-name="Default" office:value-type="string">
            <text:p>NY 860 305</text:p>
          </table:table-cell>
          <table:table-cell table:style-name="Default" office:value-type="float" office:value="91">
            <text:p>91</text:p>
          </table:table-cell>
          <table:table-cell office:value-type="float" office:value="1937">
            <text:p>1937</text:p>
          </table:table-cell>
          <table:table-cell office:value-type="string">
            <text:p>langdonbeck@yha.org.uk</text:p>
          </table:table-cell>
          <table:table-cell office:value-type="string">
            <text:p>http://www.yha.org.uk/hostel/langdon-beck</text:p>
          </table:table-cell>
          <table:table-cell table:number-columns-repeated="986"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Mounthooley Bunkhouse</text:p>
          </table:table-cell>
          <table:table-cell office:value-type="string">
            <text:p>College Valley, Kirk Newton, Wooler</text:p>
          </table:table-cell>
          <table:table-cell office:value-type="string">
            <text:p>Northumberland</text:p>
          </table:table-cell>
          <table:table-cell office:value-type="string">
            <text:p>NE71 6TX</text:p>
          </table:table-cell>
          <table:table-cell office:value-type="string">
            <text:p>01668 216358</text:p>
          </table:table-cell>
          <table:table-cell table:style-name="Default" office:value-type="float" office:value="55.496771">
            <text:p>55.496771</text:p>
          </table:table-cell>
          <table:table-cell table:style-name="Default" office:value-type="float" office:value="-2.189125">
            <text:p>-2.189125</text:p>
          </table:table-cell>
          <table:table-cell table:style-name="Default" office:value-type="string">
            <text:p>NT 882 226</text:p>
          </table:table-cell>
          <table:table-cell table:style-name="Default" office:value-type="string">
            <text:p>74/75</text:p>
          </table:table-cell>
          <table:table-cell/>
          <table:table-cell office:value-type="string">
            <text:p>mounthooley@yha.org.uk</text:p>
          </table:table-cell>
          <table:table-cell office:value-type="string">
            <text:p>http://www.yha.org.uk/hostel/mounthooley-bunkhouse</text:p>
          </table:table-cell>
          <table:table-cell table:number-columns-repeated="986"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Ninebanks</text:p>
          </table:table-cell>
          <table:table-cell office:value-type="string">
            <text:p>Orchard House, Mohope, Ninebanks, Hexham</text:p>
          </table:table-cell>
          <table:table-cell office:value-type="string">
            <text:p>Northumberland</text:p>
          </table:table-cell>
          <table:table-cell office:value-type="string">
            <text:p>NE47 8DQ</text:p>
          </table:table-cell>
          <table:table-cell office:value-type="string">
            <text:p>0845 371 9533</text:p>
          </table:table-cell>
          <table:table-cell table:style-name="Default" office:value-type="float" office:value="54.856792">
            <text:p>54.856792</text:p>
          </table:table-cell>
          <table:table-cell table:style-name="Default" office:value-type="float" office:value="-2.357281">
            <text:p>-2.357281</text:p>
          </table:table-cell>
          <table:table-cell table:style-name="Default" office:value-type="string">
            <text:p>NY 772 514</text:p>
          </table:table-cell>
          <table:table-cell table:style-name="Default" office:value-type="float" office:value="86">
            <text:p>86</text:p>
          </table:table-cell>
          <table:table-cell office:value-type="float" office:value="1948">
            <text:p>1948</text:p>
          </table:table-cell>
          <table:table-cell office:value-type="string">
            <text:p>ninebanks@yha.org.uk</text:p>
          </table:table-cell>
          <table:table-cell office:value-type="string">
            <text:p>http://www.yha.org.uk/hostel/ninebanks</text:p>
          </table:table-cell>
          <table:table-cell table:number-columns-repeated="986"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Once Brewed</text:p>
          </table:table-cell>
          <table:table-cell office:value-type="string">
            <text:p>Military Road, Bardon Mill</text:p>
          </table:table-cell>
          <table:table-cell office:value-type="string">
            <text:p>Northumberland</text:p>
          </table:table-cell>
          <table:table-cell office:value-type="string">
            <text:p>NE47 7AN</text:p>
          </table:table-cell>
          <table:table-cell office:value-type="string">
            <text:p>0845 371 9753</text:p>
          </table:table-cell>
          <table:table-cell table:style-name="Default" office:value-type="float" office:value="54.996081">
            <text:p>54.996081</text:p>
          </table:table-cell>
          <table:table-cell table:style-name="Default" office:value-type="float" office:value="-2.388306">
            <text:p>-2.388306</text:p>
          </table:table-cell>
          <table:table-cell table:style-name="Default" office:value-type="string">
            <text:p>NY 753 669</text:p>
          </table:table-cell>
          <table:table-cell table:style-name="Default" office:value-type="float" office:value="86">
            <text:p>86</text:p>
          </table:table-cell>
          <table:table-cell office:value-type="float" office:value="1934">
            <text:p>1934</text:p>
          </table:table-cell>
          <table:table-cell office:value-type="string">
            <text:p>oncebrewed@yha.org.uk</text:p>
          </table:table-cell>
          <table:table-cell office:value-type="string">
            <text:p>http://www.yha.org.uk/hostel/once-brewed</text:p>
          </table:table-cell>
          <table:table-cell office:value-type="string">
            <text:p>Roman Wall</text:p>
          </table:table-cell>
          <table:table-cell table:number-columns-repeated="985"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Wooler</text:p>
          </table:table-cell>
          <table:table-cell office:value-type="string">
            <text:p>30 Cheviot Street, Wooler</text:p>
          </table:table-cell>
          <table:table-cell office:value-type="string">
            <text:p>Northumberland</text:p>
          </table:table-cell>
          <table:table-cell office:value-type="string">
            <text:p>NE71 6LW</text:p>
          </table:table-cell>
          <table:table-cell office:value-type="string">
            <text:p>0845 371 9668</text:p>
          </table:table-cell>
          <table:table-cell table:style-name="Default" office:value-type="float" office:value="55.543716">
            <text:p>55.543716</text:p>
          </table:table-cell>
          <table:table-cell table:style-name="Default" office:value-type="float" office:value="-2.015297">
            <text:p>-2.015297</text:p>
          </table:table-cell>
          <table:table-cell table:style-name="Default" office:value-type="string">
            <text:p>NT 991 278</text:p>
          </table:table-cell>
          <table:table-cell table:style-name="Default" office:value-type="float" office:value="75">
            <text:p>75</text:p>
          </table:table-cell>
          <table:table-cell office:value-type="float" office:value="1954">
            <text:p>1954</text:p>
          </table:table-cell>
          <table:table-cell office:value-type="string">
            <text:p>wooler@yha.org.uk</text:p>
          </table:table-cell>
          <table:table-cell office:value-type="string">
            <text:p>http://www.yha.org.uk/hostel/wooler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Alston</text:p>
          </table:table-cell>
          <table:table-cell office:value-type="string">
            <text:p>The Firs, Alston</text:p>
          </table:table-cell>
          <table:table-cell office:value-type="string">
            <text:p>Cumbria</text:p>
          </table:table-cell>
          <table:table-cell office:value-type="string">
            <text:p>CA9 3RW</text:p>
          </table:table-cell>
          <table:table-cell office:value-type="string">
            <text:p>01434 381509</text:p>
          </table:table-cell>
          <table:table-cell table:style-name="Default" office:value-type="float" office:value="54.808934">
            <text:p>54.808934</text:p>
          </table:table-cell>
          <table:table-cell table:style-name="Default" office:value-type="float" office:value="-2.441886">
            <text:p>-2.441886</text:p>
          </table:table-cell>
          <table:table-cell table:style-name="Default" office:value-type="string">
            <text:p>NY 717 461</text:p>
          </table:table-cell>
          <table:table-cell table:style-name="Default" office:value-type="float" office:value="86">
            <text:p>86</text:p>
          </table:table-cell>
          <table:table-cell office:value-type="float" office:value="1976">
            <text:p>1976</text:p>
          </table:table-cell>
          <table:table-cell office:value-type="string">
            <text:p>alston@yha.org.uk</text:p>
          </table:table-cell>
          <table:table-cell office:value-type="string">
            <text:p>http://www.yha.org.uk/hostel/alston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Ambleside</text:p>
          </table:table-cell>
          <table:table-cell office:value-type="string">
            <text:p>Waterhead, Ambleside</text:p>
          </table:table-cell>
          <table:table-cell office:value-type="string">
            <text:p>Cumbria</text:p>
          </table:table-cell>
          <table:table-cell office:value-type="string">
            <text:p>LA22 0EU</text:p>
          </table:table-cell>
          <table:table-cell office:value-type="string">
            <text:p>0845 371 9620</text:p>
          </table:table-cell>
          <table:table-cell table:style-name="Default" office:value-type="float" office:value="54.41917">
            <text:p>54.41917</text:p>
          </table:table-cell>
          <table:table-cell table:style-name="Default" office:value-type="float" office:value="-2.961813">
            <text:p>-2.961813</text:p>
          </table:table-cell>
          <table:table-cell table:style-name="Default" office:value-type="string">
            <text:p>NY 377 031</text:p>
          </table:table-cell>
          <table:table-cell table:style-name="Default" office:value-type="float" office:value="90">
            <text:p>90</text:p>
          </table:table-cell>
          <table:table-cell office:value-type="float" office:value="1972">
            <text:p>1972</text:p>
          </table:table-cell>
          <table:table-cell office:value-type="string">
            <text:p>ambleside@yha.org.uk</text:p>
          </table:table-cell>
          <table:table-cell office:value-type="string">
            <text:p>http://www.yha.org.uk/hostel/ambleside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Arnside</text:p>
          </table:table-cell>
          <table:table-cell office:value-type="string">
            <text:p>Redhills Road, Arnside</text:p>
          </table:table-cell>
          <table:table-cell office:value-type="string">
            <text:p>Cumbria</text:p>
          </table:table-cell>
          <table:table-cell office:value-type="string">
            <text:p>LA5 0AT</text:p>
          </table:table-cell>
          <table:table-cell office:value-type="string">
            <text:p>0845 371 9722</text:p>
          </table:table-cell>
          <table:table-cell table:style-name="Default" office:value-type="float" office:value="54.197938">
            <text:p>54.197938</text:p>
          </table:table-cell>
          <table:table-cell table:style-name="Default" office:value-type="float" office:value="-2.84191">
            <text:p>-2.84191</text:p>
          </table:table-cell>
          <table:table-cell table:style-name="Default" office:value-type="string">
            <text:p>SD 452 783</text:p>
          </table:table-cell>
          <table:table-cell table:style-name="Default" office:value-type="float" office:value="97">
            <text:p>97</text:p>
          </table:table-cell>
          <table:table-cell office:value-type="float" office:value="1979">
            <text:p>1979</text:p>
          </table:table-cell>
          <table:table-cell office:value-type="string">
            <text:p>arnside@yha.org.uk</text:p>
          </table:table-cell>
          <table:table-cell office:value-type="string">
            <text:p>http://www.yha.org.uk/hostel/arnside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Black Sail</text:p>
          </table:table-cell>
          <table:table-cell office:value-type="string">
            <text:p>Black Sail Hut, Ennerdale, Cleator</text:p>
          </table:table-cell>
          <table:table-cell office:value-type="string">
            <text:p>Cumbria</text:p>
          </table:table-cell>
          <table:table-cell office:value-type="string">
            <text:p>CA23 3AY</text:p>
          </table:table-cell>
          <table:table-cell office:value-type="string">
            <text:p>0845 371 9680</text:p>
          </table:table-cell>
          <table:table-cell table:style-name="Default" office:value-type="float" office:value="54.500346">
            <text:p>54.500346</text:p>
          </table:table-cell>
          <table:table-cell table:style-name="Default" office:value-type="float" office:value="-3.244845">
            <text:p>-3.244845</text:p>
          </table:table-cell>
          <table:table-cell table:style-name="Default" office:value-type="string">
            <text:p>NY 195 124</text:p>
          </table:table-cell>
          <table:table-cell table:style-name="Default" office:value-type="float" office:value="89">
            <text:p>89</text:p>
          </table:table-cell>
          <table:table-cell office:value-type="float" office:value="1933">
            <text:p>1933</text:p>
          </table:table-cell>
          <table:table-cell office:value-type="string">
            <text:p>blacksail@yha.org.uk</text:p>
          </table:table-cell>
          <table:table-cell office:value-type="string">
            <text:p>http://www.yha.org.uk/hostel/black-sail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Borrowdale</text:p>
          </table:table-cell>
          <table:table-cell office:value-type="string">
            <text:p>Longthwaite, Borrowdale, Keswick</text:p>
          </table:table-cell>
          <table:table-cell office:value-type="string">
            <text:p>Cumbria</text:p>
          </table:table-cell>
          <table:table-cell office:value-type="string">
            <text:p>CA12 5XE</text:p>
          </table:table-cell>
          <table:table-cell office:value-type="string">
            <text:p>0845 371 9624</text:p>
          </table:table-cell>
          <table:table-cell table:style-name="Default" office:value-type="float" office:value="54.51876">
            <text:p>54.51876</text:p>
          </table:table-cell>
          <table:table-cell table:style-name="Default" office:value-type="float" office:value="-3.15039">
            <text:p>-3.15039</text:p>
          </table:table-cell>
          <table:table-cell table:style-name="Default" office:value-type="string">
            <text:p>NY 256 143</text:p>
          </table:table-cell>
          <table:table-cell table:style-name="Default" office:value-type="string">
            <text:p>89/90</text:p>
          </table:table-cell>
          <table:table-cell office:value-type="float" office:value="1939">
            <text:p>1939</text:p>
          </table:table-cell>
          <table:table-cell office:value-type="string">
            <text:p>borrowdale@yha.org.uk</text:p>
          </table:table-cell>
          <table:table-cell office:value-type="string">
            <text:p>http://www.yha.org.uk/hostel/borrowdale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Buttermere</text:p>
          </table:table-cell>
          <table:table-cell office:value-type="string">
            <text:p>Buttermere, Cockermouth</text:p>
          </table:table-cell>
          <table:table-cell office:value-type="string">
            <text:p>Cumbria</text:p>
          </table:table-cell>
          <table:table-cell office:value-type="string">
            <text:p>CA13 9XA</text:p>
          </table:table-cell>
          <table:table-cell office:value-type="string">
            <text:p>0845 371 9508</text:p>
          </table:table-cell>
          <table:table-cell table:style-name="Default" office:value-type="float" office:value="54.540418">
            <text:p>54.540418</text:p>
          </table:table-cell>
          <table:table-cell table:style-name="Default" office:value-type="float" office:value="-3.271598">
            <text:p>-3.271598</text:p>
          </table:table-cell>
          <table:table-cell table:style-name="Default" office:value-type="string">
            <text:p>NY 178 169</text:p>
          </table:table-cell>
          <table:table-cell table:style-name="Default" office:value-type="float" office:value="89">
            <text:p>89</text:p>
          </table:table-cell>
          <table:table-cell office:value-type="float" office:value="1956">
            <text:p>1956</text:p>
          </table:table-cell>
          <table:table-cell office:value-type="string">
            <text:p>buttermere@yha.org.uk</text:p>
          </table:table-cell>
          <table:table-cell office:value-type="string">
            <text:p>http://www.yha.org.uk/hostel/buttermere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Caldbeck Bunkhouse</text:p>
          </table:table-cell>
          <table:table-cell office:value-type="string">
            <text:p>Fellside Centre, Fellside, Wigton</text:p>
          </table:table-cell>
          <table:table-cell office:value-type="string">
            <text:p>Cumbria</text:p>
          </table:table-cell>
          <table:table-cell office:value-type="string">
            <text:p>CA7 8HA</text:p>
          </table:table-cell>
          <table:table-cell office:value-type="string">
            <text:p>01768 812280</text:p>
          </table:table-cell>
          <table:table-cell table:style-name="Default" office:value-type="float" office:value="54.72806">
            <text:p>54.72806</text:p>
          </table:table-cell>
          <table:table-cell table:style-name="Default" office:value-type="float" office:value="-3.08065">
            <text:p>-3.08065</text:p>
          </table:table-cell>
          <table:table-cell table:style-name="Default" office:value-type="string">
            <text:p>NY 305 375</text:p>
          </table:table-cell>
          <table:table-cell table:style-name="Default" office:value-type="float" office:value="85">
            <text:p>85</text:p>
          </table:table-cell>
          <table:table-cell/>
          <table:table-cell office:value-type="string">
            <text:p>caldbeck@yha.org.uk</text:p>
          </table:table-cell>
          <table:table-cell office:value-type="string">
            <text:p>http://www.yha.org.uk/hostel/caldbeck-bunkhouse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Carlisle</text:p>
          </table:table-cell>
          <table:table-cell office:value-type="string">
            <text:p>Old Brewery Residences, Bridge Lane, Caldewgate</text:p>
          </table:table-cell>
          <table:table-cell office:value-type="string">
            <text:p>Cumbria</text:p>
          </table:table-cell>
          <table:table-cell office:value-type="string">
            <text:p>CA2 5SR</text:p>
          </table:table-cell>
          <table:table-cell office:value-type="string">
            <text:p>0845 371 9510</text:p>
          </table:table-cell>
          <table:table-cell table:style-name="Default" office:value-type="float" office:value="54.895728">
            <text:p>54.895728</text:p>
          </table:table-cell>
          <table:table-cell table:style-name="Default" office:value-type="float" office:value="-2.94509">
            <text:p>-2.94509</text:p>
          </table:table-cell>
          <table:table-cell table:style-name="Default" office:value-type="string">
            <text:p>NY 395 561</text:p>
          </table:table-cell>
          <table:table-cell table:style-name="Default" office:value-type="float" office:value="85">
            <text:p>85</text:p>
          </table:table-cell>
          <table:table-cell office:value-type="float" office:value="1998">
            <text:p>1998</text:p>
          </table:table-cell>
          <table:table-cell office:value-type="string">
            <text:p>carlisle@yha.org.uk</text:p>
          </table:table-cell>
          <table:table-cell office:value-type="string">
            <text:p>http://www.yha.org.uk/hostel/carlisle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Chipping Camping Barn</text:p>
          </table:table-cell>
          <table:table-cell office:value-type="string">
            <text:p>Clark House Farm, Chipping, Nr Preston</text:p>
          </table:table-cell>
          <table:table-cell office:value-type="string">
            <text:p>Lancashire</text:p>
          </table:table-cell>
          <table:table-cell office:value-type="string">
            <text:p>PR3 2GQ</text:p>
          </table:table-cell>
          <table:table-cell office:value-type="string">
            <text:p>0800 019100</text:p>
          </table:table-cell>
          <table:table-cell table:style-name="Default" office:value-type="float" office:value="53.88665">
            <text:p>53.88665</text:p>
          </table:table-cell>
          <table:table-cell table:style-name="Default" office:value-type="float" office:value="-2.58482">
            <text:p>-2.58482</text:p>
          </table:table-cell>
          <table:table-cell table:style-name="Default" office:value-type="string">
            <text:p>SD 617 435</text:p>
          </table:table-cell>
          <table:table-cell table:style-name="Default" office:value-type="float" office:value="102">
            <text:p>102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chipping-camping-barn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Cockermouth</text:p>
          </table:table-cell>
          <table:table-cell office:value-type="string">
            <text:p>Double Mills, Cockermouth</text:p>
          </table:table-cell>
          <table:table-cell office:value-type="string">
            <text:p>Cumbria</text:p>
          </table:table-cell>
          <table:table-cell office:value-type="string">
            <text:p>CA13 0DS</text:p>
          </table:table-cell>
          <table:table-cell office:value-type="string">
            <text:p>0845 371 9313</text:p>
          </table:table-cell>
          <table:table-cell table:style-name="Default" office:value-type="float" office:value="54.656128">
            <text:p>54.656128</text:p>
          </table:table-cell>
          <table:table-cell table:style-name="Default" office:value-type="float" office:value="-3.367444">
            <text:p>-3.367444</text:p>
          </table:table-cell>
          <table:table-cell table:style-name="Default" office:value-type="string">
            <text:p>NY 119 299</text:p>
          </table:table-cell>
          <table:table-cell table:style-name="Default" office:value-type="float" office:value="89">
            <text:p>89</text:p>
          </table:table-cell>
          <table:table-cell office:value-type="float" office:value="1933">
            <text:p>1933</text:p>
          </table:table-cell>
          <table:table-cell office:value-type="string">
            <text:p>cockermouth@yha.org.uk</text:p>
          </table:table-cell>
          <table:table-cell office:value-type="string">
            <text:p>http://www.yha.org.uk/hostel/cockermouth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Coniston Coppermines</text:p>
          </table:table-cell>
          <table:table-cell office:value-type="string">
            <text:p>Coniston</text:p>
          </table:table-cell>
          <table:table-cell office:value-type="string">
            <text:p>Cumbria</text:p>
          </table:table-cell>
          <table:table-cell office:value-type="string">
            <text:p>LA21 8HP</text:p>
          </table:table-cell>
          <table:table-cell office:value-type="string">
            <text:p>0845 371 9630</text:p>
          </table:table-cell>
          <table:table-cell table:style-name="Default" office:value-type="float" office:value="54.377599">
            <text:p>54.377599</text:p>
          </table:table-cell>
          <table:table-cell table:style-name="Default" office:value-type="float" office:value="-3.095299">
            <text:p>-3.095299</text:p>
          </table:table-cell>
          <table:table-cell table:style-name="Default" office:value-type="string">
            <text:p>SD 290 986</text:p>
          </table:table-cell>
          <table:table-cell table:style-name="Default" office:value-type="float" office:value="96">
            <text:p>96</text:p>
          </table:table-cell>
          <table:table-cell office:value-type="float" office:value="1932">
            <text:p>1932</text:p>
          </table:table-cell>
          <table:table-cell office:value-type="string">
            <text:p>coppermines@yha.org.uk</text:p>
          </table:table-cell>
          <table:table-cell office:value-type="string">
            <text:p>http://www.yha.org.uk/hostel/coniston-coppermines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Coniston Holly How</text:p>
          </table:table-cell>
          <table:table-cell office:value-type="string">
            <text:p>Holly How, Far End, Coniston</text:p>
          </table:table-cell>
          <table:table-cell office:value-type="string">
            <text:p>Cumbria</text:p>
          </table:table-cell>
          <table:table-cell office:value-type="string">
            <text:p>LA21 8DD</text:p>
          </table:table-cell>
          <table:table-cell office:value-type="string">
            <text:p>0845 371 9511</text:p>
          </table:table-cell>
          <table:table-cell table:style-name="Default" office:value-type="float" office:value="54.37331">
            <text:p>54.37331</text:p>
          </table:table-cell>
          <table:table-cell table:style-name="Default" office:value-type="float" office:value="-3.0756">
            <text:p>-3.0756</text:p>
          </table:table-cell>
          <table:table-cell table:style-name="Default" office:value-type="string">
            <text:p>SD 302 981</text:p>
          </table:table-cell>
          <table:table-cell table:style-name="Default" office:value-type="float" office:value="96">
            <text:p>96</text:p>
          </table:table-cell>
          <table:table-cell office:value-type="float" office:value="1950">
            <text:p>1950</text:p>
          </table:table-cell>
          <table:table-cell office:value-type="string">
            <text:p>conistonhh@yha.org.uk</text:p>
          </table:table-cell>
          <table:table-cell office:value-type="string">
            <text:p>http://www.yha.org.uk/hostel/coniston-holly-how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Downham Camping Barn</text:p>
          </table:table-cell>
          <table:table-cell office:value-type="string">
            <text:p>c/o West Lane Farmhouse, Downham, Clitheroe</text:p>
          </table:table-cell>
          <table:table-cell office:value-type="string">
            <text:p>Lancashire</text:p>
          </table:table-cell>
          <table:table-cell office:value-type="string">
            <text:p>BB7 4BS</text:p>
          </table:table-cell>
          <table:table-cell office:value-type="string">
            <text:p>0800 0191700</text:p>
          </table:table-cell>
          <table:table-cell table:style-name="Default" office:value-type="float" office:value="53.89589">
            <text:p>53.89589</text:p>
          </table:table-cell>
          <table:table-cell table:style-name="Default" office:value-type="float" office:value="-2.31393">
            <text:p>-2.31393</text:p>
          </table:table-cell>
          <table:table-cell table:style-name="Default" office:value-type="string">
            <text:p>SD 795 445</text:p>
          </table:table-cell>
          <table:table-cell table:style-name="Default" office:value-type="float" office:value="103">
            <text:p>103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downham-camping-barn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Dufton</text:p>
          </table:table-cell>
          <table:table-cell office:value-type="string">
            <text:p>Dufton, Appleby</text:p>
          </table:table-cell>
          <table:table-cell office:value-type="string">
            <text:p>Cumbria</text:p>
          </table:table-cell>
          <table:table-cell office:value-type="string">
            <text:p>CA16 6DB</text:p>
          </table:table-cell>
          <table:table-cell office:value-type="string">
            <text:p>0845 371 9734</text:p>
          </table:table-cell>
          <table:table-cell table:style-name="Default" office:value-type="float" office:value="54.619877">
            <text:p>54.619877</text:p>
          </table:table-cell>
          <table:table-cell table:style-name="Default" office:value-type="float" office:value="-2.484206">
            <text:p>-2.484206</text:p>
          </table:table-cell>
          <table:table-cell table:style-name="Default" office:value-type="string">
            <text:p>NY 688 251</text:p>
          </table:table-cell>
          <table:table-cell table:style-name="Default" office:value-type="float" office:value="91">
            <text:p>91</text:p>
          </table:table-cell>
          <table:table-cell office:value-type="float" office:value="1975">
            <text:p>1975</text:p>
          </table:table-cell>
          <table:table-cell office:value-type="string">
            <text:p>dufton@yha.org.uk</text:p>
          </table:table-cell>
          <table:table-cell office:value-type="string">
            <text:p>http://www.yha.org.uk/hostel/dufton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Elterwater</text:p>
          </table:table-cell>
          <table:table-cell office:value-type="string">
            <text:p>Elterwater, Ambleside</text:p>
          </table:table-cell>
          <table:table-cell office:value-type="string">
            <text:p>Cumbria</text:p>
          </table:table-cell>
          <table:table-cell office:value-type="string">
            <text:p>LA22 9HX</text:p>
          </table:table-cell>
          <table:table-cell office:value-type="string">
            <text:p>0845 371 9017</text:p>
          </table:table-cell>
          <table:table-cell table:style-name="Default" office:value-type="float" office:value="54.432958">
            <text:p>54.432958</text:p>
          </table:table-cell>
          <table:table-cell table:style-name="Default" office:value-type="float" office:value="-3.038527">
            <text:p>-3.038527</text:p>
          </table:table-cell>
          <table:table-cell table:style-name="Default" office:value-type="string">
            <text:p>NY 327 047</text:p>
          </table:table-cell>
          <table:table-cell table:style-name="Default" office:value-type="float" office:value="90">
            <text:p>90</text:p>
          </table:table-cell>
          <table:table-cell office:value-type="float" office:value="1939">
            <text:p>1939</text:p>
          </table:table-cell>
          <table:table-cell office:value-type="string">
            <text:p>elterwater@yha.org.uk</text:p>
          </table:table-cell>
          <table:table-cell office:value-type="string">
            <text:p>http://www.yha.org.uk/hostel/elterwater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Ennerdale</text:p>
          </table:table-cell>
          <table:table-cell office:value-type="string">
            <text:p>Cat Crag, Ennerdale, Cleator</text:p>
          </table:table-cell>
          <table:table-cell office:value-type="string">
            <text:p>Cumbria</text:p>
          </table:table-cell>
          <table:table-cell office:value-type="string">
            <text:p>CA23 3AX</text:p>
          </table:table-cell>
          <table:table-cell office:value-type="string">
            <text:p>0845 371 9116</text:p>
          </table:table-cell>
          <table:table-cell table:style-name="Default" office:value-type="float" office:value="54.514804">
            <text:p>54.514804</text:p>
          </table:table-cell>
          <table:table-cell table:style-name="Default" office:value-type="float" office:value="-3.326677">
            <text:p>-3.326677</text:p>
          </table:table-cell>
          <table:table-cell table:style-name="Default" office:value-type="string">
            <text:p>NY 142 141</text:p>
          </table:table-cell>
          <table:table-cell table:style-name="Default" office:value-type="float" office:value="89">
            <text:p>89</text:p>
          </table:table-cell>
          <table:table-cell office:value-type="float" office:value="1970">
            <text:p>1970</text:p>
          </table:table-cell>
          <table:table-cell office:value-type="string">
            <text:p>ennerdale@yha.org.uk</text:p>
          </table:table-cell>
          <table:table-cell office:value-type="string">
            <text:p>http://www.yha.org.uk/hostel/ennerdale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Eskdale</text:p>
          </table:table-cell>
          <table:table-cell office:value-type="string">
            <text:p>Boot, Holmrook</text:p>
          </table:table-cell>
          <table:table-cell office:value-type="string">
            <text:p>Cumbria</text:p>
          </table:table-cell>
          <table:table-cell office:value-type="string">
            <text:p>CA19 1TH</text:p>
          </table:table-cell>
          <table:table-cell office:value-type="string">
            <text:p>0845 371 9317</text:p>
          </table:table-cell>
          <table:table-cell table:style-name="Default" office:value-type="float" office:value="54.3989">
            <text:p>54.3989</text:p>
          </table:table-cell>
          <table:table-cell table:style-name="Default" office:value-type="float" office:value="-3.2413">
            <text:p>-3.2413</text:p>
          </table:table-cell>
          <table:table-cell table:style-name="Default" office:value-type="string">
            <text:p>NY 195 011</text:p>
          </table:table-cell>
          <table:table-cell table:style-name="Default" office:value-type="float" office:value="89">
            <text:p>89</text:p>
          </table:table-cell>
          <table:table-cell office:value-type="float" office:value="1938">
            <text:p>1938</text:p>
          </table:table-cell>
          <table:table-cell office:value-type="string">
            <text:p>eskdale@yha.org.uk</text:p>
          </table:table-cell>
          <table:table-cell office:value-type="string">
            <text:p>http://www.yha.org.uk/hostel/eskdale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Grasmere Butharlyp Howe</text:p>
          </table:table-cell>
          <table:table-cell office:value-type="string">
            <text:p>Easedale Road, Grasmere</text:p>
          </table:table-cell>
          <table:table-cell office:value-type="string">
            <text:p>Cumbria</text:p>
          </table:table-cell>
          <table:table-cell office:value-type="string">
            <text:p>LA22 9QG</text:p>
          </table:table-cell>
          <table:table-cell office:value-type="string">
            <text:p>0845 371 9319</text:p>
          </table:table-cell>
          <table:table-cell table:style-name="Default" office:value-type="float" office:value="54.4622">
            <text:p>54.4622</text:p>
          </table:table-cell>
          <table:table-cell table:style-name="Default" office:value-type="float" office:value="-3.024655">
            <text:p>-3.024655</text:p>
          </table:table-cell>
          <table:table-cell table:style-name="Default" office:value-type="string">
            <text:p>NY 337 079</text:p>
          </table:table-cell>
          <table:table-cell table:style-name="Default" office:value-type="float" office:value="90">
            <text:p>90</text:p>
          </table:table-cell>
          <table:table-cell office:value-type="float" office:value="1959">
            <text:p>1959</text:p>
          </table:table-cell>
          <table:table-cell office:value-type="string">
            <text:p>grasmere@yha.org.uk</text:p>
          </table:table-cell>
          <table:table-cell office:value-type="string">
            <text:p>http://www.yha.org.uk/hostel/grasmere-butharlyp-howe</text:p>
          </table:table-cell>
          <table:table-cell office:value-type="string">
            <text:p>Butterlip How</text:p>
          </table:table-cell>
          <table:table-cell table:number-columns-repeated="985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Hawkshead</text:p>
          </table:table-cell>
          <table:table-cell office:value-type="string">
            <text:p>Hawkshead, Ambleside</text:p>
          </table:table-cell>
          <table:table-cell office:value-type="string">
            <text:p>Cumbria</text:p>
          </table:table-cell>
          <table:table-cell office:value-type="string">
            <text:p>LA22 0QD</text:p>
          </table:table-cell>
          <table:table-cell office:value-type="string">
            <text:p>0845 371 9321</text:p>
          </table:table-cell>
          <table:table-cell table:style-name="Default" office:value-type="float" office:value="54.361697">
            <text:p>54.361697</text:p>
          </table:table-cell>
          <table:table-cell table:style-name="Default" office:value-type="float" office:value="-2.994753">
            <text:p>-2.994753</text:p>
          </table:table-cell>
          <table:table-cell table:style-name="Default" office:value-type="string">
            <text:p>SD 355 967</text:p>
          </table:table-cell>
          <table:table-cell table:style-name="Default" office:value-type="float" office:value="96">
            <text:p>96</text:p>
          </table:table-cell>
          <table:table-cell office:value-type="float" office:value="1942">
            <text:p>1942</text:p>
          </table:table-cell>
          <table:table-cell office:value-type="string">
            <text:p>hawkshead@yha.org.uk</text:p>
          </table:table-cell>
          <table:table-cell office:value-type="string">
            <text:p>http://www.yha.org.uk/hostel/hawkshead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Hawse End Bunkhouse</text:p>
          </table:table-cell>
          <table:table-cell office:value-type="string">
            <text:p>Hawse End Cottage, Portinscale, Keswick</text:p>
          </table:table-cell>
          <table:table-cell office:value-type="string">
            <text:p>Cumbria</text:p>
          </table:table-cell>
          <table:table-cell office:value-type="string">
            <text:p>CA12 5UE.</text:p>
          </table:table-cell>
          <table:table-cell office:value-type="string">
            <text:p><text:s/>01768 812280</text:p>
          </table:table-cell>
          <table:table-cell table:style-name="Default" office:value-type="float" office:value="54.579">
            <text:p>54.579</text:p>
          </table:table-cell>
          <table:table-cell table:style-name="Default" office:value-type="float" office:value="-3.16153">
            <text:p>-3.16153</text:p>
          </table:table-cell>
          <table:table-cell table:style-name="Default" office:value-type="string">
            <text:p>NY 250 210</text:p>
          </table:table-cell>
          <table:table-cell table:style-name="Default" office:value-type="float" office:value="90">
            <text:p>90</text:p>
          </table:table-cell>
          <table:table-cell/>
          <table:table-cell office:value-type="string">
            <text:p>hawesend@yha.org.uk</text:p>
          </table:table-cell>
          <table:table-cell office:value-type="string">
            <text:p>http://www.yha.org.uk/hostel/hawse-end-bunkhouse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Helvellyn</text:p>
          </table:table-cell>
          <table:table-cell office:value-type="string">
            <text:p>Greenside, Glenridding, Penrith</text:p>
          </table:table-cell>
          <table:table-cell office:value-type="string">
            <text:p>Cumbria</text:p>
          </table:table-cell>
          <table:table-cell office:value-type="string">
            <text:p>CA11 0QR</text:p>
          </table:table-cell>
          <table:table-cell office:value-type="string">
            <text:p>0845 371 9742</text:p>
          </table:table-cell>
          <table:table-cell table:style-name="Default" office:value-type="float" office:value="54.547756">
            <text:p>54.547756</text:p>
          </table:table-cell>
          <table:table-cell table:style-name="Default" office:value-type="float" office:value="-2.981393">
            <text:p>-2.981393</text:p>
          </table:table-cell>
          <table:table-cell table:style-name="Default" office:value-type="string">
            <text:p>NY 366 174</text:p>
          </table:table-cell>
          <table:table-cell table:style-name="Default" office:value-type="float" office:value="90">
            <text:p>90</text:p>
          </table:table-cell>
          <table:table-cell office:value-type="float" office:value="1948">
            <text:p>1948</text:p>
          </table:table-cell>
          <table:table-cell office:value-type="string">
            <text:p>helvellyn@yha.org.uk</text:p>
          </table:table-cell>
          <table:table-cell office:value-type="string">
            <text:p>http://www.yha.org.uk/hostel/helvellyn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High Gillerthwaite Camping Barn</text:p>
          </table:table-cell>
          <table:table-cell office:value-type="string">
            <text:p>High Gillerthwaite, Ennerdale</text:p>
          </table:table-cell>
          <table:table-cell office:value-type="string">
            <text:p>Cumbria</text:p>
          </table:table-cell>
          <table:table-cell office:value-type="string">
            <text:p>CA23 3AX</text:p>
          </table:table-cell>
          <table:table-cell office:value-type="string">
            <text:p>0800 0191 700</text:p>
          </table:table-cell>
          <table:table-cell table:style-name="Default" office:value-type="float" office:value="54.51482">
            <text:p>54.51482</text:p>
          </table:table-cell>
          <table:table-cell table:style-name="Default" office:value-type="float" office:value="-3.32669">
            <text:p>-3.32669</text:p>
          </table:table-cell>
          <table:table-cell table:style-name="Default" office:value-type="string">
            <text:p>NY 142 141</text:p>
          </table:table-cell>
          <table:table-cell table:style-name="Default" office:value-type="float" office:value="89">
            <text:p>89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high-gillerthwaite-camping-barn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Honister Hause</text:p>
          </table:table-cell>
          <table:table-cell office:value-type="string">
            <text:p>Seatoller, Keswick</text:p>
          </table:table-cell>
          <table:table-cell office:value-type="string">
            <text:p>Cumbria</text:p>
          </table:table-cell>
          <table:table-cell office:value-type="string">
            <text:p>CA12 5XN</text:p>
          </table:table-cell>
          <table:table-cell office:value-type="string">
            <text:p>0845 371 9522</text:p>
          </table:table-cell>
          <table:table-cell table:style-name="Default" office:value-type="float" office:value="54.511433">
            <text:p>54.511433</text:p>
          </table:table-cell>
          <table:table-cell table:style-name="Default" office:value-type="float" office:value="-3.197834">
            <text:p>-3.197834</text:p>
          </table:table-cell>
          <table:table-cell table:style-name="Default" office:value-type="string">
            <text:p>NY 225 136</text:p>
          </table:table-cell>
          <table:table-cell table:style-name="Default" office:value-type="float" office:value="89">
            <text:p>89</text:p>
          </table:table-cell>
          <table:table-cell office:value-type="float" office:value="1942">
            <text:p>1942</text:p>
          </table:table-cell>
          <table:table-cell office:value-type="string">
            <text:p>honister@yha.org.uk</text:p>
          </table:table-cell>
          <table:table-cell office:value-type="string">
            <text:p>http://www.yha.org.uk/hostel/honister-hause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Keswick</text:p>
          </table:table-cell>
          <table:table-cell office:value-type="string">
            <text:p>Station Road, Keswick</text:p>
          </table:table-cell>
          <table:table-cell office:value-type="string">
            <text:p>Cumbria</text:p>
          </table:table-cell>
          <table:table-cell office:value-type="string">
            <text:p>CA12 5LH</text:p>
          </table:table-cell>
          <table:table-cell office:value-type="string">
            <text:p>0845 371 9746</text:p>
          </table:table-cell>
          <table:table-cell table:style-name="Default" office:value-type="float" office:value="54.602104">
            <text:p>54.602104</text:p>
          </table:table-cell>
          <table:table-cell table:style-name="Default" office:value-type="float" office:value="-3.13502">
            <text:p>-3.13502</text:p>
          </table:table-cell>
          <table:table-cell table:style-name="Default" office:value-type="string">
            <text:p>NY 268 236</text:p>
          </table:table-cell>
          <table:table-cell table:style-name="Default" office:value-type="float" office:value="89">
            <text:p>89</text:p>
          </table:table-cell>
          <table:table-cell office:value-type="float" office:value="1933">
            <text:p>1933</text:p>
          </table:table-cell>
          <table:table-cell office:value-type="string">
            <text:p>keswick@yha.org.uk</text:p>
          </table:table-cell>
          <table:table-cell office:value-type="string">
            <text:p>http://www.yha.org.uk/hostel/keswick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King's House, Slaidburn</text:p>
          </table:table-cell>
          <table:table-cell office:value-type="string">
            <text:p>King's House, Slaidburn, Clitheroe</text:p>
          </table:table-cell>
          <table:table-cell office:value-type="string">
            <text:p>Lancashire</text:p>
          </table:table-cell>
          <table:table-cell office:value-type="string">
            <text:p>BB7 3ER</text:p>
          </table:table-cell>
          <table:table-cell office:value-type="string">
            <text:p>0845 371 9343</text:p>
          </table:table-cell>
          <table:table-cell table:style-name="Default" office:value-type="float" office:value="53.966417">
            <text:p>53.966417</text:p>
          </table:table-cell>
          <table:table-cell table:style-name="Default" office:value-type="float" office:value="-2.441575">
            <text:p>-2.441575</text:p>
          </table:table-cell>
          <table:table-cell table:style-name="Default" office:value-type="string">
            <text:p>SD 711 524</text:p>
          </table:table-cell>
          <table:table-cell table:style-name="Default" office:value-type="float" office:value="103">
            <text:p>103</text:p>
          </table:table-cell>
          <table:table-cell office:value-type="float" office:value="1933">
            <text:p>1933</text:p>
          </table:table-cell>
          <table:table-cell office:value-type="string">
            <text:p>slaidburn@yha.org.uk</text:p>
          </table:table-cell>
          <table:table-cell office:value-type="string">
            <text:p>http://www.yha.org.uk/hostel/slaidburn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Langdale</text:p>
          </table:table-cell>
          <table:table-cell office:value-type="string">
            <text:p>High Close, Loughrigg, Ambleside</text:p>
          </table:table-cell>
          <table:table-cell office:value-type="string">
            <text:p>Cumbria</text:p>
          </table:table-cell>
          <table:table-cell office:value-type="string">
            <text:p>LA22 9HJ</text:p>
          </table:table-cell>
          <table:table-cell office:value-type="string">
            <text:p>0845 371 9748</text:p>
          </table:table-cell>
          <table:table-cell table:style-name="Default" office:value-type="float" office:value="54.43857">
            <text:p>54.43857</text:p>
          </table:table-cell>
          <table:table-cell table:style-name="Default" office:value-type="float" office:value="-3.02148">
            <text:p>-3.02148</text:p>
          </table:table-cell>
          <table:table-cell table:style-name="Default" office:value-type="string">
            <text:p>NY 338 053</text:p>
          </table:table-cell>
          <table:table-cell table:style-name="Default" office:value-type="float" office:value="90">
            <text:p>90</text:p>
          </table:table-cell>
          <table:table-cell office:value-type="float" office:value="1955">
            <text:p>1955</text:p>
          </table:table-cell>
          <table:table-cell office:value-type="string">
            <text:p>langdale@yha.org.uk</text:p>
          </table:table-cell>
          <table:table-cell office:value-type="string">
            <text:p>http://www.yha.org.uk/hostel/langdale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Liverpool</text:p>
          </table:table-cell>
          <table:table-cell office:value-type="string">
            <text:p>25 Tabley Street, off Wapping, Liverpool</text:p>
          </table:table-cell>
          <table:table-cell office:value-type="string">
            <text:p>Merseyside</text:p>
          </table:table-cell>
          <table:table-cell office:value-type="string">
            <text:p>L1 8EE</text:p>
          </table:table-cell>
          <table:table-cell office:value-type="string">
            <text:p>0845 371 9527</text:p>
          </table:table-cell>
          <table:table-cell table:style-name="Default" office:value-type="float" office:value="53.398">
            <text:p>53.398</text:p>
          </table:table-cell>
          <table:table-cell table:style-name="Default" office:value-type="float" office:value="-2.9863">
            <text:p>-2.9863</text:p>
          </table:table-cell>
          <table:table-cell table:style-name="Default" office:value-type="string">
            <text:p>SJ 345 895</text:p>
          </table:table-cell>
          <table:table-cell table:style-name="Default" office:value-type="float" office:value="108">
            <text:p>108</text:p>
          </table:table-cell>
          <table:table-cell office:value-type="float" office:value="1997">
            <text:p>1997</text:p>
          </table:table-cell>
          <table:table-cell office:value-type="string">
            <text:p>liverpool@yha.org.uk</text:p>
          </table:table-cell>
          <table:table-cell office:value-type="string">
            <text:p>http://www.yha.org.uk/hostel/liverpool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Manchester</text:p>
          </table:table-cell>
          <table:table-cell office:value-type="string">
            <text:p>Potato Wharf, Castlefield, Manchester</text:p>
          </table:table-cell>
          <table:table-cell office:value-type="string">
            <text:p>Manchester</text:p>
          </table:table-cell>
          <table:table-cell office:value-type="string">
            <text:p>M3 4NB</text:p>
          </table:table-cell>
          <table:table-cell office:value-type="string">
            <text:p>0845 371 9647</text:p>
          </table:table-cell>
          <table:table-cell table:style-name="Default" office:value-type="float" office:value="53.475618">
            <text:p>53.475618</text:p>
          </table:table-cell>
          <table:table-cell table:style-name="Default" office:value-type="float" office:value="-2.257352">
            <text:p>-2.257352</text:p>
          </table:table-cell>
          <table:table-cell table:style-name="Default" office:value-type="string">
            <text:p>SJ 830 977</text:p>
          </table:table-cell>
          <table:table-cell table:style-name="Default" office:value-type="float" office:value="109">
            <text:p>109</text:p>
          </table:table-cell>
          <table:table-cell office:value-type="float" office:value="1995">
            <text:p>1995</text:p>
          </table:table-cell>
          <table:table-cell office:value-type="string">
            <text:p>manchester@yha.org.uk</text:p>
          </table:table-cell>
          <table:table-cell office:value-type="string">
            <text:p>http://www.yha.org.uk/hostel/manchester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Patterdale</text:p>
          </table:table-cell>
          <table:table-cell office:value-type="string">
            <text:p>Patterdale, Penrith</text:p>
          </table:table-cell>
          <table:table-cell office:value-type="string">
            <text:p>Cumbria</text:p>
          </table:table-cell>
          <table:table-cell office:value-type="string">
            <text:p>CA11 0NW</text:p>
          </table:table-cell>
          <table:table-cell office:value-type="string">
            <text:p>0845 371 9337</text:p>
          </table:table-cell>
          <table:table-cell table:style-name="Default" office:value-type="float" office:value="54.532633">
            <text:p>54.532633</text:p>
          </table:table-cell>
          <table:table-cell table:style-name="Default" office:value-type="float" office:value="-2.930458">
            <text:p>-2.930458</text:p>
          </table:table-cell>
          <table:table-cell table:style-name="Default" office:value-type="string">
            <text:p>NY 399 157</text:p>
          </table:table-cell>
          <table:table-cell table:style-name="Default" office:value-type="float" office:value="90">
            <text:p>90</text:p>
          </table:table-cell>
          <table:table-cell office:value-type="float" office:value="1971">
            <text:p>1971</text:p>
          </table:table-cell>
          <table:table-cell office:value-type="string">
            <text:p>patterdale@yha.org.uk</text:p>
          </table:table-cell>
          <table:table-cell office:value-type="string">
            <text:p>http://www.yha.org.uk/hostel/patterdale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Skiddaw Bunkhouse</text:p>
          </table:table-cell>
          <table:table-cell office:value-type="string">
            <text:p>Bassenthwaite, Keswick</text:p>
          </table:table-cell>
          <table:table-cell office:value-type="string">
            <text:p>Cumbria</text:p>
          </table:table-cell>
          <table:table-cell office:value-type="string">
            <text:p>CA12 4QX</text:p>
          </table:table-cell>
          <table:table-cell office:value-type="string">
            <text:p>07747 174293</text:p>
          </table:table-cell>
          <table:table-cell table:style-name="Default" office:value-type="float" office:value="54.652016">
            <text:p>54.652016</text:p>
          </table:table-cell>
          <table:table-cell table:style-name="Default" office:value-type="float" office:value="-3.106266">
            <text:p>-3.106266</text:p>
          </table:table-cell>
          <table:table-cell table:style-name="Default" office:value-type="string">
            <text:p>NY 287 291</text:p>
          </table:table-cell>
          <table:table-cell table:style-name="Default" office:value-type="float" office:value="89">
            <text:p>89</text:p>
          </table:table-cell>
          <table:table-cell office:value-type="float" office:value="2007">
            <text:p>2007</text:p>
          </table:table-cell>
          <table:table-cell office:value-type="string">
            <text:p>skiddaw@yha.org.uk</text:p>
          </table:table-cell>
          <table:table-cell office:value-type="string">
            <text:p>http://www.yha.org.uk/hostel/skiddaw-bunkhouse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Trawden Camping Barn</text:p>
          </table:table-cell>
          <table:table-cell office:value-type="string">
            <text:p>Middle Beardshaw Farm, Burnley Road, Trawden</text:p>
          </table:table-cell>
          <table:table-cell office:value-type="string">
            <text:p>Lancashire</text:p>
          </table:table-cell>
          <table:table-cell office:value-type="string">
            <text:p>BB8 8PP</text:p>
          </table:table-cell>
          <table:table-cell office:value-type="string">
            <text:p>0800 0191 700</text:p>
          </table:table-cell>
          <table:table-cell table:style-name="Default" office:value-type="float" office:value="53.839507">
            <text:p>53.839507</text:p>
          </table:table-cell>
          <table:table-cell table:style-name="Default" office:value-type="float" office:value="-2.14617">
            <text:p>-2.14617</text:p>
          </table:table-cell>
          <table:table-cell table:style-name="Default" office:value-type="string">
            <text:p>SD 905 382</text:p>
          </table:table-cell>
          <table:table-cell table:style-name="Default" office:value-type="float" office:value="103">
            <text:p>103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trawden-camping-barn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Wastwater</text:p>
          </table:table-cell>
          <table:table-cell office:value-type="string">
            <text:p>Wasdale Hall, Wasdale, Seascale</text:p>
          </table:table-cell>
          <table:table-cell office:value-type="string">
            <text:p>Cumbria</text:p>
          </table:table-cell>
          <table:table-cell office:value-type="string">
            <text:p>CA20 1ET</text:p>
          </table:table-cell>
          <table:table-cell office:value-type="string">
            <text:p>0845 371 9350</text:p>
          </table:table-cell>
          <table:table-cell table:style-name="Default" office:value-type="float" office:value="54.428558">
            <text:p>54.428558</text:p>
          </table:table-cell>
          <table:table-cell table:style-name="Default" office:value-type="float" office:value="-3.319706">
            <text:p>-3.319706</text:p>
          </table:table-cell>
          <table:table-cell table:style-name="Default" office:value-type="string">
            <text:p>NY 145 045</text:p>
          </table:table-cell>
          <table:table-cell table:style-name="Default" office:value-type="float" office:value="89">
            <text:p>89</text:p>
          </table:table-cell>
          <table:table-cell office:value-type="float" office:value="1969">
            <text:p>1969</text:p>
          </table:table-cell>
          <table:table-cell office:value-type="string">
            <text:p>wastwater@yha.org.uk</text:p>
          </table:table-cell>
          <table:table-cell office:value-type="string">
            <text:p>http://www.yha.org.uk/hostel/wastwater</text:p>
          </table:table-cell>
          <table:table-cell table:number-columns-repeated="986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Windermere</text:p>
          </table:table-cell>
          <table:table-cell office:value-type="string">
            <text:p>Bridge Lane, Troutbeck, Windermere</text:p>
          </table:table-cell>
          <table:table-cell office:value-type="string">
            <text:p>Cumbria</text:p>
          </table:table-cell>
          <table:table-cell office:value-type="string">
            <text:p>LA23 1LA</text:p>
          </table:table-cell>
          <table:table-cell office:value-type="string">
            <text:p>0845 371 9352</text:p>
          </table:table-cell>
          <table:table-cell table:style-name="Default" office:value-type="float" office:value="54.403862">
            <text:p>54.403862</text:p>
          </table:table-cell>
          <table:table-cell table:style-name="Default" office:value-type="float" office:value="-2.917495">
            <text:p>-2.917495</text:p>
          </table:table-cell>
          <table:table-cell table:style-name="Default" office:value-type="string">
            <text:p>NY 405 013</text:p>
          </table:table-cell>
          <table:table-cell table:style-name="Default" office:value-type="float" office:value="90">
            <text:p>90</text:p>
          </table:table-cell>
          <table:table-cell office:value-type="float" office:value="1935">
            <text:p>1935</text:p>
          </table:table-cell>
          <table:table-cell office:value-type="string">
            <text:p>windermere@yha.org.uk</text:p>
          </table:table-cell>
          <table:table-cell office:value-type="string">
            <text:p>http://www.yha.org.uk/hostel/windermere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Alfriston</text:p>
          </table:table-cell>
          <table:table-cell office:value-type="string">
            <text:p>Frog Firle, Seaford Road, Alfriston, Polegate</text:p>
          </table:table-cell>
          <table:table-cell office:value-type="string">
            <text:p>East Sussex</text:p>
          </table:table-cell>
          <table:table-cell office:value-type="string">
            <text:p>BN26 5TT</text:p>
          </table:table-cell>
          <table:table-cell office:value-type="string">
            <text:p>0845 371 9101</text:p>
          </table:table-cell>
          <table:table-cell table:style-name="Default" office:value-type="float" office:value="50.797274">
            <text:p>50.797274</text:p>
          </table:table-cell>
          <table:table-cell table:style-name="Default" office:value-type="float" office:value="0.152371">
            <text:p>0.152371</text:p>
          </table:table-cell>
          <table:table-cell table:style-name="Default" office:value-type="string">
            <text:p>TQ 518 020</text:p>
          </table:table-cell>
          <table:table-cell table:style-name="Default" office:value-type="float" office:value="199">
            <text:p>199</text:p>
          </table:table-cell>
          <table:table-cell office:value-type="float" office:value="1953">
            <text:p>1953</text:p>
          </table:table-cell>
          <table:table-cell office:value-type="string">
            <text:p>alfriston@yha.org.uk</text:p>
          </table:table-cell>
          <table:table-cell office:value-type="string">
            <text:p>http://www.yha.org.uk/hostel/alfriston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Blackboys Bunkhouse</text:p>
          </table:table-cell>
          <table:table-cell office:value-type="string">
            <text:p>The Glade, Gun Road, Blackboys, Uckfield</text:p>
          </table:table-cell>
          <table:table-cell office:value-type="string">
            <text:p>Sussex</text:p>
          </table:table-cell>
          <table:table-cell office:value-type="string">
            <text:p>TN22 5HU</text:p>
          </table:table-cell>
          <table:table-cell office:value-type="string">
            <text:p>0845 371 9105</text:p>
          </table:table-cell>
          <table:table-cell table:style-name="Default" office:value-type="float" office:value="50.972822">
            <text:p>50.972822</text:p>
          </table:table-cell>
          <table:table-cell table:style-name="Default" office:value-type="float" office:value="0.165058">
            <text:p>0.165058</text:p>
          </table:table-cell>
          <table:table-cell table:style-name="Default" office:value-type="string">
            <text:p>TQ 521 215</text:p>
          </table:table-cell>
          <table:table-cell table:style-name="Default" office:value-type="float" office:value="199">
            <text:p>199</text:p>
          </table:table-cell>
          <table:table-cell office:value-type="float" office:value="1944">
            <text:p>1944</text:p>
          </table:table-cell>
          <table:table-cell office:value-type="string">
            <text:p>blackboys@yha.org.uk</text:p>
          </table:table-cell>
          <table:table-cell office:value-type="string">
            <text:p>http://www.yha.org.uk/hostel/blackboys-bunkhouse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Brighstone</text:p>
          </table:table-cell>
          <table:table-cell office:value-type="string">
            <text:p>Hurst Hill, Totland Bay</text:p>
          </table:table-cell>
          <table:table-cell office:value-type="string">
            <text:p>Isle of Wight</text:p>
          </table:table-cell>
          <table:table-cell/>
          <table:table-cell office:value-type="string">
            <text:p>0845 371 9348</text:p>
          </table:table-cell>
          <table:table-cell table:style-name="Default" office:value-type="float" office:value="50.643555">
            <text:p>50.643555</text:p>
          </table:table-cell>
          <table:table-cell table:style-name="Default" office:value-type="float" office:value="-1.395457">
            <text:p>-1.395457</text:p>
          </table:table-cell>
          <table:table-cell table:style-name="Default" office:value-type="string">
            <text:p>SZ 428 828</text:p>
          </table:table-cell>
          <table:table-cell table:style-name="Default" office:value-type="float" office:value="196">
            <text:p>196</text:p>
          </table:table-cell>
          <table:table-cell/>
          <table:table-cell office:value-type="string">
            <text:p>brighstone@yha.org.uk</text:p>
          </table:table-cell>
          <table:table-cell office:value-type="string">
            <text:p>http://www.yha.org.uk/hostel/brighstone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Canterbury</text:p>
          </table:table-cell>
          <table:table-cell office:value-type="string">
            <text:p>54 New Dover Road, Canterbury</text:p>
          </table:table-cell>
          <table:table-cell office:value-type="string">
            <text:p>Kent</text:p>
          </table:table-cell>
          <table:table-cell office:value-type="string">
            <text:p>CT1 3DT</text:p>
          </table:table-cell>
          <table:table-cell office:value-type="string">
            <text:p>0845 371 9010</text:p>
          </table:table-cell>
          <table:table-cell table:style-name="Default" office:value-type="float" office:value="51.271692">
            <text:p>51.271692</text:p>
          </table:table-cell>
          <table:table-cell table:style-name="Default" office:value-type="float" office:value="1.091335">
            <text:p>1.091335</text:p>
          </table:table-cell>
          <table:table-cell table:style-name="Default" office:value-type="string">
            <text:p>TR 157 570</text:p>
          </table:table-cell>
          <table:table-cell table:style-name="Default" office:value-type="float" office:value="179">
            <text:p>179</text:p>
          </table:table-cell>
          <table:table-cell/>
          <table:table-cell office:value-type="string">
            <text:p>canterbury@yha.org.uk</text:p>
          </table:table-cell>
          <table:table-cell office:value-type="string">
            <text:p>http://www.yha.org.uk/hostel/canterbury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Cold Blow Camping Barn</text:p>
          </table:table-cell>
          <table:table-cell office:value-type="string">
            <text:p>Cold Blow Farm, Cold Blow Lane, Thurnham</text:p>
          </table:table-cell>
          <table:table-cell office:value-type="string">
            <text:p>Kent</text:p>
          </table:table-cell>
          <table:table-cell office:value-type="string">
            <text:p>ME14 3LR</text:p>
          </table:table-cell>
          <table:table-cell office:value-type="string">
            <text:p>0800 0191700</text:p>
          </table:table-cell>
          <table:table-cell table:style-name="Default" office:value-type="float" office:value="51.2922">
            <text:p>51.2922</text:p>
          </table:table-cell>
          <table:table-cell table:style-name="Default" office:value-type="float" office:value="0.61171">
            <text:p>0.61171</text:p>
          </table:table-cell>
          <table:table-cell table:style-name="Default" office:value-type="string">
            <text:p>TQ 822 580</text:p>
          </table:table-cell>
          <table:table-cell table:style-name="Default" office:value-type="float" office:value="188">
            <text:p>188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cold-blow-camping-barn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Eastbourne</text:p>
          </table:table-cell>
          <table:table-cell office:value-type="string">
            <text:p>1 East Dean Road, Eastbourne</text:p>
          </table:table-cell>
          <table:table-cell office:value-type="string">
            <text:p>East Sussex</text:p>
          </table:table-cell>
          <table:table-cell office:value-type="string">
            <text:p>BN20 8ES</text:p>
          </table:table-cell>
          <table:table-cell office:value-type="string">
            <text:p>0845 371 9316</text:p>
          </table:table-cell>
          <table:table-cell table:style-name="Default" office:value-type="float" office:value="50.769104">
            <text:p>50.769104</text:p>
          </table:table-cell>
          <table:table-cell table:style-name="Default" office:value-type="float" office:value="0.250561">
            <text:p>0.250561</text:p>
          </table:table-cell>
          <table:table-cell table:style-name="Default" office:value-type="string">
            <text:p>TV 588 990</text:p>
          </table:table-cell>
          <table:table-cell table:style-name="Default" office:value-type="float" office:value="199">
            <text:p>199</text:p>
          </table:table-cell>
          <table:table-cell office:value-type="float" office:value="2009">
            <text:p>2009</text:p>
          </table:table-cell>
          <table:table-cell office:value-type="string">
            <text:p>eastbourne@yha.org.uk</text:p>
          </table:table-cell>
          <table:table-cell office:value-type="string">
            <text:p>http://www.yha.org.uk/hostel/eastbourne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Hindhead</text:p>
          </table:table-cell>
          <table:table-cell office:value-type="string">
            <text:p>Devil's Punchbowl, off Portsmouth Road, Thursley, Godalming</text:p>
          </table:table-cell>
          <table:table-cell office:value-type="string">
            <text:p>Surrey</text:p>
          </table:table-cell>
          <table:table-cell office:value-type="string">
            <text:p>GU8 6NS</text:p>
          </table:table-cell>
          <table:table-cell office:value-type="string">
            <text:p>0845 371 9022</text:p>
          </table:table-cell>
          <table:table-cell table:style-name="Default" office:value-type="float" office:value="51.124273">
            <text:p>51.124273</text:p>
          </table:table-cell>
          <table:table-cell table:style-name="Default" office:value-type="float" office:value="-0.724647">
            <text:p>-0.724647</text:p>
          </table:table-cell>
          <table:table-cell table:style-name="Default" office:value-type="string">
            <text:p>SU 893 369</text:p>
          </table:table-cell>
          <table:table-cell table:style-name="Default" office:value-type="float" office:value="186">
            <text:p>186</text:p>
          </table:table-cell>
          <table:table-cell office:value-type="float" office:value="1949">
            <text:p>1949</text:p>
          </table:table-cell>
          <table:table-cell office:value-type="string">
            <text:p>hindhead@yha.org.uk</text:p>
          </table:table-cell>
          <table:table-cell office:value-type="string">
            <text:p>http://www.yha.org.uk/hostel/hindhead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Holmbury</text:p>
          </table:table-cell>
          <table:table-cell office:value-type="string">
            <text:p>Radnor Lane, Dorking</text:p>
          </table:table-cell>
          <table:table-cell office:value-type="string">
            <text:p>Surrey</text:p>
          </table:table-cell>
          <table:table-cell office:value-type="string">
            <text:p>RH5 6NW</text:p>
          </table:table-cell>
          <table:table-cell office:value-type="string">
            <text:p>0845 371 9323</text:p>
          </table:table-cell>
          <table:table-cell table:style-name="Default" office:value-type="float" office:value="51.194147">
            <text:p>51.194147</text:p>
          </table:table-cell>
          <table:table-cell table:style-name="Default" office:value-type="float" office:value="-0.420847">
            <text:p>-0.420847</text:p>
          </table:table-cell>
          <table:table-cell table:style-name="Default" office:value-type="string">
            <text:p>TQ 104 451</text:p>
          </table:table-cell>
          <table:table-cell table:style-name="Default" office:value-type="float" office:value="187">
            <text:p>187</text:p>
          </table:table-cell>
          <table:table-cell office:value-type="float" office:value="1935">
            <text:p>1935</text:p>
          </table:table-cell>
          <table:table-cell office:value-type="string">
            <text:p>holmbury@yha.org.uk</text:p>
          </table:table-cell>
          <table:table-cell office:value-type="string">
            <text:p>http://www.yha.org.uk/hostel/holmbury</text:p>
          </table:table-cell>
          <table:table-cell office:value-type="string">
            <text:p>Harden Moss</text:p>
          </table:table-cell>
          <table:table-cell table:number-columns-repeated="985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Isle of Wight <text:s/>Cowes UKSA</text:p>
          </table:table-cell>
          <table:table-cell office:value-type="string">
            <text:p>Arctic Road, Cowes</text:p>
          </table:table-cell>
          <table:table-cell office:value-type="string">
            <text:p>Isle of Wight</text:p>
          </table:table-cell>
          <table:table-cell office:value-type="string">
            <text:p>PO31 7PQ</text:p>
          </table:table-cell>
          <table:table-cell office:value-type="string">
            <text:p>01983 294941</text:p>
          </table:table-cell>
          <table:table-cell table:style-name="Default" office:value-type="float" office:value="50.757973">
            <text:p>50.757973</text:p>
          </table:table-cell>
          <table:table-cell table:style-name="Default" office:value-type="float" office:value="-1.29276">
            <text:p>-1.29276</text:p>
          </table:table-cell>
          <table:table-cell table:style-name="Default" office:value-type="string">
            <text:p>SZ 500 956</text:p>
          </table:table-cell>
          <table:table-cell table:style-name="Default"/>
          <table:table-cell/>
          <table:table-cell office:value-type="string">
            <text:p>yhabookings@uksa.org</text:p>
          </table:table-cell>
          <table:table-cell office:value-type="string">
            <text:p>http://www.yha.org.uk/hostel/uksa-cowes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Jordans</text:p>
          </table:table-cell>
          <table:table-cell office:value-type="string">
            <text:p>Welders Lane, Jordans, Beaconsfield</text:p>
          </table:table-cell>
          <table:table-cell office:value-type="string">
            <text:p>Buckinghamshire</text:p>
          </table:table-cell>
          <table:table-cell office:value-type="string">
            <text:p>HP9 2SN</text:p>
          </table:table-cell>
          <table:table-cell office:value-type="string">
            <text:p>0845 371 9523</text:p>
          </table:table-cell>
          <table:table-cell table:style-name="Default" office:value-type="float" office:value="51.610057">
            <text:p>51.610057</text:p>
          </table:table-cell>
          <table:table-cell table:style-name="Default" office:value-type="float" office:value="-0.592401">
            <text:p>-0.592401</text:p>
          </table:table-cell>
          <table:table-cell table:style-name="Default" office:value-type="string">
            <text:p>SU 976 911</text:p>
          </table:table-cell>
          <table:table-cell table:style-name="Default" office:value-type="float" office:value="175">
            <text:p>175</text:p>
          </table:table-cell>
          <table:table-cell office:value-type="float" office:value="1933">
            <text:p>1933</text:p>
          </table:table-cell>
          <table:table-cell office:value-type="string">
            <text:p>jordans@yha.org.uk</text:p>
          </table:table-cell>
          <table:table-cell office:value-type="string">
            <text:p>http://www.yha.org.uk/hostel/jordans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table:number-columns-repeated="2" office:value-type="string">
            <text:p>Littlehampton</text:p>
          </table:table-cell>
          <table:table-cell office:value-type="string">
            <text:p>West Sussex</text:p>
          </table:table-cell>
          <table:table-cell office:value-type="string">
            <text:p>BN17 5AW</text:p>
          </table:table-cell>
          <table:table-cell office:value-type="string">
            <text:p>0845 371 9670</text:p>
          </table:table-cell>
          <table:table-cell table:style-name="Default" office:value-type="float" office:value="50.808272">
            <text:p>50.808272</text:p>
          </table:table-cell>
          <table:table-cell table:style-name="Default" office:value-type="float" office:value="-0.545281">
            <text:p>-0.545281</text:p>
          </table:table-cell>
          <table:table-cell table:style-name="Default" office:value-type="string">
            <text:p>TQ 026 020</text:p>
          </table:table-cell>
          <table:table-cell table:style-name="Default" office:value-type="float" office:value="197">
            <text:p>197</text:p>
          </table:table-cell>
          <table:table-cell office:value-type="float" office:value="2003">
            <text:p>2003</text:p>
          </table:table-cell>
          <table:table-cell office:value-type="string">
            <text:p>littlehampton@yha.org.uk</text:p>
          </table:table-cell>
          <table:table-cell office:value-type="string">
            <text:p>http://www.yha.org.uk/hostel/littlehampton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Margate</text:p>
          </table:table-cell>
          <table:table-cell office:value-type="string">
            <text:p>3-4 Royal Esplanade, Westbrook Bay, Margate</text:p>
          </table:table-cell>
          <table:table-cell office:value-type="string">
            <text:p>Kent</text:p>
          </table:table-cell>
          <table:table-cell office:value-type="string">
            <text:p>CT9 5DL</text:p>
          </table:table-cell>
          <table:table-cell office:value-type="string">
            <text:p>01843 221616</text:p>
          </table:table-cell>
          <table:table-cell table:style-name="Default" office:value-type="float" office:value="51.38512">
            <text:p>51.38512</text:p>
          </table:table-cell>
          <table:table-cell table:style-name="Default" office:value-type="float" office:value="1.364169">
            <text:p>1.364169</text:p>
          </table:table-cell>
          <table:table-cell table:style-name="Default" office:value-type="string">
            <text:p>TR 342 705</text:p>
          </table:table-cell>
          <table:table-cell table:style-name="Default" office:value-type="float" office:value="179">
            <text:p>179</text:p>
          </table:table-cell>
          <table:table-cell office:value-type="float" office:value="1998">
            <text:p>1998</text:p>
          </table:table-cell>
          <table:table-cell office:value-type="string">
            <text:p>margate@yha.org.uk</text:p>
          </table:table-cell>
          <table:table-cell office:value-type="string">
            <text:p>http://www.yha.org.uk/hostel/margate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Medway</text:p>
          </table:table-cell>
          <table:table-cell office:value-type="string">
            <text:p>351 Capstone Road, Gillingham</text:p>
          </table:table-cell>
          <table:table-cell office:value-type="string">
            <text:p>Kent</text:p>
          </table:table-cell>
          <table:table-cell office:value-type="string">
            <text:p>ME7 3JE</text:p>
          </table:table-cell>
          <table:table-cell office:value-type="string">
            <text:p>0845 371 9649</text:p>
          </table:table-cell>
          <table:table-cell table:style-name="Default" office:value-type="float" office:value="51.357857">
            <text:p>51.357857</text:p>
          </table:table-cell>
          <table:table-cell table:style-name="Default" office:value-type="float" office:value="0.558034">
            <text:p>0.558034</text:p>
          </table:table-cell>
          <table:table-cell table:style-name="Default" office:value-type="string">
            <text:p>TQ 782 652</text:p>
          </table:table-cell>
          <table:table-cell table:style-name="Default" office:value-type="float" office:value="178">
            <text:p>178</text:p>
          </table:table-cell>
          <table:table-cell/>
          <table:table-cell office:value-type="string">
            <text:p>medway@yha.org.uk</text:p>
          </table:table-cell>
          <table:table-cell office:value-type="string">
            <text:p>http://www.yha.org.uk/hostel/medway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Milton Keynes</text:p>
          </table:table-cell>
          <table:table-cell office:value-type="string">
            <text:p>Vicarage Road, Bradwell Village, Milton Keynes</text:p>
          </table:table-cell>
          <table:table-cell office:value-type="string">
            <text:p>Buckinghamshire</text:p>
          </table:table-cell>
          <table:table-cell office:value-type="string">
            <text:p>MK13 9AG</text:p>
          </table:table-cell>
          <table:table-cell office:value-type="string">
            <text:p>0845 371 9307</text:p>
          </table:table-cell>
          <table:table-cell table:style-name="Default" office:value-type="float" office:value="52.04795">
            <text:p>52.04795</text:p>
          </table:table-cell>
          <table:table-cell table:style-name="Default" office:value-type="float" office:value="-0.789">
            <text:p>-0.789</text:p>
          </table:table-cell>
          <table:table-cell table:style-name="Default" office:value-type="string">
            <text:p>SP 831 395</text:p>
          </table:table-cell>
          <table:table-cell table:style-name="Default" office:value-type="float" office:value="152">
            <text:p>152</text:p>
          </table:table-cell>
          <table:table-cell office:value-type="float" office:value="1982">
            <text:p>1982</text:p>
          </table:table-cell>
          <table:table-cell office:value-type="string">
            <text:p>miltonkeynes@yha.org.uk</text:p>
          </table:table-cell>
          <table:table-cell office:value-type="string">
            <text:p>http://www.yha.org.uk/hostel/milton-keynes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New Forest</text:p>
          </table:table-cell>
          <table:table-cell office:value-type="string">
            <text:p>Cott Lane, Burley Ringwood</text:p>
          </table:table-cell>
          <table:table-cell office:value-type="string">
            <text:p>Hampshire</text:p>
          </table:table-cell>
          <table:table-cell office:value-type="string">
            <text:p>BH24 4BB</text:p>
          </table:table-cell>
          <table:table-cell office:value-type="string">
            <text:p>0845 371 9309</text:p>
          </table:table-cell>
          <table:table-cell table:style-name="Default" office:value-type="float" office:value="50.82438">
            <text:p>50.82438</text:p>
          </table:table-cell>
          <table:table-cell table:style-name="Default" office:value-type="float" office:value="-1.687614">
            <text:p>-1.687614</text:p>
          </table:table-cell>
          <table:table-cell table:style-name="Default" office:value-type="string">
            <text:p>SU 220 028</text:p>
          </table:table-cell>
          <table:table-cell table:style-name="Default" office:value-type="float" office:value="195">
            <text:p>195</text:p>
          </table:table-cell>
          <table:table-cell/>
          <table:table-cell office:value-type="string">
            <text:p>burley@yha.org.uk</text:p>
          </table:table-cell>
          <table:table-cell office:value-type="string">
            <text:p>http://www.yha.org.uk/hostel/new-forest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Oxford</text:p>
          </table:table-cell>
          <table:table-cell office:value-type="string">
            <text:p>2a Botley Road, Oxford</text:p>
          </table:table-cell>
          <table:table-cell office:value-type="string">
            <text:p>Oxfordshire</text:p>
          </table:table-cell>
          <table:table-cell office:value-type="string">
            <text:p>OX2 0AB</text:p>
          </table:table-cell>
          <table:table-cell office:value-type="string">
            <text:p>0845 371 9131</text:p>
          </table:table-cell>
          <table:table-cell table:style-name="Default" office:value-type="float" office:value="51.752897">
            <text:p>51.752897</text:p>
          </table:table-cell>
          <table:table-cell table:style-name="Default" office:value-type="float" office:value="-1.266399">
            <text:p>-1.266399</text:p>
          </table:table-cell>
          <table:table-cell table:style-name="Default" office:value-type="string">
            <text:p>SP 507 063</text:p>
          </table:table-cell>
          <table:table-cell table:style-name="Default" office:value-type="float" office:value="164">
            <text:p>164</text:p>
          </table:table-cell>
          <table:table-cell office:value-type="float" office:value="2001">
            <text:p>2001</text:p>
          </table:table-cell>
          <table:table-cell office:value-type="string">
            <text:p>oxford@yha.org.uk</text:p>
          </table:table-cell>
          <table:table-cell office:value-type="string">
            <text:p>http://www.yha.org.uk/hostel/oxford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Puttenham Camping Barn</text:p>
          </table:table-cell>
          <table:table-cell office:value-type="string">
            <text:p>The Street, Puttenham, Nr Guildford</text:p>
          </table:table-cell>
          <table:table-cell office:value-type="string">
            <text:p>Surrey</text:p>
          </table:table-cell>
          <table:table-cell office:value-type="string">
            <text:p>GU3 1AR</text:p>
          </table:table-cell>
          <table:table-cell office:value-type="string">
            <text:p>0800 0191 700</text:p>
          </table:table-cell>
          <table:table-cell table:style-name="Default" office:value-type="float" office:value="51.22267">
            <text:p>51.22267</text:p>
          </table:table-cell>
          <table:table-cell table:style-name="Default" office:value-type="float" office:value="-0.66596">
            <text:p>-0.66596</text:p>
          </table:table-cell>
          <table:table-cell table:style-name="Default" office:value-type="string">
            <text:p>SU 933 479</text:p>
          </table:table-cell>
          <table:table-cell table:style-name="Default" office:value-type="float" office:value="145">
            <text:p>145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puttenham-camping-barn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South Downs</text:p>
          </table:table-cell>
          <table:table-cell office:value-type="string">
            <text:p>Itford Farm, Beddingham, Lewes</text:p>
          </table:table-cell>
          <table:table-cell office:value-type="string">
            <text:p>East Sussex</text:p>
          </table:table-cell>
          <table:table-cell office:value-type="string">
            <text:p>BN8 6JS</text:p>
          </table:table-cell>
          <table:table-cell/>
          <table:table-cell table:style-name="Default" office:value-type="float" office:value="50.831591">
            <text:p>50.831591</text:p>
          </table:table-cell>
          <table:table-cell table:style-name="Default" office:value-type="float" office:value="0.034021">
            <text:p>0.034021</text:p>
          </table:table-cell>
          <table:table-cell table:style-name="Default" office:value-type="string">
            <text:p>TQ 433 055</text:p>
          </table:table-cell>
          <table:table-cell table:style-name="Default" office:value-type="float" office:value="198">
            <text:p>198</text:p>
          </table:table-cell>
          <table:table-cell/>
          <table:table-cell office:value-type="string">
            <text:p>southdowns@yha.org.uk</text:p>
          </table:table-cell>
          <table:table-cell office:value-type="string">
            <text:p>http://www.yha.org.uk/hostel/south-downs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Streatley</text:p>
          </table:table-cell>
          <table:table-cell office:value-type="string">
            <text:p>Reading Road, Streatley</text:p>
          </table:table-cell>
          <table:table-cell office:value-type="string">
            <text:p>Berkshire</text:p>
          </table:table-cell>
          <table:table-cell office:value-type="string">
            <text:p>RG8 9JJ</text:p>
          </table:table-cell>
          <table:table-cell office:value-type="string">
            <text:p>0845 371 9044</text:p>
          </table:table-cell>
          <table:table-cell table:style-name="Default" office:value-type="float" office:value="51.521815">
            <text:p>51.521815</text:p>
          </table:table-cell>
          <table:table-cell table:style-name="Default" office:value-type="float" office:value="-1.148734">
            <text:p>-1.148734</text:p>
          </table:table-cell>
          <table:table-cell table:style-name="Default" office:value-type="string">
            <text:p>SU 592 807</text:p>
          </table:table-cell>
          <table:table-cell table:style-name="Default" office:value-type="float" office:value="174">
            <text:p>174</text:p>
          </table:table-cell>
          <table:table-cell office:value-type="float" office:value="1937">
            <text:p>1937</text:p>
          </table:table-cell>
          <table:table-cell office:value-type="string">
            <text:p>streatley@yha.org.uk</text:p>
          </table:table-cell>
          <table:table-cell office:value-type="string">
            <text:p>http://www.yha.org.uk/hostel/streatley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Tanners Hatch</text:p>
          </table:table-cell>
          <table:table-cell office:value-type="string">
            <text:p>Ranmore Common Road, Dorking</text:p>
          </table:table-cell>
          <table:table-cell office:value-type="string">
            <text:p>Surrey</text:p>
          </table:table-cell>
          <table:table-cell office:value-type="string">
            <text:p>RH5 6BE</text:p>
          </table:table-cell>
          <table:table-cell office:value-type="string">
            <text:p>0845 371 9542</text:p>
          </table:table-cell>
          <table:table-cell table:style-name="Default" office:value-type="float" office:value="51.252025">
            <text:p>51.252025</text:p>
          </table:table-cell>
          <table:table-cell table:style-name="Default" office:value-type="float" office:value="-0.367452">
            <text:p>-0.367452</text:p>
          </table:table-cell>
          <table:table-cell table:style-name="Default" office:value-type="string">
            <text:p>TQ 140 516</text:p>
          </table:table-cell>
          <table:table-cell table:style-name="Default" office:value-type="float" office:value="187">
            <text:p>187</text:p>
          </table:table-cell>
          <table:table-cell office:value-type="float" office:value="1945">
            <text:p>1945</text:p>
          </table:table-cell>
          <table:table-cell office:value-type="string">
            <text:p>tanners@yha.org.uk</text:p>
          </table:table-cell>
          <table:table-cell office:value-type="string">
            <text:p>http://www.yha.org.uk/hostel/tanners-hatch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Telscombe</text:p>
          </table:table-cell>
          <table:table-cell office:value-type="string">
            <text:p>Bank Cottages, Telscombe, Lewes</text:p>
          </table:table-cell>
          <table:table-cell office:value-type="string">
            <text:p>East Sussex</text:p>
          </table:table-cell>
          <table:table-cell office:value-type="string">
            <text:p>BN7 3HZ</text:p>
          </table:table-cell>
          <table:table-cell office:value-type="string">
            <text:p>0845 371 9663</text:p>
          </table:table-cell>
          <table:table-cell table:style-name="Default" office:value-type="float" office:value="50.812445">
            <text:p>50.812445</text:p>
          </table:table-cell>
          <table:table-cell table:style-name="Default" office:value-type="float" office:value="-0.006569">
            <text:p>-0.006569</text:p>
          </table:table-cell>
          <table:table-cell table:style-name="Default" office:value-type="string">
            <text:p>TQ 405 033</text:p>
          </table:table-cell>
          <table:table-cell table:style-name="Default" office:value-type="float" office:value="198">
            <text:p>198</text:p>
          </table:table-cell>
          <table:table-cell office:value-type="float" office:value="1979">
            <text:p>1979</text:p>
          </table:table-cell>
          <table:table-cell office:value-type="string">
            <text:p>telscombe@yha.org.uk</text:p>
          </table:table-cell>
          <table:table-cell office:value-type="string">
            <text:p>http://www.yha.org.uk/hostel/telscombe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Totland</text:p>
          </table:table-cell>
          <table:table-cell office:value-type="string">
            <text:p>Hurst Hill, Totland Bay</text:p>
          </table:table-cell>
          <table:table-cell office:value-type="string">
            <text:p>Isle of Wight</text:p>
          </table:table-cell>
          <table:table-cell office:value-type="string">
            <text:p>PO39 0HD</text:p>
          </table:table-cell>
          <table:table-cell office:value-type="string">
            <text:p>01983 752 165</text:p>
          </table:table-cell>
          <table:table-cell table:style-name="Default" office:value-type="float" office:value="50.677089">
            <text:p>50.677089</text:p>
          </table:table-cell>
          <table:table-cell table:style-name="Default" office:value-type="float" office:value="-1.541704">
            <text:p>-1.541704</text:p>
          </table:table-cell>
          <table:table-cell table:style-name="Default" office:value-type="string">
            <text:p>SZ 325 865</text:p>
          </table:table-cell>
          <table:table-cell table:style-name="Default" office:value-type="float" office:value="196">
            <text:p>196</text:p>
          </table:table-cell>
          <table:table-cell office:value-type="float" office:value="1975">
            <text:p>1975</text:p>
          </table:table-cell>
          <table:table-cell office:value-type="string">
            <text:p>totland@yha.org.uk</text:p>
          </table:table-cell>
          <table:table-cell office:value-type="string">
            <text:p>http://www.yha.org.uk/hostel/totland</text:p>
          </table:table-cell>
          <table:table-cell table:number-columns-repeated="986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Truleigh Hill</text:p>
          </table:table-cell>
          <table:table-cell office:value-type="string">
            <text:p>Tottington Barn, Shoreham-by-Sea</text:p>
          </table:table-cell>
          <table:table-cell office:value-type="string">
            <text:p>West Sussex</text:p>
          </table:table-cell>
          <table:table-cell office:value-type="string">
            <text:p>BN43 5FB</text:p>
          </table:table-cell>
          <table:table-cell office:value-type="string">
            <text:p>0845 371 9047</text:p>
          </table:table-cell>
          <table:table-cell table:style-name="Default" office:value-type="float" office:value="50.882035">
            <text:p>50.882035</text:p>
          </table:table-cell>
          <table:table-cell table:style-name="Default" office:value-type="float" office:value="-0.26273">
            <text:p>-0.26273</text:p>
          </table:table-cell>
          <table:table-cell table:style-name="Default" office:value-type="string">
            <text:p>TQ 223 106</text:p>
          </table:table-cell>
          <table:table-cell table:style-name="Default" office:value-type="float" office:value="198">
            <text:p>198</text:p>
          </table:table-cell>
          <table:table-cell office:value-type="float" office:value="1968">
            <text:p>1968</text:p>
          </table:table-cell>
          <table:table-cell office:value-type="string">
            <text:p>truleigh@yha.org.uk</text:p>
          </table:table-cell>
          <table:table-cell office:value-type="string">
            <text:p>http://www.yha.org.uk/hostel/truleigh-hill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Bath</text:p>
          </table:table-cell>
          <table:table-cell office:value-type="string">
            <text:p>Bathwick Hill, Bath</text:p>
          </table:table-cell>
          <table:table-cell office:value-type="string">
            <text:p>Somerset</text:p>
          </table:table-cell>
          <table:table-cell office:value-type="string">
            <text:p>BA2 6JZ</text:p>
          </table:table-cell>
          <table:table-cell office:value-type="string">
            <text:p>0845 3719303</text:p>
          </table:table-cell>
          <table:table-cell table:style-name="Default" office:value-type="float" office:value="51.379157">
            <text:p>51.379157</text:p>
          </table:table-cell>
          <table:table-cell table:style-name="Default" office:value-type="float" office:value="-2.340667">
            <text:p>-2.340667</text:p>
          </table:table-cell>
          <table:table-cell table:style-name="Default" office:value-type="string">
            <text:p>ST 764 645</text:p>
          </table:table-cell>
          <table:table-cell table:style-name="Default" office:value-type="float" office:value="172">
            <text:p>172</text:p>
          </table:table-cell>
          <table:table-cell office:value-type="float" office:value="1954">
            <text:p>1954</text:p>
          </table:table-cell>
          <table:table-cell office:value-type="string">
            <text:p>bath@yha.org.uk</text:p>
          </table:table-cell>
          <table:table-cell office:value-type="string">
            <text:p>http://www.yha.org.uk/hostel/bath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Beer</text:p>
          </table:table-cell>
          <table:table-cell office:value-type="string">
            <text:p>Bovey Combe, Beer, Seaton</text:p>
          </table:table-cell>
          <table:table-cell office:value-type="string">
            <text:p>Devon</text:p>
          </table:table-cell>
          <table:table-cell office:value-type="string">
            <text:p>EX12 3LL</text:p>
          </table:table-cell>
          <table:table-cell office:value-type="string">
            <text:p>0845 371 9502</text:p>
          </table:table-cell>
          <table:table-cell table:style-name="Default" office:value-type="float" office:value="50.7015">
            <text:p>50.7015</text:p>
          </table:table-cell>
          <table:table-cell table:style-name="Default" office:value-type="float" office:value="-3.101095">
            <text:p>-3.101095</text:p>
          </table:table-cell>
          <table:table-cell table:style-name="Default" office:value-type="string">
            <text:p>SY 223 897</text:p>
          </table:table-cell>
          <table:table-cell table:style-name="Default" office:value-type="float" office:value="192">
            <text:p>192</text:p>
          </table:table-cell>
          <table:table-cell office:value-type="float" office:value="1962">
            <text:p>1962</text:p>
          </table:table-cell>
          <table:table-cell office:value-type="string">
            <text:p>beer@yha.org.uk</text:p>
          </table:table-cell>
          <table:table-cell office:value-type="string">
            <text:p>http://www.yha.org.uk/hostel/beer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Boscastle</text:p>
          </table:table-cell>
          <table:table-cell office:value-type="string">
            <text:p>Palace Stables, Boscastle</text:p>
          </table:table-cell>
          <table:table-cell office:value-type="string">
            <text:p>Cornwall</text:p>
          </table:table-cell>
          <table:table-cell office:value-type="string">
            <text:p>PL35 0HD</text:p>
          </table:table-cell>
          <table:table-cell office:value-type="string">
            <text:p>0845 371 9006</text:p>
          </table:table-cell>
          <table:table-cell table:style-name="Default" office:value-type="float" office:value="50.69074">
            <text:p>50.69074</text:p>
          </table:table-cell>
          <table:table-cell table:style-name="Default" office:value-type="float" office:value="-4.695582">
            <text:p>-4.695582</text:p>
          </table:table-cell>
          <table:table-cell table:style-name="Default" office:value-type="string">
            <text:p>SX 097 914</text:p>
          </table:table-cell>
          <table:table-cell table:style-name="Default" office:value-type="float" office:value="190">
            <text:p>190</text:p>
          </table:table-cell>
          <table:table-cell office:value-type="float" office:value="1962">
            <text:p>1962</text:p>
          </table:table-cell>
          <table:table-cell office:value-type="string">
            <text:p>boscastle@yha.org.uk</text:p>
          </table:table-cell>
          <table:table-cell office:value-type="string">
            <text:p>http://www.yha.org.uk/hostel/boscastle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Boswinger</text:p>
          </table:table-cell>
          <table:table-cell office:value-type="string">
            <text:p>Boswinger, Gorran, St Austell</text:p>
          </table:table-cell>
          <table:table-cell office:value-type="string">
            <text:p>Cornwall</text:p>
          </table:table-cell>
          <table:table-cell office:value-type="string">
            <text:p>PL26 6LL</text:p>
          </table:table-cell>
          <table:table-cell office:value-type="string">
            <text:p>0845 371 9107</text:p>
          </table:table-cell>
          <table:table-cell table:style-name="Default" office:value-type="float" office:value="50.235406">
            <text:p>50.235406</text:p>
          </table:table-cell>
          <table:table-cell table:style-name="Default" office:value-type="float" office:value="-4.818937">
            <text:p>-4.818937</text:p>
          </table:table-cell>
          <table:table-cell table:style-name="Default" office:value-type="string">
            <text:p>SW 991 411</text:p>
          </table:table-cell>
          <table:table-cell table:style-name="Default" office:value-type="float" office:value="105">
            <text:p>105</text:p>
          </table:table-cell>
          <table:table-cell office:value-type="float" office:value="1933">
            <text:p>1933</text:p>
          </table:table-cell>
          <table:table-cell office:value-type="string">
            <text:p>boswinger@yha.org.uk</text:p>
          </table:table-cell>
          <table:table-cell office:value-type="string">
            <text:p>http://www.yha.org.uk/hostel/boswinger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Bristol</text:p>
          </table:table-cell>
          <table:table-cell office:value-type="string">
            <text:p>14 Narrow Quay, Bristol</text:p>
          </table:table-cell>
          <table:table-cell office:value-type="string">
            <text:p>Bristol</text:p>
          </table:table-cell>
          <table:table-cell office:value-type="string">
            <text:p>BS1 4QA</text:p>
          </table:table-cell>
          <table:table-cell office:value-type="string">
            <text:p>0845 371 9726</text:p>
          </table:table-cell>
          <table:table-cell table:style-name="Default" office:value-type="float" office:value="51.449822">
            <text:p>51.449822</text:p>
          </table:table-cell>
          <table:table-cell table:style-name="Default" office:value-type="float" office:value="-2.597445">
            <text:p>-2.597445</text:p>
          </table:table-cell>
          <table:table-cell table:style-name="Default" office:value-type="string">
            <text:p>ST 586 725</text:p>
          </table:table-cell>
          <table:table-cell table:style-name="Default" office:value-type="float" office:value="172">
            <text:p>172</text:p>
          </table:table-cell>
          <table:table-cell office:value-type="float" office:value="1988">
            <text:p>1988</text:p>
          </table:table-cell>
          <table:table-cell office:value-type="string">
            <text:p>bristol@yha.org.uk</text:p>
          </table:table-cell>
          <table:table-cell office:value-type="string">
            <text:p>http://www.yha.org.uk/hostel/bristol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Cheddar</text:p>
          </table:table-cell>
          <table:table-cell office:value-type="string">
            <text:p>Hillfield, Cheddar</text:p>
          </table:table-cell>
          <table:table-cell office:value-type="string">
            <text:p>Somerset</text:p>
          </table:table-cell>
          <table:table-cell office:value-type="string">
            <text:p>BS27 3HN</text:p>
          </table:table-cell>
          <table:table-cell office:value-type="string">
            <text:p>0845 371 9730</text:p>
          </table:table-cell>
          <table:table-cell table:style-name="Default" office:value-type="float" office:value="51.277688">
            <text:p>51.277688</text:p>
          </table:table-cell>
          <table:table-cell table:style-name="Default" office:value-type="float" office:value="-2.781934">
            <text:p>-2.781934</text:p>
          </table:table-cell>
          <table:table-cell table:style-name="Default" office:value-type="string">
            <text:p>ST 456 535</text:p>
          </table:table-cell>
          <table:table-cell table:style-name="Default" office:value-type="float" office:value="182">
            <text:p>182</text:p>
          </table:table-cell>
          <table:table-cell office:value-type="float" office:value="1953">
            <text:p>1953</text:p>
          </table:table-cell>
          <table:table-cell office:value-type="string">
            <text:p>cheddar@yha.org.uk</text:p>
          </table:table-cell>
          <table:table-cell office:value-type="string">
            <text:p>http://www.yha.org.uk/hostel/cheddar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Cholderton</text:p>
          </table:table-cell>
          <table:table-cell office:value-type="string">
            <text:p>Beacon House, Amesbury Road, Cholderton</text:p>
          </table:table-cell>
          <table:table-cell office:value-type="string">
            <text:p>Wiltshire</text:p>
          </table:table-cell>
          <table:table-cell office:value-type="string">
            <text:p>SP4 0EW</text:p>
          </table:table-cell>
          <table:table-cell office:value-type="string">
            <text:p>01980 629438</text:p>
          </table:table-cell>
          <table:table-cell table:style-name="Default" office:value-type="float" office:value="51.180234">
            <text:p>51.180234</text:p>
          </table:table-cell>
          <table:table-cell table:style-name="Default" office:value-type="float" office:value="-1.701599">
            <text:p>-1.701599</text:p>
          </table:table-cell>
          <table:table-cell table:style-name="Default" office:value-type="string">
            <text:p>SU 210 424</text:p>
          </table:table-cell>
          <table:table-cell table:style-name="Default" office:value-type="float" office:value="184">
            <text:p>184</text:p>
          </table:table-cell>
          <table:table-cell office:value-type="float" office:value="2005">
            <text:p>2005</text:p>
          </table:table-cell>
          <table:table-cell office:value-type="string">
            <text:p>choldertonstonehenge@yha.org.uk</text:p>
          </table:table-cell>
          <table:table-cell office:value-type="string">
            <text:p>http://www.yha.org.uk/hostel/cholderton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Coverack</text:p>
          </table:table-cell>
          <table:table-cell office:value-type="string">
            <text:p>Parc Behan, School Hill, Coverack, Helston</text:p>
          </table:table-cell>
          <table:table-cell office:value-type="string">
            <text:p>Cornwall</text:p>
          </table:table-cell>
          <table:table-cell office:value-type="string">
            <text:p>TR12 6SA</text:p>
          </table:table-cell>
          <table:table-cell office:value-type="string">
            <text:p>0845 371 9014</text:p>
          </table:table-cell>
          <table:table-cell table:style-name="Default" office:value-type="float" office:value="50.021776">
            <text:p>50.021776</text:p>
          </table:table-cell>
          <table:table-cell table:style-name="Default" office:value-type="float" office:value="-5.096964">
            <text:p>-5.096964</text:p>
          </table:table-cell>
          <table:table-cell table:style-name="Default" office:value-type="string">
            <text:p>SW 783 181</text:p>
          </table:table-cell>
          <table:table-cell table:style-name="Default" office:value-type="float" office:value="204">
            <text:p>204</text:p>
          </table:table-cell>
          <table:table-cell office:value-type="float" office:value="1976">
            <text:p>1976</text:p>
          </table:table-cell>
          <table:table-cell office:value-type="string">
            <text:p>coverack@yha.org.uk</text:p>
          </table:table-cell>
          <table:table-cell office:value-type="string">
            <text:p>http://www.yha.org.uk/hostel/coverack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Dartmoor</text:p>
          </table:table-cell>
          <table:table-cell office:value-type="string">
            <text:p>Bellever, Postbridge</text:p>
          </table:table-cell>
          <table:table-cell office:value-type="string">
            <text:p>Devon</text:p>
          </table:table-cell>
          <table:table-cell office:value-type="string">
            <text:p>PL20 6TU</text:p>
          </table:table-cell>
          <table:table-cell office:value-type="string">
            <text:p>0845 371 9622</text:p>
          </table:table-cell>
          <table:table-cell table:style-name="Default" office:value-type="float" office:value="50.580648">
            <text:p>50.580648</text:p>
          </table:table-cell>
          <table:table-cell table:style-name="Default" office:value-type="float" office:value="-3.901563">
            <text:p>-3.901563</text:p>
          </table:table-cell>
          <table:table-cell table:style-name="Default" office:value-type="string">
            <text:p>SX 655 774</text:p>
          </table:table-cell>
          <table:table-cell table:style-name="Default" office:value-type="float" office:value="191">
            <text:p>191</text:p>
          </table:table-cell>
          <table:table-cell office:value-type="float" office:value="1934">
            <text:p>1934</text:p>
          </table:table-cell>
          <table:table-cell office:value-type="string">
            <text:p>dartmoor@yha.org.uk</text:p>
          </table:table-cell>
          <table:table-cell office:value-type="string">
            <text:p>http://www.yha.org.uk/hostel/dartmoor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Elmscott Bunkhouse</text:p>
          </table:table-cell>
          <table:table-cell office:value-type="string">
            <text:p>Hartland, Bideford</text:p>
          </table:table-cell>
          <table:table-cell office:value-type="string">
            <text:p>Devon</text:p>
          </table:table-cell>
          <table:table-cell office:value-type="string">
            <text:p>EX39 6ES.</text:p>
          </table:table-cell>
          <table:table-cell office:value-type="string">
            <text:p><text:s/>0845 3719736</text:p>
          </table:table-cell>
          <table:table-cell table:style-name="Default" office:value-type="float" office:value="50.967488">
            <text:p>50.967488</text:p>
          </table:table-cell>
          <table:table-cell table:style-name="Default" office:value-type="float" office:value="-4.520579">
            <text:p>-4.520579</text:p>
          </table:table-cell>
          <table:table-cell table:style-name="Default" office:value-type="string">
            <text:p>SS 231 217</text:p>
          </table:table-cell>
          <table:table-cell table:style-name="Default" office:value-type="float" office:value="190">
            <text:p>190</text:p>
          </table:table-cell>
          <table:table-cell office:value-type="float" office:value="1949">
            <text:p>1949</text:p>
          </table:table-cell>
          <table:table-cell office:value-type="string">
            <text:p>elmscott@yha.org.uk</text:p>
          </table:table-cell>
          <table:table-cell office:value-type="string">
            <text:p>http://www.yha.org.uk/hostel/elmscott-bunkhouse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Exford</text:p>
          </table:table-cell>
          <table:table-cell office:value-type="string">
            <text:p>Exe Mead, Exford, Minehead</text:p>
          </table:table-cell>
          <table:table-cell office:value-type="string">
            <text:p>Somerset</text:p>
          </table:table-cell>
          <table:table-cell office:value-type="string">
            <text:p>TA24 7PU</text:p>
          </table:table-cell>
          <table:table-cell office:value-type="string">
            <text:p>0845 371 9634</text:p>
          </table:table-cell>
          <table:table-cell table:style-name="Default" office:value-type="float" office:value="51.132639">
            <text:p>51.132639</text:p>
          </table:table-cell>
          <table:table-cell table:style-name="Default" office:value-type="float" office:value="-3.640911">
            <text:p>-3.640911</text:p>
          </table:table-cell>
          <table:table-cell table:style-name="Default" office:value-type="string">
            <text:p>SS 853 383</text:p>
          </table:table-cell>
          <table:table-cell table:style-name="Default" office:value-type="float" office:value="181">
            <text:p>181</text:p>
          </table:table-cell>
          <table:table-cell office:value-type="float" office:value="1965">
            <text:p>1965</text:p>
          </table:table-cell>
          <table:table-cell office:value-type="string">
            <text:p>exford@yha.org.uk</text:p>
          </table:table-cell>
          <table:table-cell office:value-type="string">
            <text:p>http://www.yha.org.uk/hostel/exford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Golant</text:p>
          </table:table-cell>
          <table:table-cell office:value-type="string">
            <text:p>Penquite House, Golant, Fowey</text:p>
          </table:table-cell>
          <table:table-cell office:value-type="string">
            <text:p>Cornwall</text:p>
          </table:table-cell>
          <table:table-cell office:value-type="string">
            <text:p>PL23 1LA</text:p>
          </table:table-cell>
          <table:table-cell office:value-type="string">
            <text:p>0845 371 9019</text:p>
          </table:table-cell>
          <table:table-cell table:style-name="Default" office:value-type="float" office:value="50.370564">
            <text:p>50.370564</text:p>
          </table:table-cell>
          <table:table-cell table:style-name="Default" office:value-type="float" office:value="-4.647682">
            <text:p>-4.647682</text:p>
          </table:table-cell>
          <table:table-cell table:style-name="Default" office:value-type="string">
            <text:p>SX 118 556</text:p>
          </table:table-cell>
          <table:table-cell table:style-name="Default" office:value-type="float" office:value="200">
            <text:p>200</text:p>
          </table:table-cell>
          <table:table-cell office:value-type="float" office:value="1970">
            <text:p>1970</text:p>
          </table:table-cell>
          <table:table-cell office:value-type="string">
            <text:p>golant@yha.org.uk</text:p>
          </table:table-cell>
          <table:table-cell office:value-type="string">
            <text:p>http://www.yha.org.uk/hostel/golant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Great Hound Tor Camping Barn</text:p>
          </table:table-cell>
          <table:table-cell office:value-type="string">
            <text:p>Great Hound Tor, Manaton, Newton Abbot</text:p>
          </table:table-cell>
          <table:table-cell office:value-type="string">
            <text:p>Devon</text:p>
          </table:table-cell>
          <table:table-cell office:value-type="string">
            <text:p>TQ13 9UW</text:p>
          </table:table-cell>
          <table:table-cell office:value-type="string">
            <text:p>0800 0191 700</text:p>
          </table:table-cell>
          <table:table-cell table:style-name="Default" office:value-type="float" office:value="50.60211">
            <text:p>50.60211</text:p>
          </table:table-cell>
          <table:table-cell table:style-name="Default" office:value-type="float" office:value="-3.769104">
            <text:p>-3.769104</text:p>
          </table:table-cell>
          <table:table-cell table:style-name="Default" office:value-type="string">
            <text:p>SX 749 795</text:p>
          </table:table-cell>
          <table:table-cell table:style-name="Default" office:value-type="float" office:value="191">
            <text:p>191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great-hound-tor-camping-barn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Jersey - Durrell Wildlife Hostel</text:p>
          </table:table-cell>
          <table:table-cell office:value-type="string">
            <text:p>Les Noyers Residence, La Profonde Rue, Trinity</text:p>
          </table:table-cell>
          <table:table-cell office:value-type="string">
            <text:p>Jersey</text:p>
          </table:table-cell>
          <table:table-cell office:value-type="string">
            <text:p>JE3 5BP</text:p>
          </table:table-cell>
          <table:table-cell office:value-type="float" office:value="1534860025">
            <text:p>1534860025</text:p>
          </table:table-cell>
          <table:table-cell table:style-name="Default" office:value-type="float" office:value="49.2295713617222">
            <text:p>49.2295713617</text:p>
          </table:table-cell>
          <table:table-cell table:style-name="Default" office:value-type="float" office:value="-2.07512899987796">
            <text:p>-2.0751289999</text:p>
          </table:table-cell>
          <table:table-cell table:style-name="Default" office:value-type="string">
            <text:p>XD 946 254</text:p>
          </table:table-cell>
          <table:table-cell table:style-name="Default"/>
          <table:table-cell office:value-type="float" office:value="1963">
            <text:p>1963</text:p>
          </table:table-cell>
          <table:table-cell office:value-type="string">
            <text:p>hostelbookings@durrell.org</text:p>
          </table:table-cell>
          <table:table-cell office:value-type="string">
            <text:p>http://www.yha.org.uk/hostel/jersey-durrell-wildlife-hostel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Lands End</text:p>
          </table:table-cell>
          <table:table-cell office:value-type="string">
            <text:p>Letcha Vean, St Just-in-Penwith, Penzance</text:p>
          </table:table-cell>
          <table:table-cell office:value-type="string">
            <text:p>Cornwall</text:p>
          </table:table-cell>
          <table:table-cell office:value-type="string">
            <text:p>TR19 7NT</text:p>
          </table:table-cell>
          <table:table-cell office:value-type="string">
            <text:p>0845 371 9643</text:p>
          </table:table-cell>
          <table:table-cell table:style-name="Default" office:value-type="float" office:value="50.115914">
            <text:p>50.115914</text:p>
          </table:table-cell>
          <table:table-cell table:style-name="Default" office:value-type="float" office:value="-5.688407">
            <text:p>-5.688407</text:p>
          </table:table-cell>
          <table:table-cell table:style-name="Default" office:value-type="string">
            <text:p>SW 364 305</text:p>
          </table:table-cell>
          <table:table-cell table:style-name="Default" office:value-type="float" office:value="203">
            <text:p>203</text:p>
          </table:table-cell>
          <table:table-cell office:value-type="float" office:value="1939">
            <text:p>1939</text:p>
          </table:table-cell>
          <table:table-cell office:value-type="string">
            <text:p>landsend@yha.org.uk</text:p>
          </table:table-cell>
          <table:table-cell office:value-type="string">
            <text:p>http://www.yha.org.uk/hostel/lands-end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Litton Cheney</text:p>
          </table:table-cell>
          <table:table-cell office:value-type="string">
            <text:p>Litton Cheney, Dorchester</text:p>
          </table:table-cell>
          <table:table-cell office:value-type="string">
            <text:p>Dorset</text:p>
          </table:table-cell>
          <table:table-cell office:value-type="string">
            <text:p>DT2 9AT</text:p>
          </table:table-cell>
          <table:table-cell office:value-type="string">
            <text:p>0845 371 9329</text:p>
          </table:table-cell>
          <table:table-cell table:style-name="Default" office:value-type="float" office:value="50.707703">
            <text:p>50.707703</text:p>
          </table:table-cell>
          <table:table-cell table:style-name="Default" office:value-type="float" office:value="-2.640401">
            <text:p>-2.640401</text:p>
          </table:table-cell>
          <table:table-cell table:style-name="Default" office:value-type="string">
            <text:p>SY 549 900</text:p>
          </table:table-cell>
          <table:table-cell table:style-name="Default" office:value-type="float" office:value="194">
            <text:p>194</text:p>
          </table:table-cell>
          <table:table-cell office:value-type="float" office:value="1937">
            <text:p>1937</text:p>
          </table:table-cell>
          <table:table-cell office:value-type="string">
            <text:p>littoncheney@yha.org.uk</text:p>
          </table:table-cell>
          <table:table-cell office:value-type="string">
            <text:p>http://www.yha.org.uk/hostel/litton-cheney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Lizard Point</text:p>
          </table:table-cell>
          <table:table-cell office:value-type="string">
            <text:p>The Polbrean, Lizard Point</text:p>
          </table:table-cell>
          <table:table-cell office:value-type="string">
            <text:p>Cornwall</text:p>
          </table:table-cell>
          <table:table-cell office:value-type="string">
            <text:p>TR12 7NT</text:p>
          </table:table-cell>
          <table:table-cell office:value-type="string">
            <text:p>0845 371 9550</text:p>
          </table:table-cell>
          <table:table-cell table:style-name="Default" office:value-type="float" office:value="49.960124">
            <text:p>49.960124</text:p>
          </table:table-cell>
          <table:table-cell table:style-name="Default" office:value-type="float" office:value="-5.203534">
            <text:p>-5.203534</text:p>
          </table:table-cell>
          <table:table-cell table:style-name="Default" office:value-type="string">
            <text:p>SW 703 116</text:p>
          </table:table-cell>
          <table:table-cell table:style-name="Default" office:value-type="float" office:value="204">
            <text:p>204</text:p>
          </table:table-cell>
          <table:table-cell office:value-type="float" office:value="2003">
            <text:p>2003</text:p>
          </table:table-cell>
          <table:table-cell office:value-type="string">
            <text:p>lizard@yha.org.uk</text:p>
          </table:table-cell>
          <table:table-cell office:value-type="string">
            <text:p>http://www.yha.org.uk/hostel/lizard-point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Lulworth Cove</text:p>
          </table:table-cell>
          <table:table-cell office:value-type="string">
            <text:p>School Lane, West Lulworth, Wareham</text:p>
          </table:table-cell>
          <table:table-cell office:value-type="string">
            <text:p>Dorset</text:p>
          </table:table-cell>
          <table:table-cell office:value-type="string">
            <text:p>BH20 5SA</text:p>
          </table:table-cell>
          <table:table-cell office:value-type="string">
            <text:p>0845 371 9331</text:p>
          </table:table-cell>
          <table:table-cell table:style-name="Default" office:value-type="float" office:value="50.62509">
            <text:p>50.62509</text:p>
          </table:table-cell>
          <table:table-cell table:style-name="Default" office:value-type="float" office:value="-2.240025">
            <text:p>-2.240025</text:p>
          </table:table-cell>
          <table:table-cell table:style-name="Default" office:value-type="string">
            <text:p>SY 831 806</text:p>
          </table:table-cell>
          <table:table-cell table:style-name="Default" office:value-type="float" office:value="194">
            <text:p>194</text:p>
          </table:table-cell>
          <table:table-cell office:value-type="float" office:value="1983">
            <text:p>1983</text:p>
          </table:table-cell>
          <table:table-cell office:value-type="string">
            <text:p>lulworth@yha.org.uk</text:p>
          </table:table-cell>
          <table:table-cell office:value-type="string">
            <text:p>http://www.yha.org.uk/hostel/lulworth-cove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Lydford Camping Barn</text:p>
          </table:table-cell>
          <table:table-cell office:value-type="string">
            <text:p>Fox and Hounds Hotel, Bridestowe, Okehampton</text:p>
          </table:table-cell>
          <table:table-cell office:value-type="string">
            <text:p>Devon</text:p>
          </table:table-cell>
          <table:table-cell office:value-type="string">
            <text:p>EX20 4HF</text:p>
          </table:table-cell>
          <table:table-cell office:value-type="string">
            <text:p>0800 0191 700</text:p>
          </table:table-cell>
          <table:table-cell table:style-name="Default" office:value-type="float" office:value="50.66106">
            <text:p>50.66106</text:p>
          </table:table-cell>
          <table:table-cell table:style-name="Default" office:value-type="float" office:value="-4.08771">
            <text:p>-4.08771</text:p>
          </table:table-cell>
          <table:table-cell table:style-name="Default" office:value-type="string">
            <text:p>SX 525 867</text:p>
          </table:table-cell>
          <table:table-cell table:style-name="Default" office:value-type="float" office:value="191">
            <text:p>191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lydford-camping-barn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Minehead</text:p>
          </table:table-cell>
          <table:table-cell office:value-type="string">
            <text:p>Alcombe Combe, Minehead</text:p>
          </table:table-cell>
          <table:table-cell office:value-type="string">
            <text:p>Somerset</text:p>
          </table:table-cell>
          <table:table-cell office:value-type="string">
            <text:p>TA24 6EW</text:p>
          </table:table-cell>
          <table:table-cell office:value-type="string">
            <text:p>0845 371 9033</text:p>
          </table:table-cell>
          <table:table-cell table:style-name="Default" office:value-type="float" office:value="51.18786">
            <text:p>51.18786</text:p>
          </table:table-cell>
          <table:table-cell table:style-name="Default" office:value-type="float" office:value="-3.470875">
            <text:p>-3.470875</text:p>
          </table:table-cell>
          <table:table-cell table:style-name="Default" office:value-type="string">
            <text:p>SS 973 442</text:p>
          </table:table-cell>
          <table:table-cell table:style-name="Default" office:value-type="float" office:value="181">
            <text:p>181</text:p>
          </table:table-cell>
          <table:table-cell office:value-type="float" office:value="1959">
            <text:p>1959</text:p>
          </table:table-cell>
          <table:table-cell office:value-type="string">
            <text:p>minehead@yha.org.uk</text:p>
          </table:table-cell>
          <table:table-cell office:value-type="string">
            <text:p>http://www.yha.org.uk/hostel/minehead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Mullacott Camping Barn</text:p>
          </table:table-cell>
          <table:table-cell office:value-type="string">
            <text:p>Mullacott farm, Mullacott Cross, Ilfracombe</text:p>
          </table:table-cell>
          <table:table-cell office:value-type="string">
            <text:p>Devon</text:p>
          </table:table-cell>
          <table:table-cell office:value-type="string">
            <text:p>EX34 8NA</text:p>
          </table:table-cell>
          <table:table-cell office:value-type="string">
            <text:p>0800 0191 700</text:p>
          </table:table-cell>
          <table:table-cell table:style-name="Default" office:value-type="float" office:value="51.18719">
            <text:p>51.18719</text:p>
          </table:table-cell>
          <table:table-cell table:style-name="Default" office:value-type="float" office:value="-4.12881">
            <text:p>-4.12881</text:p>
          </table:table-cell>
          <table:table-cell table:style-name="Default" office:value-type="string">
            <text:p>SS 513 453</text:p>
          </table:table-cell>
          <table:table-cell table:style-name="Default" office:value-type="float" office:value="180">
            <text:p>180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mullacott-camping-barn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Northcombe Camping Barns</text:p>
          </table:table-cell>
          <table:table-cell office:value-type="string">
            <text:p>Northcombe Farm, Hollam, Dulverton</text:p>
          </table:table-cell>
          <table:table-cell office:value-type="string">
            <text:p>Somerset</text:p>
          </table:table-cell>
          <table:table-cell office:value-type="string">
            <text:p>TA22 9SH</text:p>
          </table:table-cell>
          <table:table-cell office:value-type="string">
            <text:p>0800 0191 700</text:p>
          </table:table-cell>
          <table:table-cell table:style-name="Default" office:value-type="float" office:value="51.051646">
            <text:p>51.051646</text:p>
          </table:table-cell>
          <table:table-cell table:style-name="Default" office:value-type="float" office:value="-3.54578">
            <text:p>-3.54578</text:p>
          </table:table-cell>
          <table:table-cell table:style-name="Default" office:value-type="string">
            <text:p>SS 918 292</text:p>
          </table:table-cell>
          <table:table-cell table:style-name="Default" office:value-type="float" office:value="181">
            <text:p>181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northcombe-camping-barns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Okehampton</text:p>
          </table:table-cell>
          <table:table-cell office:value-type="string">
            <text:p>Klondyke road, Okehampton</text:p>
          </table:table-cell>
          <table:table-cell office:value-type="string">
            <text:p>Devon</text:p>
          </table:table-cell>
          <table:table-cell office:value-type="string">
            <text:p>EX20 1EW</text:p>
          </table:table-cell>
          <table:table-cell office:value-type="string">
            <text:p>01837 53916</text:p>
          </table:table-cell>
          <table:table-cell table:style-name="Default" office:value-type="float" office:value="50.732191">
            <text:p>50.732191</text:p>
          </table:table-cell>
          <table:table-cell table:style-name="Default" office:value-type="float" office:value="-3.996212">
            <text:p>-3.996212</text:p>
          </table:table-cell>
          <table:table-cell table:style-name="Default" office:value-type="string">
            <text:p>SX 592 944</text:p>
          </table:table-cell>
          <table:table-cell table:style-name="Default" office:value-type="float" office:value="191">
            <text:p>191</text:p>
          </table:table-cell>
          <table:table-cell office:value-type="float" office:value="1997">
            <text:p>1997</text:p>
          </table:table-cell>
          <table:table-cell office:value-type="string">
            <text:p>okehampton@yha.org.uk</text:p>
          </table:table-cell>
          <table:table-cell office:value-type="string">
            <text:p>http://www.yha.org.uk/hostel/okehampton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Okehampton Bracken Tor</text:p>
          </table:table-cell>
          <table:table-cell office:value-type="string">
            <text:p>Bracken Tor, Saxongate, Okehampton</text:p>
          </table:table-cell>
          <table:table-cell office:value-type="string">
            <text:p>Devon</text:p>
          </table:table-cell>
          <table:table-cell office:value-type="string">
            <text:p>EX20 1QW</text:p>
          </table:table-cell>
          <table:table-cell office:value-type="string">
            <text:p>0844 293 0555</text:p>
          </table:table-cell>
          <table:table-cell table:style-name="Default" office:value-type="float" office:value="50.72727">
            <text:p>50.72727</text:p>
          </table:table-cell>
          <table:table-cell table:style-name="Default" office:value-type="float" office:value="-4.0014">
            <text:p>-4.0014</text:p>
          </table:table-cell>
          <table:table-cell table:style-name="Default" office:value-type="string">
            <text:p>SX 588 939</text:p>
          </table:table-cell>
          <table:table-cell table:style-name="Default" office:value-type="float" office:value="191">
            <text:p>191</text:p>
          </table:table-cell>
          <table:table-cell/>
          <table:table-cell office:value-type="string">
            <text:p>brackentor@yha.org.uk</text:p>
          </table:table-cell>
          <table:table-cell office:value-type="string">
            <text:p>http://www.yha.org.uk/hostel/okehampton-bracken-tor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Penzance</text:p>
          </table:table-cell>
          <table:table-cell office:value-type="string">
            <text:p>Castle Horneck, Penzance</text:p>
          </table:table-cell>
          <table:table-cell office:value-type="string">
            <text:p>Cornwall</text:p>
          </table:table-cell>
          <table:table-cell office:value-type="string">
            <text:p>TR20 8TF</text:p>
          </table:table-cell>
          <table:table-cell office:value-type="string">
            <text:p>0845 371 9653</text:p>
          </table:table-cell>
          <table:table-cell table:style-name="Default" office:value-type="float" office:value="50.117926">
            <text:p>50.117926</text:p>
          </table:table-cell>
          <table:table-cell table:style-name="Default" office:value-type="float" office:value="-5.557929">
            <text:p>-5.557929</text:p>
          </table:table-cell>
          <table:table-cell table:style-name="Default" office:value-type="string">
            <text:p>SW 458 303</text:p>
          </table:table-cell>
          <table:table-cell table:style-name="Default" office:value-type="float" office:value="203">
            <text:p>203</text:p>
          </table:table-cell>
          <table:table-cell office:value-type="float" office:value="1950">
            <text:p>1950</text:p>
          </table:table-cell>
          <table:table-cell office:value-type="string">
            <text:p>penzance@yha.org.uk</text:p>
          </table:table-cell>
          <table:table-cell office:value-type="string">
            <text:p>http://www.yha.org.uk/hostel/penzance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Perranporth</text:p>
          </table:table-cell>
          <table:table-cell office:value-type="string">
            <text:p>Droskyn Point, Perranporth</text:p>
          </table:table-cell>
          <table:table-cell office:value-type="string">
            <text:p>Cornwall</text:p>
          </table:table-cell>
          <table:table-cell office:value-type="string">
            <text:p>TR6 0GS</text:p>
          </table:table-cell>
          <table:table-cell office:value-type="string">
            <text:p>0845 371 9755</text:p>
          </table:table-cell>
          <table:table-cell table:style-name="Default" office:value-type="float" office:value="50.3461">
            <text:p>50.3461</text:p>
          </table:table-cell>
          <table:table-cell table:style-name="Default" office:value-type="float" office:value="-5.16171">
            <text:p>-5.16171</text:p>
          </table:table-cell>
          <table:table-cell table:style-name="Default" office:value-type="string">
            <text:p>SW 752 544</text:p>
          </table:table-cell>
          <table:table-cell table:style-name="Default" office:value-type="float" office:value="204">
            <text:p>204</text:p>
          </table:table-cell>
          <table:table-cell office:value-type="float" office:value="1982">
            <text:p>1982</text:p>
          </table:table-cell>
          <table:table-cell office:value-type="string">
            <text:p>perranporth@yha.org.uk</text:p>
          </table:table-cell>
          <table:table-cell office:value-type="string">
            <text:p>http://www.yha.org.uk/hostel/perranporth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Pinkery Bunkhouse</text:p>
          </table:table-cell>
          <table:table-cell office:value-type="string">
            <text:p>Pinkery Centre, Simonsbath, Minehead</text:p>
          </table:table-cell>
          <table:table-cell office:value-type="string">
            <text:p>Somerset</text:p>
          </table:table-cell>
          <table:table-cell office:value-type="string">
            <text:p>TA24 7LL</text:p>
          </table:table-cell>
          <table:table-cell office:value-type="string">
            <text:p>01643 831437</text:p>
          </table:table-cell>
          <table:table-cell table:style-name="Default" office:value-type="float" office:value="51.155158">
            <text:p>51.155158</text:p>
          </table:table-cell>
          <table:table-cell table:style-name="Default" office:value-type="float" office:value="-3.827394">
            <text:p>-3.827394</text:p>
          </table:table-cell>
          <table:table-cell table:style-name="Default" office:value-type="string">
            <text:p>SS 723 411</text:p>
          </table:table-cell>
          <table:table-cell table:style-name="Default" office:value-type="float" office:value="180">
            <text:p>180</text:p>
          </table:table-cell>
          <table:table-cell/>
          <table:table-cell office:value-type="string">
            <text:p>pinkery@yha.org.uk</text:p>
          </table:table-cell>
          <table:table-cell office:value-type="string">
            <text:p>http://www.yha.org.uk/hostel/pinkery-bunkhouse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Plymouth University</text:p>
          </table:table-cell>
          <table:table-cell office:value-type="string">
            <text:p>Plymouth University, Gibbon Street, Plymouth</text:p>
          </table:table-cell>
          <table:table-cell office:value-type="string">
            <text:p>Devon</text:p>
          </table:table-cell>
          <table:table-cell office:value-type="string">
            <text:p>PL4 8BT</text:p>
          </table:table-cell>
          <table:table-cell office:value-type="string">
            <text:p>01752 588 599</text:p>
          </table:table-cell>
          <table:table-cell table:style-name="Default" office:value-type="float" office:value="50.374115">
            <text:p>50.374115</text:p>
          </table:table-cell>
          <table:table-cell table:style-name="Default" office:value-type="float" office:value="-4.1357937">
            <text:p>-4.1357937</text:p>
          </table:table-cell>
          <table:table-cell table:style-name="Default" office:value-type="string">
            <text:p>SX 482 549</text:p>
          </table:table-cell>
          <table:table-cell table:style-name="Default" office:value-type="float" office:value="201">
            <text:p>201</text:p>
          </table:table-cell>
          <table:table-cell/>
          <table:table-cell office:value-type="string">
            <text:p>summeraccommodation@plymouth.ac.uk</text:p>
          </table:table-cell>
          <table:table-cell office:value-type="string">
            <text:p>http://www.yha.org.uk/hostel/plymouth-university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Portland</text:p>
          </table:table-cell>
          <table:table-cell office:value-type="string">
            <text:p>Hardy House, Castle Road, Castle Town</text:p>
          </table:table-cell>
          <table:table-cell office:value-type="string">
            <text:p>Dorset</text:p>
          </table:table-cell>
          <table:table-cell office:value-type="string">
            <text:p>DT5 1AU</text:p>
          </table:table-cell>
          <table:table-cell office:value-type="string">
            <text:p>0845 371 9339</text:p>
          </table:table-cell>
          <table:table-cell table:style-name="Default" office:value-type="float" office:value="50.563974">
            <text:p>50.563974</text:p>
          </table:table-cell>
          <table:table-cell table:style-name="Default" office:value-type="float" office:value="-2.446242">
            <text:p>-2.446242</text:p>
          </table:table-cell>
          <table:table-cell table:style-name="Default" office:value-type="string">
            <text:p>SY 685 739</text:p>
          </table:table-cell>
          <table:table-cell table:style-name="Default" office:value-type="float" office:value="194">
            <text:p>194</text:p>
          </table:table-cell>
          <table:table-cell office:value-type="float" office:value="2001">
            <text:p>2001</text:p>
          </table:table-cell>
          <table:table-cell office:value-type="string">
            <text:p>portland@yha.org.uk</text:p>
          </table:table-cell>
          <table:table-cell office:value-type="string">
            <text:p>http://www.yha.org.uk/hostel/portland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Portreath Bunkhouse</text:p>
          </table:table-cell>
          <table:table-cell office:value-type="string">
            <text:p>Nance Farm, Illogan, Redruth</text:p>
          </table:table-cell>
          <table:table-cell office:value-type="string">
            <text:p>Cornwall</text:p>
          </table:table-cell>
          <table:table-cell office:value-type="string">
            <text:p>TR16 4QX</text:p>
          </table:table-cell>
          <table:table-cell office:value-type="string">
            <text:p>01209 842244</text:p>
          </table:table-cell>
          <table:table-cell table:style-name="Default" office:value-type="float" office:value="50.252762">
            <text:p>50.252762</text:p>
          </table:table-cell>
          <table:table-cell table:style-name="Default" office:value-type="float" office:value="-5.270809">
            <text:p>-5.270809</text:p>
          </table:table-cell>
          <table:table-cell table:style-name="Default" office:value-type="string">
            <text:p>SW 669 443</text:p>
          </table:table-cell>
          <table:table-cell table:style-name="Default" office:value-type="float" office:value="203">
            <text:p>203</text:p>
          </table:table-cell>
          <table:table-cell office:value-type="float" office:value="2007">
            <text:p>2007</text:p>
          </table:table-cell>
          <table:table-cell office:value-type="string">
            <text:p>portreath@yha.org.uk</text:p>
          </table:table-cell>
          <table:table-cell office:value-type="string">
            <text:p>http://www.yha.org.uk/hostel/portreath-bunkhouse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Runnage Camping Barn</text:p>
          </table:table-cell>
          <table:table-cell office:value-type="string">
            <text:p>Runnage Farm, Postbridge, Yelverton</text:p>
          </table:table-cell>
          <table:table-cell office:value-type="string">
            <text:p>Devon</text:p>
          </table:table-cell>
          <table:table-cell office:value-type="string">
            <text:p>PL20 6TN</text:p>
          </table:table-cell>
          <table:table-cell office:value-type="string">
            <text:p>0800 0191 700</text:p>
          </table:table-cell>
          <table:table-cell table:style-name="Default" office:value-type="float" office:value="50.59697">
            <text:p>50.59697</text:p>
          </table:table-cell>
          <table:table-cell table:style-name="Default" office:value-type="float" office:value="-3.88352">
            <text:p>-3.88352</text:p>
          </table:table-cell>
          <table:table-cell table:style-name="Default" office:value-type="string">
            <text:p>SX 668 792</text:p>
          </table:table-cell>
          <table:table-cell table:style-name="Default" office:value-type="float" office:value="191">
            <text:p>191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runnage-camping-barn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Salcombe</text:p>
          </table:table-cell>
          <table:table-cell office:value-type="string">
            <text:p>Sharpitor, Salcombe</text:p>
          </table:table-cell>
          <table:table-cell office:value-type="string">
            <text:p>Devon</text:p>
          </table:table-cell>
          <table:table-cell office:value-type="string">
            <text:p>TQ8 8LW</text:p>
          </table:table-cell>
          <table:table-cell office:value-type="string">
            <text:p>0845 371 9341</text:p>
          </table:table-cell>
          <table:table-cell table:style-name="Default" office:value-type="float" office:value="50.223036">
            <text:p>50.223036</text:p>
          </table:table-cell>
          <table:table-cell table:style-name="Default" office:value-type="float" office:value="-3.783951">
            <text:p>-3.783951</text:p>
          </table:table-cell>
          <table:table-cell table:style-name="Default" office:value-type="string">
            <text:p>SX 728 374</text:p>
          </table:table-cell>
          <table:table-cell table:style-name="Default" office:value-type="float" office:value="202">
            <text:p>202</text:p>
          </table:table-cell>
          <table:table-cell office:value-type="float" office:value="1938">
            <text:p>1938</text:p>
          </table:table-cell>
          <table:table-cell office:value-type="string">
            <text:p>salcombe@yha.org.uk</text:p>
          </table:table-cell>
          <table:table-cell office:value-type="string">
            <text:p>http://www.yha.org.uk/hostel/salcombe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Salisbury</text:p>
          </table:table-cell>
          <table:table-cell office:value-type="string">
            <text:p>Milford Hill, Salisbury</text:p>
          </table:table-cell>
          <table:table-cell office:value-type="string">
            <text:p>Wiltshire</text:p>
          </table:table-cell>
          <table:table-cell office:value-type="string">
            <text:p>SP1 2QW</text:p>
          </table:table-cell>
          <table:table-cell office:value-type="string">
            <text:p>0845 371 9537</text:p>
          </table:table-cell>
          <table:table-cell table:style-name="Default" office:value-type="float" office:value="51.069101">
            <text:p>51.069101</text:p>
          </table:table-cell>
          <table:table-cell table:style-name="Default" office:value-type="float" office:value="-1.787714">
            <text:p>-1.787714</text:p>
          </table:table-cell>
          <table:table-cell table:style-name="Default" office:value-type="string">
            <text:p>SU 150 300</text:p>
          </table:table-cell>
          <table:table-cell table:style-name="Default" office:value-type="float" office:value="184">
            <text:p>184</text:p>
          </table:table-cell>
          <table:table-cell office:value-type="float" office:value="1961">
            <text:p>1961</text:p>
          </table:table-cell>
          <table:table-cell office:value-type="string">
            <text:p>salisbury@yha.org.uk</text:p>
          </table:table-cell>
          <table:table-cell office:value-type="string">
            <text:p>http://www.yha.org.uk/hostel/salisbury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Slimbridge</text:p>
          </table:table-cell>
          <table:table-cell office:value-type="string">
            <text:p>The Wild Goose Lodge, Shepherds Patch, Slimbridge</text:p>
          </table:table-cell>
          <table:table-cell office:value-type="string">
            <text:p>Gloucestershire</text:p>
          </table:table-cell>
          <table:table-cell office:value-type="string">
            <text:p>GL2 7BP</text:p>
          </table:table-cell>
          <table:table-cell office:value-type="string">
            <text:p>01453 890 275</text:p>
          </table:table-cell>
          <table:table-cell table:style-name="Default" office:value-type="float" office:value="51.735853">
            <text:p>51.735853</text:p>
          </table:table-cell>
          <table:table-cell table:style-name="Default" office:value-type="float" office:value="-2.395277">
            <text:p>-2.395277</text:p>
          </table:table-cell>
          <table:table-cell table:style-name="Default" office:value-type="string">
            <text:p>SO 728 042</text:p>
          </table:table-cell>
          <table:table-cell table:style-name="Default" office:value-type="float" office:value="162">
            <text:p>162</text:p>
          </table:table-cell>
          <table:table-cell/>
          <table:table-cell office:value-type="string">
            <text:p>slimbridge@yha.org.uk</text:p>
          </table:table-cell>
          <table:table-cell office:value-type="string">
            <text:p>http://www.yha.org.uk/hostel/slimbridge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St Briavel's Castle</text:p>
          </table:table-cell>
          <table:table-cell office:value-type="string">
            <text:p>St Briavels, Lydney</text:p>
          </table:table-cell>
          <table:table-cell office:value-type="string">
            <text:p>Gloucestershire</text:p>
          </table:table-cell>
          <table:table-cell office:value-type="string">
            <text:p>GL15 6RG</text:p>
          </table:table-cell>
          <table:table-cell office:value-type="string">
            <text:p>0845 371 9042</text:p>
          </table:table-cell>
          <table:table-cell table:style-name="Default" office:value-type="float" office:value="51.738112">
            <text:p>51.738112</text:p>
          </table:table-cell>
          <table:table-cell table:style-name="Default" office:value-type="float" office:value="-2.640796">
            <text:p>-2.640796</text:p>
          </table:table-cell>
          <table:table-cell table:style-name="Default" office:value-type="string">
            <text:p>SO 558 046</text:p>
          </table:table-cell>
          <table:table-cell table:style-name="Default" office:value-type="float" office:value="162">
            <text:p>162</text:p>
          </table:table-cell>
          <table:table-cell office:value-type="float" office:value="1949">
            <text:p>1949</text:p>
          </table:table-cell>
          <table:table-cell office:value-type="string">
            <text:p>stbriavels@yha.org.uk</text:p>
          </table:table-cell>
          <table:table-cell office:value-type="string">
            <text:p>http://www.yha.org.uk/hostel/st-briavels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Stow on the Wold</text:p>
          </table:table-cell>
          <table:table-cell office:value-type="string">
            <text:p>The Square, Stow-on-the-Wold</text:p>
          </table:table-cell>
          <table:table-cell office:value-type="string">
            <text:p>Gloucestershire</text:p>
          </table:table-cell>
          <table:table-cell office:value-type="string">
            <text:p>GL54 1AF</text:p>
          </table:table-cell>
          <table:table-cell office:value-type="string">
            <text:p>0845 371 9540</text:p>
          </table:table-cell>
          <table:table-cell table:style-name="Default" office:value-type="float" office:value="51.93067">
            <text:p>51.93067</text:p>
          </table:table-cell>
          <table:table-cell table:style-name="Default" office:value-type="float" office:value="-1.722665">
            <text:p>-1.722665</text:p>
          </table:table-cell>
          <table:table-cell table:style-name="Default" office:value-type="string">
            <text:p>SP 192 258</text:p>
          </table:table-cell>
          <table:table-cell table:style-name="Default" office:value-type="float" office:value="163">
            <text:p>163</text:p>
          </table:table-cell>
          <table:table-cell office:value-type="float" office:value="1935">
            <text:p>1935</text:p>
          </table:table-cell>
          <table:table-cell office:value-type="string">
            <text:p>stow@yha.org.uk</text:p>
          </table:table-cell>
          <table:table-cell office:value-type="string">
            <text:p>http://www.yha.org.uk/hostel/stow-wold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Street</text:p>
          </table:table-cell>
          <table:table-cell office:value-type="string">
            <text:p>The Chalet, Ivythorn Hill, Street</text:p>
          </table:table-cell>
          <table:table-cell office:value-type="string">
            <text:p>Somerset</text:p>
          </table:table-cell>
          <table:table-cell office:value-type="string">
            <text:p>BA16 0TZ</text:p>
          </table:table-cell>
          <table:table-cell office:value-type="string">
            <text:p>0845 371 9143</text:p>
          </table:table-cell>
          <table:table-cell table:style-name="Default" office:value-type="float" office:value="51.107921">
            <text:p>51.107921</text:p>
          </table:table-cell>
          <table:table-cell table:style-name="Default" office:value-type="float" office:value="-2.743768">
            <text:p>-2.743768</text:p>
          </table:table-cell>
          <table:table-cell table:style-name="Default" office:value-type="string">
            <text:p>ST 480 346</text:p>
          </table:table-cell>
          <table:table-cell table:style-name="Default" office:value-type="float" office:value="182">
            <text:p>182</text:p>
          </table:table-cell>
          <table:table-cell office:value-type="float" office:value="1931">
            <text:p>1931</text:p>
          </table:table-cell>
          <table:table-cell office:value-type="string">
            <text:p>street@yha.org.uk</text:p>
          </table:table-cell>
          <table:table-cell office:value-type="string">
            <text:p>http://www.yha.org.uk/hostel/street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Swanage</text:p>
          </table:table-cell>
          <table:table-cell office:value-type="string">
            <text:p>Cluny, Cluny Crescent, Swanage</text:p>
          </table:table-cell>
          <table:table-cell office:value-type="string">
            <text:p>Dorset</text:p>
          </table:table-cell>
          <table:table-cell office:value-type="string">
            <text:p>BH19 2BS</text:p>
          </table:table-cell>
          <table:table-cell office:value-type="string">
            <text:p>0845 371 9346</text:p>
          </table:table-cell>
          <table:table-cell table:style-name="Default" office:value-type="float" office:value="50.60615">
            <text:p>50.60615</text:p>
          </table:table-cell>
          <table:table-cell table:style-name="Default" office:value-type="float" office:value="-1.95783">
            <text:p>-1.95783</text:p>
          </table:table-cell>
          <table:table-cell table:style-name="Default" office:value-type="string">
            <text:p>SZ 031 785</text:p>
          </table:table-cell>
          <table:table-cell table:style-name="Default" office:value-type="float" office:value="195">
            <text:p>195</text:p>
          </table:table-cell>
          <table:table-cell office:value-type="float" office:value="1950">
            <text:p>1950</text:p>
          </table:table-cell>
          <table:table-cell office:value-type="string">
            <text:p>swanage@yha.org.uk</text:p>
          </table:table-cell>
          <table:table-cell office:value-type="string">
            <text:p>http://www.yha.org.uk/hostel/swanage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Tintagel</text:p>
          </table:table-cell>
          <table:table-cell office:value-type="string">
            <text:p>Dunderhole Point, Tintagel</text:p>
          </table:table-cell>
          <table:table-cell office:value-type="string">
            <text:p>Cornwall</text:p>
          </table:table-cell>
          <table:table-cell office:value-type="string">
            <text:p>PL34 0DW</text:p>
          </table:table-cell>
          <table:table-cell office:value-type="string">
            <text:p>0845 371 9145</text:p>
          </table:table-cell>
          <table:table-cell table:style-name="Default" office:value-type="float" office:value="50.65985">
            <text:p>50.65985</text:p>
          </table:table-cell>
          <table:table-cell table:style-name="Default" office:value-type="float" office:value="-4.7642">
            <text:p>-4.7642</text:p>
          </table:table-cell>
          <table:table-cell table:style-name="Default" office:value-type="string">
            <text:p>SX 047 881</text:p>
          </table:table-cell>
          <table:table-cell table:style-name="Default" office:value-type="float" office:value="200">
            <text:p>200</text:p>
          </table:table-cell>
          <table:table-cell office:value-type="float" office:value="1947">
            <text:p>1947</text:p>
          </table:table-cell>
          <table:table-cell office:value-type="string">
            <text:p>tintagel@yha.org.uk</text:p>
          </table:table-cell>
          <table:table-cell office:value-type="string">
            <text:p>http://www.yha.org.uk/hostel/tintagel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Treyarnon</text:p>
          </table:table-cell>
          <table:table-cell office:value-type="string">
            <text:p>Tregonnan, Treyarnon, Padstow</text:p>
          </table:table-cell>
          <table:table-cell office:value-type="string">
            <text:p>Cornwall</text:p>
          </table:table-cell>
          <table:table-cell office:value-type="string">
            <text:p>PL28 8JR</text:p>
          </table:table-cell>
          <table:table-cell office:value-type="string">
            <text:p>0845 371 9664</text:p>
          </table:table-cell>
          <table:table-cell table:style-name="Default" office:value-type="float" office:value="50.527642">
            <text:p>50.527642</text:p>
          </table:table-cell>
          <table:table-cell table:style-name="Default" office:value-type="float" office:value="-5.022908">
            <text:p>-5.022908</text:p>
          </table:table-cell>
          <table:table-cell table:style-name="Default" office:value-type="string">
            <text:p>SW 858 741</text:p>
          </table:table-cell>
          <table:table-cell table:style-name="Default" office:value-type="float" office:value="200">
            <text:p>200</text:p>
          </table:table-cell>
          <table:table-cell office:value-type="float" office:value="1948">
            <text:p>1948</text:p>
          </table:table-cell>
          <table:table-cell office:value-type="string">
            <text:p>treyarnon@yha.org.uk</text:p>
          </table:table-cell>
          <table:table-cell office:value-type="string">
            <text:p>http://www.yha.org.uk/hostel/treyarnon</text:p>
          </table:table-cell>
          <table:table-cell table:number-columns-repeated="986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Westward Ho</text:p>
          </table:table-cell>
          <table:table-cell office:value-type="string">
            <text:p>1 Manorville, Fosketh Hill, Westward Ho!, Bideford</text:p>
          </table:table-cell>
          <table:table-cell office:value-type="string">
            <text:p>Devon</text:p>
          </table:table-cell>
          <table:table-cell office:value-type="string">
            <text:p>EX39 1UL</text:p>
          </table:table-cell>
          <table:table-cell office:value-type="string">
            <text:p>01237 479766</text:p>
          </table:table-cell>
          <table:table-cell table:style-name="Default" office:value-type="float" office:value="51.038784">
            <text:p>51.038784</text:p>
          </table:table-cell>
          <table:table-cell table:style-name="Default" office:value-type="float" office:value="-4.239671">
            <text:p>-4.239671</text:p>
          </table:table-cell>
          <table:table-cell table:style-name="Default" office:value-type="string">
            <text:p>SS 431 290</text:p>
          </table:table-cell>
          <table:table-cell table:style-name="Default" office:value-type="float" office:value="180">
            <text:p>180</text:p>
          </table:table-cell>
          <table:table-cell office:value-type="float" office:value="2009">
            <text:p>2009</text:p>
          </table:table-cell>
          <table:table-cell office:value-type="string">
            <text:p>westwardho@yha.org.uk</text:p>
          </table:table-cell>
          <table:table-cell office:value-type="string">
            <text:p>http://www.yha.org.uk/hostel/westward-ho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Anglesey</text:p>
          </table:table-cell>
          <table:table-cell office:value-type="string">
            <text:p>Porthdafarch Road, Holyhead</text:p>
          </table:table-cell>
          <table:table-cell office:value-type="string">
            <text:p>Anglesey</text:p>
          </table:table-cell>
          <table:table-cell office:value-type="string">
            <text:p>LL65 2LP</text:p>
          </table:table-cell>
          <table:table-cell office:value-type="string">
            <text:p>01407 769351</text:p>
          </table:table-cell>
          <table:table-cell table:style-name="Default" office:value-type="float" office:value="53.291967">
            <text:p>53.291967</text:p>
          </table:table-cell>
          <table:table-cell table:style-name="Default" office:value-type="float" office:value="-4.650924">
            <text:p>-4.650924</text:p>
          </table:table-cell>
          <table:table-cell table:style-name="Default" office:value-type="string">
            <text:p>SH 234 805</text:p>
          </table:table-cell>
          <table:table-cell table:style-name="Default" office:value-type="float" office:value="114">
            <text:p>114</text:p>
          </table:table-cell>
          <table:table-cell office:value-type="float" office:value="2007">
            <text:p>2007</text:p>
          </table:table-cell>
          <table:table-cell office:value-type="string">
            <text:p>angleseyoutdoors@yha.org.uk</text:p>
          </table:table-cell>
          <table:table-cell office:value-type="string">
            <text:p>http://www.yha.org.uk/hostel/anglesey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Betws-y-Coed</text:p>
          </table:table-cell>
          <table:table-cell office:value-type="string">
            <text:p>Swallow Falls, Betws-y-Coed</text:p>
          </table:table-cell>
          <table:table-cell office:value-type="string">
            <text:p>Gwynedd</text:p>
          </table:table-cell>
          <table:table-cell office:value-type="string">
            <text:p>LL24 0DW</text:p>
          </table:table-cell>
          <table:table-cell office:value-type="string">
            <text:p>01690 710796</text:p>
          </table:table-cell>
          <table:table-cell table:style-name="Default" office:value-type="float" office:value="53.10199">
            <text:p>53.10199</text:p>
          </table:table-cell>
          <table:table-cell table:style-name="Default" office:value-type="float" office:value="-3.845089">
            <text:p>-3.845089</text:p>
          </table:table-cell>
          <table:table-cell table:style-name="Default" office:value-type="string">
            <text:p>SH 766 577</text:p>
          </table:table-cell>
          <table:table-cell table:style-name="Default" office:value-type="float" office:value="115">
            <text:p>115</text:p>
          </table:table-cell>
          <table:table-cell office:value-type="float" office:value="2003">
            <text:p>2003</text:p>
          </table:table-cell>
          <table:table-cell office:value-type="string">
            <text:p>betwsycoed@yha.org.uk</text:p>
          </table:table-cell>
          <table:table-cell office:value-type="string">
            <text:p>http://www.yha.org.uk/hostel/betws-y-coed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Borth</text:p>
          </table:table-cell>
          <table:table-cell office:value-type="string">
            <text:p>Morlais, Borth</text:p>
          </table:table-cell>
          <table:table-cell office:value-type="string">
            <text:p>Ceredigion</text:p>
          </table:table-cell>
          <table:table-cell office:value-type="string">
            <text:p>SY24 5JS</text:p>
          </table:table-cell>
          <table:table-cell office:value-type="string">
            <text:p>0845 371 9724</text:p>
          </table:table-cell>
          <table:table-cell table:style-name="Default" office:value-type="float" office:value="52.496522">
            <text:p>52.496522</text:p>
          </table:table-cell>
          <table:table-cell table:style-name="Default" office:value-type="float" office:value="-4.051683">
            <text:p>-4.051683</text:p>
          </table:table-cell>
          <table:table-cell table:style-name="Default" office:value-type="string">
            <text:p>SN 608 907</text:p>
          </table:table-cell>
          <table:table-cell table:style-name="Default" office:value-type="float" office:value="135">
            <text:p>135</text:p>
          </table:table-cell>
          <table:table-cell office:value-type="float" office:value="1953">
            <text:p>1953</text:p>
          </table:table-cell>
          <table:table-cell office:value-type="string">
            <text:p>borth@yha.org.uk</text:p>
          </table:table-cell>
          <table:table-cell office:value-type="string">
            <text:p>http://www.yha.org.uk/hostel/borth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Brecon</text:p>
          </table:table-cell>
          <table:table-cell office:value-type="string">
            <text:p>Groesffordd, Brecon</text:p>
          </table:table-cell>
          <table:table-cell office:value-type="string">
            <text:p>Powys</text:p>
          </table:table-cell>
          <table:table-cell office:value-type="string">
            <text:p>LD3 7SW</text:p>
          </table:table-cell>
          <table:table-cell office:value-type="string">
            <text:p>0845 371 9506</text:p>
          </table:table-cell>
          <table:table-cell table:style-name="Default" office:value-type="float" office:value="51.950526">
            <text:p>51.950526</text:p>
          </table:table-cell>
          <table:table-cell table:style-name="Default" office:value-type="float" office:value="-3.35009">
            <text:p>-3.35009</text:p>
          </table:table-cell>
          <table:table-cell table:style-name="Default" office:value-type="string">
            <text:p>SO 073 289</text:p>
          </table:table-cell>
          <table:table-cell table:style-name="Default" office:value-type="float" office:value="160">
            <text:p>160</text:p>
          </table:table-cell>
          <table:table-cell/>
          <table:table-cell office:value-type="string">
            <text:p>brecon@yha.org.uk</text:p>
          </table:table-cell>
          <table:table-cell office:value-type="string">
            <text:p>http://www.yha.org.uk/hostel/brecon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Broad Haven</text:p>
          </table:table-cell>
          <table:table-cell office:value-type="string">
            <text:p>Broad Haven, Haverfordwest</text:p>
          </table:table-cell>
          <table:table-cell office:value-type="string">
            <text:p>Pembrokeshire</text:p>
          </table:table-cell>
          <table:table-cell office:value-type="string">
            <text:p>SA62 3JH</text:p>
          </table:table-cell>
          <table:table-cell office:value-type="string">
            <text:p>0845 371 9008</text:p>
          </table:table-cell>
          <table:table-cell table:style-name="Default" office:value-type="float" office:value="51.784466">
            <text:p>51.784466</text:p>
          </table:table-cell>
          <table:table-cell table:style-name="Default" office:value-type="float" office:value="-5.099968">
            <text:p>-5.099968</text:p>
          </table:table-cell>
          <table:table-cell table:style-name="Default" office:value-type="string">
            <text:p>SM 863 141</text:p>
          </table:table-cell>
          <table:table-cell table:style-name="Default" office:value-type="float" office:value="157">
            <text:p>157</text:p>
          </table:table-cell>
          <table:table-cell office:value-type="float" office:value="1981">
            <text:p>1981</text:p>
          </table:table-cell>
          <table:table-cell office:value-type="string">
            <text:p>broadhaven@yha.org.uk</text:p>
          </table:table-cell>
          <table:table-cell office:value-type="string">
            <text:p>http://www.yha.org.uk/hostel/broad-haven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Bryn Gwynant</text:p>
          </table:table-cell>
          <table:table-cell office:value-type="string">
            <text:p>Nantgwynant, Caernarfon</text:p>
          </table:table-cell>
          <table:table-cell office:value-type="string">
            <text:p>Gwynedd</text:p>
          </table:table-cell>
          <table:table-cell office:value-type="string">
            <text:p>LL55 4NP</text:p>
          </table:table-cell>
          <table:table-cell office:value-type="string">
            <text:p>0845 371 9108</text:p>
          </table:table-cell>
          <table:table-cell table:style-name="Default" office:value-type="float" office:value="53.042442">
            <text:p>53.042442</text:p>
          </table:table-cell>
          <table:table-cell table:style-name="Default" office:value-type="float" office:value="-4.028061">
            <text:p>-4.028061</text:p>
          </table:table-cell>
          <table:table-cell table:style-name="Default" office:value-type="string">
            <text:p>SH 641 514</text:p>
          </table:table-cell>
          <table:table-cell table:style-name="Default" office:value-type="float" office:value="17">
            <text:p>17</text:p>
          </table:table-cell>
          <table:table-cell office:value-type="float" office:value="1959">
            <text:p>1959</text:p>
          </table:table-cell>
          <table:table-cell office:value-type="string">
            <text:p>bryngwynant@yha.org.uk</text:p>
          </table:table-cell>
          <table:table-cell office:value-type="string">
            <text:p>http://www.yha.org.uk/hostel/bryn-gwynant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Cardiff</text:p>
          </table:table-cell>
          <table:table-cell office:value-type="string">
            <text:p>2 Wedal Road, Roath Park, Cardiff</text:p>
          </table:table-cell>
          <table:table-cell office:value-type="string">
            <text:p>South Glamorgan</text:p>
          </table:table-cell>
          <table:table-cell office:value-type="string">
            <text:p>CF14 3QX</text:p>
          </table:table-cell>
          <table:table-cell office:value-type="string">
            <text:p>0845 371 9311</text:p>
          </table:table-cell>
          <table:table-cell table:style-name="Default" office:value-type="float" office:value="51.502993">
            <text:p>51.502993</text:p>
          </table:table-cell>
          <table:table-cell table:style-name="Default" office:value-type="float" office:value="-3.176452">
            <text:p>-3.176452</text:p>
          </table:table-cell>
          <table:table-cell table:style-name="Default" office:value-type="string">
            <text:p>ST 184 789</text:p>
          </table:table-cell>
          <table:table-cell table:style-name="Default" office:value-type="float" office:value="171">
            <text:p>171</text:p>
          </table:table-cell>
          <table:table-cell office:value-type="float" office:value="1986">
            <text:p>1986</text:p>
          </table:table-cell>
          <table:table-cell office:value-type="string">
            <text:p>cardiff@yha.org.uk</text:p>
          </table:table-cell>
          <table:table-cell office:value-type="string">
            <text:p>http://www.yha.org.uk/hostel/cardiff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Conwy</text:p>
          </table:table-cell>
          <table:table-cell office:value-type="string">
            <text:p>Larkhill, Sychnant Pass Road</text:p>
          </table:table-cell>
          <table:table-cell office:value-type="string">
            <text:p>Conwy</text:p>
          </table:table-cell>
          <table:table-cell office:value-type="string">
            <text:p>LL32 8AJ</text:p>
          </table:table-cell>
          <table:table-cell office:value-type="string">
            <text:p>0845 371 9732</text:p>
          </table:table-cell>
          <table:table-cell table:style-name="Default" office:value-type="float" office:value="53.278562">
            <text:p>53.278562</text:p>
          </table:table-cell>
          <table:table-cell table:style-name="Default" office:value-type="float" office:value="-3.838888">
            <text:p>-3.838888</text:p>
          </table:table-cell>
          <table:table-cell table:style-name="Default" office:value-type="string">
            <text:p>SH 775 773</text:p>
          </table:table-cell>
          <table:table-cell table:style-name="Default" office:value-type="float" office:value="115">
            <text:p>115</text:p>
          </table:table-cell>
          <table:table-cell office:value-type="float" office:value="1997">
            <text:p>1997</text:p>
          </table:table-cell>
          <table:table-cell office:value-type="string">
            <text:p>conwy@yha.org.uk</text:p>
          </table:table-cell>
          <table:table-cell office:value-type="string">
            <text:p>http://www.yha.org.uk/hostel/conwy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Danywenallt National Park Study Centre</text:p>
          </table:table-cell>
          <table:table-cell office:value-type="string">
            <text:p>Talybont-on-Usk, Brecon</text:p>
          </table:table-cell>
          <table:table-cell office:value-type="string">
            <text:p>Powys</text:p>
          </table:table-cell>
          <table:table-cell office:value-type="string">
            <text:p>LD3 7YS</text:p>
          </table:table-cell>
          <table:table-cell office:value-type="string">
            <text:p>0845 371 9548</text:p>
          </table:table-cell>
          <table:table-cell table:style-name="Default" office:value-type="float" office:value="51.87657">
            <text:p>51.87657</text:p>
          </table:table-cell>
          <table:table-cell table:style-name="Default" office:value-type="float" office:value="-3.297848">
            <text:p>-3.297848</text:p>
          </table:table-cell>
          <table:table-cell table:style-name="Default" office:value-type="string">
            <text:p>SO 108 206</text:p>
          </table:table-cell>
          <table:table-cell table:style-name="Default" office:value-type="float" office:value="161">
            <text:p>161</text:p>
          </table:table-cell>
          <table:table-cell office:value-type="float" office:value="2005">
            <text:p>2005</text:p>
          </table:table-cell>
          <table:table-cell office:value-type="string">
            <text:p>danywenallt@yha.org.uk</text:p>
          </table:table-cell>
          <table:table-cell office:value-type="string">
            <text:p>http://www.yha.org.uk/hostel/danywenallt-national-park-study-centre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Dolgoch Bunkhouse</text:p>
          </table:table-cell>
          <table:table-cell office:value-type="string">
            <text:p>Dolgoch, Tregaron</text:p>
          </table:table-cell>
          <table:table-cell office:value-type="string">
            <text:p>Ceredigion</text:p>
          </table:table-cell>
          <table:table-cell office:value-type="string">
            <text:p>SY25 6NR</text:p>
          </table:table-cell>
          <table:table-cell office:value-type="string">
            <text:p>0845 371 9631</text:p>
          </table:table-cell>
          <table:table-cell table:style-name="Default" office:value-type="float" office:value="52.191029">
            <text:p>52.191029</text:p>
          </table:table-cell>
          <table:table-cell table:style-name="Default" office:value-type="float" office:value="-3.747679">
            <text:p>-3.747679</text:p>
          </table:table-cell>
          <table:table-cell table:style-name="Default" office:value-type="string">
            <text:p>SN 806 562</text:p>
          </table:table-cell>
          <table:table-cell table:style-name="Default" office:value-type="float" office:value="147">
            <text:p>147</text:p>
          </table:table-cell>
          <table:table-cell office:value-type="float" office:value="1976">
            <text:p>1976</text:p>
          </table:table-cell>
          <table:table-cell office:value-type="string">
            <text:p>dolgoch@yha.org.uk</text:p>
          </table:table-cell>
          <table:table-cell office:value-type="string">
            <text:p>http://www.yha.org.uk/hostel/dolgoch-bunkhouse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Gower Bunkhouse</text:p>
          </table:table-cell>
          <table:table-cell office:value-type="string">
            <text:p>Borfa House Activity Centre, Port Eynon, Swansea</text:p>
          </table:table-cell>
          <table:table-cell office:value-type="string">
            <text:p>West Glamorgan</text:p>
          </table:table-cell>
          <table:table-cell office:value-type="string">
            <text:p>SA3 1NN</text:p>
          </table:table-cell>
          <table:table-cell office:value-type="string">
            <text:p>01792 401548</text:p>
          </table:table-cell>
          <table:table-cell table:style-name="Default" office:value-type="float" office:value="51.546104">
            <text:p>51.546104</text:p>
          </table:table-cell>
          <table:table-cell table:style-name="Default" office:value-type="float" office:value="-4.210468">
            <text:p>-4.210468</text:p>
          </table:table-cell>
          <table:table-cell table:style-name="Default" office:value-type="string">
            <text:p>SS 468 853</text:p>
          </table:table-cell>
          <table:table-cell table:style-name="Default" office:value-type="float" office:value="159">
            <text:p>159</text:p>
          </table:table-cell>
          <table:table-cell office:value-type="float" office:value="2007">
            <text:p>2007</text:p>
          </table:table-cell>
          <table:table-cell office:value-type="string">
            <text:p>gower@yha.org.uk</text:p>
          </table:table-cell>
          <table:table-cell office:value-type="string">
            <text:p>http://www.yha.org.uk/hostel/gower-bunkhouse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Idwal</text:p>
          </table:table-cell>
          <table:table-cell office:value-type="string">
            <text:p>Nant Ffrancon, Bethesda, Bangor</text:p>
          </table:table-cell>
          <table:table-cell office:value-type="string">
            <text:p>Gwynedd</text:p>
          </table:table-cell>
          <table:table-cell office:value-type="string">
            <text:p>LL57 3LZ</text:p>
          </table:table-cell>
          <table:table-cell office:value-type="string">
            <text:p>0845 371 9744</text:p>
          </table:table-cell>
          <table:table-cell table:style-name="Default" office:value-type="float" office:value="53.123287">
            <text:p>53.123287</text:p>
          </table:table-cell>
          <table:table-cell table:style-name="Default" office:value-type="float" office:value="-4.020508">
            <text:p>-4.020508</text:p>
          </table:table-cell>
          <table:table-cell table:style-name="Default" office:value-type="string">
            <text:p>SH 649 604</text:p>
          </table:table-cell>
          <table:table-cell table:style-name="Default" office:value-type="float" office:value="115">
            <text:p>115</text:p>
          </table:table-cell>
          <table:table-cell office:value-type="float" office:value="1931">
            <text:p>1931</text:p>
          </table:table-cell>
          <table:table-cell office:value-type="string">
            <text:p>idwal@yha.org.uk</text:p>
          </table:table-cell>
          <table:table-cell office:value-type="string">
            <text:p>http://www.yha.org.uk/hostel/idwal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Kings</text:p>
          </table:table-cell>
          <table:table-cell office:value-type="string">
            <text:p>Kings, Penmaenpool, Dolgellau</text:p>
          </table:table-cell>
          <table:table-cell office:value-type="string">
            <text:p>Gwynedd</text:p>
          </table:table-cell>
          <table:table-cell office:value-type="string">
            <text:p>LL40 1TB</text:p>
          </table:table-cell>
          <table:table-cell office:value-type="string">
            <text:p>0845 371 9327</text:p>
          </table:table-cell>
          <table:table-cell table:style-name="Default" office:value-type="float" office:value="52.725661">
            <text:p>52.725661</text:p>
          </table:table-cell>
          <table:table-cell table:style-name="Default" office:value-type="float" office:value="-3.950776">
            <text:p>-3.950776</text:p>
          </table:table-cell>
          <table:table-cell table:style-name="Default" office:value-type="string">
            <text:p>SH 684 160</text:p>
          </table:table-cell>
          <table:table-cell table:style-name="Default" office:value-type="float" office:value="124">
            <text:p>124</text:p>
          </table:table-cell>
          <table:table-cell office:value-type="float" office:value="1937">
            <text:p>1937</text:p>
          </table:table-cell>
          <table:table-cell office:value-type="string">
            <text:p>kings@yha.org.uk</text:p>
          </table:table-cell>
          <table:table-cell office:value-type="string">
            <text:p>http://www.yha.org.uk/hostel/kings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Llanberis</text:p>
          </table:table-cell>
          <table:table-cell office:value-type="string">
            <text:p>Llwyn Celyn, Llanberis, Caernarfon</text:p>
          </table:table-cell>
          <table:table-cell office:value-type="string">
            <text:p>Gwynedd</text:p>
          </table:table-cell>
          <table:table-cell office:value-type="string">
            <text:p>LL55 4SR</text:p>
          </table:table-cell>
          <table:table-cell office:value-type="string">
            <text:p>0845 371 9645</text:p>
          </table:table-cell>
          <table:table-cell table:style-name="Default" office:value-type="float" office:value="53.115312">
            <text:p>53.115312</text:p>
          </table:table-cell>
          <table:table-cell table:style-name="Default" office:value-type="float" office:value="-4.132104">
            <text:p>-4.132104</text:p>
          </table:table-cell>
          <table:table-cell table:style-name="Default" office:value-type="string">
            <text:p>SH 574 597</text:p>
          </table:table-cell>
          <table:table-cell table:style-name="Default" office:value-type="float" office:value="115">
            <text:p>115</text:p>
          </table:table-cell>
          <table:table-cell office:value-type="float" office:value="1940">
            <text:p>1940</text:p>
          </table:table-cell>
          <table:table-cell office:value-type="string">
            <text:p>llanberis@yha.org.uk</text:p>
          </table:table-cell>
          <table:table-cell office:value-type="string">
            <text:p>http://www.yha.org.uk/hostel/llanberis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Llanddeusant</text:p>
          </table:table-cell>
          <table:table-cell office:value-type="string">
            <text:p>The Old Red Lion, Llanddeusant</text:p>
          </table:table-cell>
          <table:table-cell office:value-type="string">
            <text:p>Camarthenshire</text:p>
          </table:table-cell>
          <table:table-cell office:value-type="string">
            <text:p>SA19 9UL</text:p>
          </table:table-cell>
          <table:table-cell office:value-type="string">
            <text:p>0845 371 9750</text:p>
          </table:table-cell>
          <table:table-cell table:style-name="Default" office:value-type="float" office:value="51.90579">
            <text:p>51.90579</text:p>
          </table:table-cell>
          <table:table-cell table:style-name="Default" office:value-type="float" office:value="-3.77857">
            <text:p>-3.77857</text:p>
          </table:table-cell>
          <table:table-cell table:style-name="Default" office:value-type="string">
            <text:p>SN 777 245</text:p>
          </table:table-cell>
          <table:table-cell table:style-name="Default" office:value-type="float" office:value="160">
            <text:p>160</text:p>
          </table:table-cell>
          <table:table-cell office:value-type="float" office:value="1940">
            <text:p>1940</text:p>
          </table:table-cell>
          <table:table-cell office:value-type="string">
            <text:p>llanddeusant@yha.org.uk</text:p>
          </table:table-cell>
          <table:table-cell office:value-type="string">
            <text:p>http://www.yha.org.uk/hostel/llanddeusant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Llangattock Mountain Bunkhouse</text:p>
          </table:table-cell>
          <table:table-cell office:value-type="string">
            <text:p>Wern Watkin, Hillside, Llangattock, Crickhowell</text:p>
          </table:table-cell>
          <table:table-cell office:value-type="string">
            <text:p>Powys</text:p>
          </table:table-cell>
          <table:table-cell office:value-type="string">
            <text:p>NP8 1LG</text:p>
          </table:table-cell>
          <table:table-cell office:value-type="string">
            <text:p>01873 812307</text:p>
          </table:table-cell>
          <table:table-cell table:style-name="Default" office:value-type="float" office:value="51.831097">
            <text:p>51.831097</text:p>
          </table:table-cell>
          <table:table-cell table:style-name="Default" office:value-type="float" office:value="-3.140727">
            <text:p>-3.140727</text:p>
          </table:table-cell>
          <table:table-cell table:style-name="Default" office:value-type="string">
            <text:p>SO 215 153</text:p>
          </table:table-cell>
          <table:table-cell table:style-name="Default" office:value-type="float" office:value="161">
            <text:p>161</text:p>
          </table:table-cell>
          <table:table-cell office:value-type="float" office:value="2007">
            <text:p>2007</text:p>
          </table:table-cell>
          <table:table-cell office:value-type="string">
            <text:p>llangattock@yha.org.uk</text:p>
          </table:table-cell>
          <table:table-cell office:value-type="string">
            <text:p>http://www.yha.org.uk/hostel/llangattock-mountain-bunkhouse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Llwyn-y-Celyn</text:p>
          </table:table-cell>
          <table:table-cell office:value-type="string">
            <text:p>Libanus, Brecon</text:p>
          </table:table-cell>
          <table:table-cell office:value-type="string">
            <text:p>Powys</text:p>
          </table:table-cell>
          <table:table-cell office:value-type="string">
            <text:p>LD3 8NH</text:p>
          </table:table-cell>
          <table:table-cell office:value-type="string">
            <text:p>0845 371 9029</text:p>
          </table:table-cell>
          <table:table-cell table:style-name="Default" office:value-type="float" office:value="51.891676">
            <text:p>51.891676</text:p>
          </table:table-cell>
          <table:table-cell table:style-name="Default" office:value-type="float" office:value="-3.493255">
            <text:p>-3.493255</text:p>
          </table:table-cell>
          <table:table-cell table:style-name="Default" office:value-type="string">
            <text:p>SN 973 225</text:p>
          </table:table-cell>
          <table:table-cell table:style-name="Default" office:value-type="float" office:value="160">
            <text:p>160</text:p>
          </table:table-cell>
          <table:table-cell office:value-type="float" office:value="1972">
            <text:p>1972</text:p>
          </table:table-cell>
          <table:table-cell office:value-type="string">
            <text:p>llwynycelyn@yha.org.uk</text:p>
          </table:table-cell>
          <table:table-cell office:value-type="string">
            <text:p>http://www.yha.org.uk/hostel/llwyn-y-celyn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Manorbier</text:p>
          </table:table-cell>
          <table:table-cell office:value-type="string">
            <text:p>Manorbier, nr Tenby</text:p>
          </table:table-cell>
          <table:table-cell office:value-type="string">
            <text:p>Pembrokeshire</text:p>
          </table:table-cell>
          <table:table-cell office:value-type="string">
            <text:p>SA70 7TT</text:p>
          </table:table-cell>
          <table:table-cell office:value-type="string">
            <text:p>0845 371 9031</text:p>
          </table:table-cell>
          <table:table-cell table:style-name="Default" office:value-type="float" office:value="51.644801">
            <text:p>51.644801</text:p>
          </table:table-cell>
          <table:table-cell table:style-name="Default" office:value-type="float" office:value="-4.77636">
            <text:p>-4.77636</text:p>
          </table:table-cell>
          <table:table-cell table:style-name="Default" office:value-type="string">
            <text:p>SS 080 977</text:p>
          </table:table-cell>
          <table:table-cell table:style-name="Default" office:value-type="float" office:value="158">
            <text:p>158</text:p>
          </table:table-cell>
          <table:table-cell office:value-type="float" office:value="1987">
            <text:p>1987</text:p>
          </table:table-cell>
          <table:table-cell office:value-type="string">
            <text:p>manorbier@yha.org.uk</text:p>
          </table:table-cell>
          <table:table-cell office:value-type="string">
            <text:p>http://www.yha.org.uk/hostel/manorbier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Marloes Sands</text:p>
          </table:table-cell>
          <table:table-cell office:value-type="string">
            <text:p>Runwayskiln, Marloes, Haverfordwest</text:p>
          </table:table-cell>
          <table:table-cell office:value-type="string">
            <text:p>Pembrokeshire</text:p>
          </table:table-cell>
          <table:table-cell office:value-type="string">
            <text:p>SA62 3BH</text:p>
          </table:table-cell>
          <table:table-cell office:value-type="string">
            <text:p>0845 371 9333</text:p>
          </table:table-cell>
          <table:table-cell table:style-name="Default" office:value-type="float" office:value="51.726955">
            <text:p>51.726955</text:p>
          </table:table-cell>
          <table:table-cell table:style-name="Default" office:value-type="float" office:value="-5.218742">
            <text:p>-5.218742</text:p>
          </table:table-cell>
          <table:table-cell table:style-name="Default" office:value-type="string">
            <text:p>SM 778 080</text:p>
          </table:table-cell>
          <table:table-cell table:style-name="Default" office:value-type="float" office:value="157">
            <text:p>157</text:p>
          </table:table-cell>
          <table:table-cell office:value-type="float" office:value="1978">
            <text:p>1978</text:p>
          </table:table-cell>
          <table:table-cell office:value-type="string">
            <text:p>marloessands@yha.org.uk</text:p>
          </table:table-cell>
          <table:table-cell office:value-type="string">
            <text:p>http://www.yha.org.uk/hostel/marloes-sands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Newport</text:p>
          </table:table-cell>
          <table:table-cell office:value-type="string">
            <text:p>Lower St Mary Street, Newport</text:p>
          </table:table-cell>
          <table:table-cell office:value-type="string">
            <text:p>Pembrokeshire</text:p>
          </table:table-cell>
          <table:table-cell office:value-type="string">
            <text:p>SA42 0TS</text:p>
          </table:table-cell>
          <table:table-cell office:value-type="string">
            <text:p>0845 371 9543</text:p>
          </table:table-cell>
          <table:table-cell table:style-name="Default" office:value-type="float" office:value="52.017354">
            <text:p>52.017354</text:p>
          </table:table-cell>
          <table:table-cell table:style-name="Default" office:value-type="float" office:value="-4.830712">
            <text:p>-4.830712</text:p>
          </table:table-cell>
          <table:table-cell table:style-name="Default" office:value-type="string">
            <text:p>SN 059 392</text:p>
          </table:table-cell>
          <table:table-cell table:style-name="Default" office:value-type="float" office:value="145">
            <text:p>145</text:p>
          </table:table-cell>
          <table:table-cell office:value-type="float" office:value="1995">
            <text:p>1995</text:p>
          </table:table-cell>
          <table:table-cell office:value-type="string">
            <text:p>newport@yha.org.uk</text:p>
          </table:table-cell>
          <table:table-cell office:value-type="string">
            <text:p>http://www.yha.org.uk/hostel/newport</text:p>
          </table:table-cell>
          <table:table-cell office:value-type="string">
            <text:p>Trefdreath</text:p>
          </table:table-cell>
          <table:table-cell table:number-columns-repeated="985"/>
        </table:table-row>
        <table:table-row table:style-name="ro1">
          <table:table-cell office:value-type="string">
            <text:p>Wales</text:p>
          </table:table-cell>
          <table:table-cell office:value-type="string">
            <text:p>Pen-y-Pass</text:p>
          </table:table-cell>
          <table:table-cell office:value-type="string">
            <text:p>Pen-y-Pass, Nantgwynant, Caernarfon</text:p>
          </table:table-cell>
          <table:table-cell office:value-type="string">
            <text:p>Gwynedd</text:p>
          </table:table-cell>
          <table:table-cell office:value-type="string">
            <text:p>LL55 4NY</text:p>
          </table:table-cell>
          <table:table-cell office:value-type="string">
            <text:p>0845 371 9534</text:p>
          </table:table-cell>
          <table:table-cell table:style-name="Default" office:value-type="float" office:value="53.080876">
            <text:p>53.080876</text:p>
          </table:table-cell>
          <table:table-cell table:style-name="Default" office:value-type="float" office:value="-4.020846">
            <text:p>-4.020846</text:p>
          </table:table-cell>
          <table:table-cell table:style-name="Default" office:value-type="string">
            <text:p>SH 647 556</text:p>
          </table:table-cell>
          <table:table-cell table:style-name="Default" office:value-type="float" office:value="115">
            <text:p>115</text:p>
          </table:table-cell>
          <table:table-cell office:value-type="float" office:value="1970">
            <text:p>1970</text:p>
          </table:table-cell>
          <table:table-cell office:value-type="string">
            <text:p>penypass@yha.org.uk</text:p>
          </table:table-cell>
          <table:table-cell office:value-type="string">
            <text:p>http://www.yha.org.uk/hostel/pen-y-pass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Poppit Sands</text:p>
          </table:table-cell>
          <table:table-cell office:value-type="string">
            <text:p>Sea View, Poppit, Cardigan</text:p>
          </table:table-cell>
          <table:table-cell office:value-type="string">
            <text:p>Pembrokeshire</text:p>
          </table:table-cell>
          <table:table-cell office:value-type="string">
            <text:p>SA43 3LP</text:p>
          </table:table-cell>
          <table:table-cell office:value-type="string">
            <text:p>0845 371 9037</text:p>
          </table:table-cell>
          <table:table-cell table:style-name="Default" office:value-type="float" office:value="52.106396">
            <text:p>52.106396</text:p>
          </table:table-cell>
          <table:table-cell table:style-name="Default" office:value-type="float" office:value="-4.710276">
            <text:p>-4.710276</text:p>
          </table:table-cell>
          <table:table-cell table:style-name="Default" office:value-type="string">
            <text:p>SN 145 488</text:p>
          </table:table-cell>
          <table:table-cell table:style-name="Default" office:value-type="float" office:value="145">
            <text:p>145</text:p>
          </table:table-cell>
          <table:table-cell office:value-type="float" office:value="1950">
            <text:p>1950</text:p>
          </table:table-cell>
          <table:table-cell office:value-type="string">
            <text:p>poppit@yha.org.uk</text:p>
          </table:table-cell>
          <table:table-cell office:value-type="string">
            <text:p>http://www.yha.org.uk/hostel/poppit-sands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Port Eynon</text:p>
          </table:table-cell>
          <table:table-cell office:value-type="string">
            <text:p>Old Lifeboat House, Port Eynon, Swansea</text:p>
          </table:table-cell>
          <table:table-cell office:value-type="string">
            <text:p>West Glamorgan</text:p>
          </table:table-cell>
          <table:table-cell office:value-type="string">
            <text:p>SA3 1NN</text:p>
          </table:table-cell>
          <table:table-cell office:value-type="string">
            <text:p>0845 371 9135</text:p>
          </table:table-cell>
          <table:table-cell table:style-name="Default" office:value-type="float" office:value="51.541374">
            <text:p>51.541374</text:p>
          </table:table-cell>
          <table:table-cell table:style-name="Default" office:value-type="float" office:value="-4.209829">
            <text:p>-4.209829</text:p>
          </table:table-cell>
          <table:table-cell table:style-name="Default" office:value-type="string">
            <text:p>SS 468 848</text:p>
          </table:table-cell>
          <table:table-cell table:style-name="Default" office:value-type="float" office:value="159">
            <text:p>159</text:p>
          </table:table-cell>
          <table:table-cell office:value-type="float" office:value="1950">
            <text:p>1950</text:p>
          </table:table-cell>
          <table:table-cell office:value-type="string">
            <text:p>porteynon@yha.org.uk</text:p>
          </table:table-cell>
          <table:table-cell office:value-type="string">
            <text:p>http://www.yha.org.uk/hostel/port-eynon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Pwll Deri</text:p>
          </table:table-cell>
          <table:table-cell office:value-type="string">
            <text:p>Castell Mawr, Trefasser, Goodwick</text:p>
          </table:table-cell>
          <table:table-cell office:value-type="string">
            <text:p>Pembrokeshire</text:p>
          </table:table-cell>
          <table:table-cell office:value-type="string">
            <text:p>SA64 0LR</text:p>
          </table:table-cell>
          <table:table-cell office:value-type="string">
            <text:p>0845 371 9536</text:p>
          </table:table-cell>
          <table:table-cell table:style-name="Default" office:value-type="float" office:value="52.007073">
            <text:p>52.007073</text:p>
          </table:table-cell>
          <table:table-cell table:style-name="Default" office:value-type="float" office:value="-5.072266">
            <text:p>-5.072266</text:p>
          </table:table-cell>
          <table:table-cell table:style-name="Default" office:value-type="string">
            <text:p>SM 892 388</text:p>
          </table:table-cell>
          <table:table-cell table:style-name="Default" office:value-type="float" office:value="157">
            <text:p>157</text:p>
          </table:table-cell>
          <table:table-cell office:value-type="float" office:value="1956">
            <text:p>1956</text:p>
          </table:table-cell>
          <table:table-cell office:value-type="string">
            <text:p>pwllderi@yha.org.uk</text:p>
          </table:table-cell>
          <table:table-cell office:value-type="string">
            <text:p>http://www.yha.org.uk/hostel/pwll-deri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Rhossili Bunkhouse</text:p>
          </table:table-cell>
          <table:table-cell office:value-type="string">
            <text:p>Rhossili Activity Centre, Middleton, Rhossili, Swansea</text:p>
          </table:table-cell>
          <table:table-cell office:value-type="string">
            <text:p>West Glamorgan</text:p>
          </table:table-cell>
          <table:table-cell office:value-type="string">
            <text:p>SA3 1PJ</text:p>
          </table:table-cell>
          <table:table-cell office:value-type="string">
            <text:p>01792 401548</text:p>
          </table:table-cell>
          <table:table-cell table:style-name="Default" office:value-type="float" office:value="51.56964">
            <text:p>51.56964</text:p>
          </table:table-cell>
          <table:table-cell table:style-name="Default" office:value-type="float" office:value="-4.274508">
            <text:p>-4.274508</text:p>
          </table:table-cell>
          <table:table-cell table:style-name="Default" office:value-type="string">
            <text:p>SS 425 881</text:p>
          </table:table-cell>
          <table:table-cell table:style-name="Default" office:value-type="float" office:value="145">
            <text:p>145</text:p>
          </table:table-cell>
          <table:table-cell office:value-type="float" office:value="2007">
            <text:p>2007</text:p>
          </table:table-cell>
          <table:table-cell office:value-type="string">
            <text:p>rhossili@yha.org.uk</text:p>
          </table:table-cell>
          <table:table-cell office:value-type="string">
            <text:p>http://www.yha.org.uk/hostel/rhossili-bunkhouse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Rowen</text:p>
          </table:table-cell>
          <table:table-cell office:value-type="string">
            <text:p>Rhiw Farm, Rowen</text:p>
          </table:table-cell>
          <table:table-cell office:value-type="string">
            <text:p>Conwy</text:p>
          </table:table-cell>
          <table:table-cell office:value-type="string">
            <text:p>LL32 8YW</text:p>
          </table:table-cell>
          <table:table-cell office:value-type="string">
            <text:p>0845 371 9038</text:p>
          </table:table-cell>
          <table:table-cell table:style-name="Default" office:value-type="float" office:value="53.23098">
            <text:p>53.23098</text:p>
          </table:table-cell>
          <table:table-cell table:style-name="Default" office:value-type="float" office:value="-3.879091">
            <text:p>-3.879091</text:p>
          </table:table-cell>
          <table:table-cell table:style-name="Default" office:value-type="string">
            <text:p>SH 747 721</text:p>
          </table:table-cell>
          <table:table-cell table:style-name="Default" office:value-type="float" office:value="115">
            <text:p>115</text:p>
          </table:table-cell>
          <table:table-cell office:value-type="float" office:value="1948">
            <text:p>1948</text:p>
          </table:table-cell>
          <table:table-cell office:value-type="string">
            <text:p>conwy@yha.org.uk</text:p>
          </table:table-cell>
          <table:table-cell office:value-type="string">
            <text:p>http://www.yha.org.uk/hostel/rowen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Snowdon Ranger</text:p>
          </table:table-cell>
          <table:table-cell office:value-type="string">
            <text:p>Rhyd Ddu, Caernarfon</text:p>
          </table:table-cell>
          <table:table-cell office:value-type="string">
            <text:p>Gwynedd</text:p>
          </table:table-cell>
          <table:table-cell office:value-type="string">
            <text:p>LL54 7YS</text:p>
          </table:table-cell>
          <table:table-cell office:value-type="string">
            <text:p>0845 371 9659</text:p>
          </table:table-cell>
          <table:table-cell table:style-name="Default" office:value-type="float" office:value="53.073296">
            <text:p>53.073296</text:p>
          </table:table-cell>
          <table:table-cell table:style-name="Default" office:value-type="float" office:value="-4.143262">
            <text:p>-4.143262</text:p>
          </table:table-cell>
          <table:table-cell table:style-name="Default" office:value-type="string">
            <text:p>SH 565 550</text:p>
          </table:table-cell>
          <table:table-cell table:style-name="Default" office:value-type="float" office:value="115">
            <text:p>115</text:p>
          </table:table-cell>
          <table:table-cell office:value-type="float" office:value="1939">
            <text:p>1939</text:p>
          </table:table-cell>
          <table:table-cell office:value-type="string">
            <text:p>snowdon@yha.org.uk</text:p>
          </table:table-cell>
          <table:table-cell office:value-type="string">
            <text:p>http://www.yha.org.uk/hostel/snowdon-ranger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St Davids</text:p>
          </table:table-cell>
          <table:table-cell office:value-type="string">
            <text:p>Llaethdy, Whitesands, St David's</text:p>
          </table:table-cell>
          <table:table-cell office:value-type="string">
            <text:p>Pembrokeshire</text:p>
          </table:table-cell>
          <table:table-cell office:value-type="string">
            <text:p>SA62 6PR</text:p>
          </table:table-cell>
          <table:table-cell office:value-type="string">
            <text:p>0845 371 9141</text:p>
          </table:table-cell>
          <table:table-cell table:style-name="Default" office:value-type="float" office:value="51.90216">
            <text:p>51.90216</text:p>
          </table:table-cell>
          <table:table-cell table:style-name="Default" office:value-type="float" office:value="-5.286795">
            <text:p>-5.286795</text:p>
          </table:table-cell>
          <table:table-cell table:style-name="Default" office:value-type="string">
            <text:p>SM 740 277</text:p>
          </table:table-cell>
          <table:table-cell table:style-name="Default" office:value-type="float" office:value="157">
            <text:p>157</text:p>
          </table:table-cell>
          <table:table-cell office:value-type="float" office:value="1973">
            <text:p>1973</text:p>
          </table:table-cell>
          <table:table-cell office:value-type="string">
            <text:p>stdavids@yha.org.uk</text:p>
          </table:table-cell>
          <table:table-cell office:value-type="string">
            <text:p>http://www.yha.org.uk/hostel/st-davids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Swansea Bunkhouse</text:p>
          </table:table-cell>
          <table:table-cell office:value-type="string">
            <text:p>Dan-y-Coed House, Huntington Close, West Cross, Swansea</text:p>
          </table:table-cell>
          <table:table-cell office:value-type="string">
            <text:p>West Glamorgan</text:p>
          </table:table-cell>
          <table:table-cell office:value-type="string">
            <text:p>SA3 5AL</text:p>
          </table:table-cell>
          <table:table-cell office:value-type="string">
            <text:p>01792 401548</text:p>
          </table:table-cell>
          <table:table-cell table:style-name="Default" office:value-type="float" office:value="51.5912">
            <text:p>51.5912</text:p>
          </table:table-cell>
          <table:table-cell table:style-name="Default" office:value-type="float" office:value="-3.9993">
            <text:p>-3.9993</text:p>
          </table:table-cell>
          <table:table-cell table:style-name="Default" office:value-type="string">
            <text:p>SS 616 899</text:p>
          </table:table-cell>
          <table:table-cell table:style-name="Default" office:value-type="float" office:value="159">
            <text:p>159</text:p>
          </table:table-cell>
          <table:table-cell office:value-type="float" office:value="2007">
            <text:p>2007</text:p>
          </table:table-cell>
          <table:table-cell office:value-type="string">
            <text:p>swansea@yha.org.uk</text:p>
          </table:table-cell>
          <table:table-cell office:value-type="string">
            <text:p>http://www.yha.org.uk/hostel/swansea-bunkhouse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Sychpwll <text:s/>Camping Barn</text:p>
          </table:table-cell>
          <table:table-cell office:value-type="string">
            <text:p>Sychpwll, Llandrinio</text:p>
          </table:table-cell>
          <table:table-cell office:value-type="string">
            <text:p>Powys</text:p>
          </table:table-cell>
          <table:table-cell office:value-type="string">
            <text:p>SY22 6SH</text:p>
          </table:table-cell>
          <table:table-cell office:value-type="string">
            <text:p>0800 0191 700</text:p>
          </table:table-cell>
          <table:table-cell table:style-name="Default" office:value-type="float" office:value="52.7527021538">
            <text:p>52.7527021538</text:p>
          </table:table-cell>
          <table:table-cell table:style-name="Default" office:value-type="float" office:value="-3.0229139328">
            <text:p>-3.0229139328</text:p>
          </table:table-cell>
          <table:table-cell table:style-name="Default" office:value-type="string">
            <text:p>SJ 311 177</text:p>
          </table:table-cell>
          <table:table-cell table:style-name="Default"/>
          <table:table-cell/>
          <table:table-cell office:value-type="string">
            <text:p>campingbarns@yha.org.uk</text:p>
          </table:table-cell>
          <table:table-cell office:value-type="string">
            <text:p>http://www.yha.org.uk/barn/sychpwll-camping-barn</text:p>
          </table:table-cell>
          <table:table-cell table:number-columns-repeated="986"/>
        </table:table-row>
        <table:table-row table:style-name="ro1">
          <table:table-cell office:value-type="string">
            <text:p>Wales</text:p>
          </table:table-cell>
          <table:table-cell office:value-type="string">
            <text:p>Tyncornel Bunkhouse</text:p>
          </table:table-cell>
          <table:table-cell office:value-type="string">
            <text:p>Llanddewi-Brefi, Tregaron</text:p>
          </table:table-cell>
          <table:table-cell office:value-type="string">
            <text:p>Ceredigion</text:p>
          </table:table-cell>
          <table:table-cell office:value-type="string">
            <text:p>SY25 6PH</text:p>
          </table:table-cell>
          <table:table-cell office:value-type="string">
            <text:p>0870 770 8868</text:p>
          </table:table-cell>
          <table:table-cell table:style-name="Default" office:value-type="float" office:value="52.165525">
            <text:p>52.165525</text:p>
          </table:table-cell>
          <table:table-cell table:style-name="Default" office:value-type="float" office:value="-3.828126">
            <text:p>-3.828126</text:p>
          </table:table-cell>
          <table:table-cell table:style-name="Default" office:value-type="string">
            <text:p>SN 751 535</text:p>
          </table:table-cell>
          <table:table-cell table:style-name="Default" office:value-type="float" office:value="147">
            <text:p>147</text:p>
          </table:table-cell>
          <table:table-cell office:value-type="float" office:value="1967">
            <text:p>1967</text:p>
          </table:table-cell>
          <table:table-cell office:value-type="string">
            <text:p>tyncornel@yha.org.uk</text:p>
          </table:table-cell>
          <table:table-cell office:value-type="string">
            <text:p>http://www.yha.org.uk/hostel/tyncornel-bunkhouse</text:p>
          </table:table-cell>
          <table:table-cell office:value-type="string">
            <text:p>Most remote hostel</text:p>
          </table:table-cell>
          <table:table-cell table:number-columns-repeated="985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Beverley Friary</text:p>
          </table:table-cell>
          <table:table-cell office:value-type="string">
            <text:p>Friar's Lane, Beverley</text:p>
          </table:table-cell>
          <table:table-cell office:value-type="string">
            <text:p>East Yorkshire</text:p>
          </table:table-cell>
          <table:table-cell office:value-type="string">
            <text:p>HU17 0DF</text:p>
          </table:table-cell>
          <table:table-cell office:value-type="string">
            <text:p>0845 371 9004</text:p>
          </table:table-cell>
          <table:table-cell table:style-name="Default" office:value-type="float" office:value="53.83969">
            <text:p>53.83969</text:p>
          </table:table-cell>
          <table:table-cell table:style-name="Default" office:value-type="float" office:value="-0.42285">
            <text:p>-0.42285</text:p>
          </table:table-cell>
          <table:table-cell table:style-name="Default" office:value-type="string">
            <text:p>TA 039 393</text:p>
          </table:table-cell>
          <table:table-cell table:style-name="Default" office:value-type="float" office:value="107">
            <text:p>107</text:p>
          </table:table-cell>
          <table:table-cell office:value-type="float" office:value="1984">
            <text:p>1984</text:p>
          </table:table-cell>
          <table:table-cell office:value-type="string">
            <text:p>beverleyfriary@yha.org.uk</text:p>
          </table:table-cell>
          <table:table-cell office:value-type="string">
            <text:p>http://www.yha.org.uk/hostel/beverley-friary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Bivouac Camping Barn</text:p>
          </table:table-cell>
          <table:table-cell office:value-type="string">
            <text:p>Druids Temple Masham, Ripon</text:p>
          </table:table-cell>
          <table:table-cell office:value-type="string">
            <text:p>North Yorkshire</text:p>
          </table:table-cell>
          <table:table-cell office:value-type="string">
            <text:p>HG4 4JZ</text:p>
          </table:table-cell>
          <table:table-cell office:value-type="string">
            <text:p>0800 0191 700</text:p>
          </table:table-cell>
          <table:table-cell table:style-name="Default" office:value-type="float" office:value="54.203646">
            <text:p>54.203646</text:p>
          </table:table-cell>
          <table:table-cell table:style-name="Default" office:value-type="float" office:value="-1.72627">
            <text:p>-1.72627</text:p>
          </table:table-cell>
          <table:table-cell table:style-name="Default" office:value-type="string">
            <text:p>SE 180 787</text:p>
          </table:table-cell>
          <table:table-cell table:style-name="Default" office:value-type="float" office:value="99">
            <text:p>99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bivouac-camping-barn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Boggle Hole</text:p>
          </table:table-cell>
          <table:table-cell office:value-type="string">
            <text:p>Mill Beck, Fylingthorpe, Whitby</text:p>
          </table:table-cell>
          <table:table-cell office:value-type="string">
            <text:p>North Yorkshire</text:p>
          </table:table-cell>
          <table:table-cell office:value-type="string">
            <text:p>YO22 4UQ</text:p>
          </table:table-cell>
          <table:table-cell office:value-type="string">
            <text:p>0845 371 9504</text:p>
          </table:table-cell>
          <table:table-cell table:style-name="Default" office:value-type="float" office:value="54.422785">
            <text:p>54.422785</text:p>
          </table:table-cell>
          <table:table-cell table:style-name="Default" office:value-type="float" office:value="-0.531346">
            <text:p>-0.531346</text:p>
          </table:table-cell>
          <table:table-cell table:style-name="Default" office:value-type="string">
            <text:p>NZ 954 040</text:p>
          </table:table-cell>
          <table:table-cell table:style-name="Default" office:value-type="float" office:value="94">
            <text:p>94</text:p>
          </table:table-cell>
          <table:table-cell office:value-type="float" office:value="1952">
            <text:p>1952</text:p>
          </table:table-cell>
          <table:table-cell office:value-type="string">
            <text:p>bogglehole@yha.org.uk</text:p>
          </table:table-cell>
          <table:table-cell office:value-type="string">
            <text:p>http://www.yha.org.uk/hostel/boggle-hole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Brompton Camping Barn</text:p>
          </table:table-cell>
          <table:table-cell office:value-type="string">
            <text:p>Village Farm, 24 Richmond Road, Brompton-on-Swale</text:p>
          </table:table-cell>
          <table:table-cell office:value-type="string">
            <text:p>North Yorkshire</text:p>
          </table:table-cell>
          <table:table-cell office:value-type="string">
            <text:p>DL10 7HE</text:p>
          </table:table-cell>
          <table:table-cell office:value-type="string">
            <text:p>0800 0191700</text:p>
          </table:table-cell>
          <table:table-cell table:style-name="Default" office:value-type="float" office:value="54.39281">
            <text:p>54.39281</text:p>
          </table:table-cell>
          <table:table-cell table:style-name="Default" office:value-type="float" office:value="-1.66767">
            <text:p>-1.66767</text:p>
          </table:table-cell>
          <table:table-cell table:style-name="Default" office:value-type="string">
            <text:p>SE 217 998</text:p>
          </table:table-cell>
          <table:table-cell table:style-name="Default" office:value-type="float" office:value="99">
            <text:p>99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brompton-camping-barn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Dalby Forest</text:p>
          </table:table-cell>
          <table:table-cell office:value-type="string">
            <text:p>Old School, Lockton, Pickering</text:p>
          </table:table-cell>
          <table:table-cell office:value-type="string">
            <text:p>North Yorkshire</text:p>
          </table:table-cell>
          <table:table-cell office:value-type="string">
            <text:p>YO18 7PY</text:p>
          </table:table-cell>
          <table:table-cell office:value-type="string">
            <text:p>0845 371 9128</text:p>
          </table:table-cell>
          <table:table-cell table:style-name="Default" office:value-type="float" office:value="54.29866">
            <text:p>54.29866</text:p>
          </table:table-cell>
          <table:table-cell table:style-name="Default" office:value-type="float" office:value="-0.704949">
            <text:p>-0.704949</text:p>
          </table:table-cell>
          <table:table-cell table:style-name="Default" office:value-type="string">
            <text:p>SE 844 900</text:p>
          </table:table-cell>
          <table:table-cell table:style-name="Default" office:value-type="float" office:value="94">
            <text:p>94</text:p>
          </table:table-cell>
          <table:table-cell/>
          <table:table-cell office:value-type="string">
            <text:p>lockton@yha.org.uk</text:p>
          </table:table-cell>
          <table:table-cell office:value-type="string">
            <text:p>http://www.yha.org.uk/hostel/dalby-forest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Earby</text:p>
          </table:table-cell>
          <table:table-cell office:value-type="string">
            <text:p>9-11 Birch Lane, Earby, Barnoldswick</text:p>
          </table:table-cell>
          <table:table-cell office:value-type="string">
            <text:p>Lancashire</text:p>
          </table:table-cell>
          <table:table-cell office:value-type="string">
            <text:p>BB18 6JX</text:p>
          </table:table-cell>
          <table:table-cell office:value-type="string">
            <text:p>0845 371 9016</text:p>
          </table:table-cell>
          <table:table-cell table:style-name="Default" office:value-type="float" office:value="53.918079">
            <text:p>53.918079</text:p>
          </table:table-cell>
          <table:table-cell table:style-name="Default" office:value-type="float" office:value="-2.130656">
            <text:p>-2.130656</text:p>
          </table:table-cell>
          <table:table-cell table:style-name="Default" office:value-type="string">
            <text:p>SD 915 469</text:p>
          </table:table-cell>
          <table:table-cell table:style-name="Default" office:value-type="float" office:value="103">
            <text:p>103</text:p>
          </table:table-cell>
          <table:table-cell office:value-type="float" office:value="1955">
            <text:p>1955</text:p>
          </table:table-cell>
          <table:table-cell office:value-type="string">
            <text:p>earby@yha.org.uk</text:p>
          </table:table-cell>
          <table:table-cell office:value-type="string">
            <text:p>http://www.yha.org.uk/hostel/earby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Farndale Camping Barn</text:p>
          </table:table-cell>
          <table:table-cell office:value-type="string">
            <text:p>Oak House, Farndale, Kirkbymoorside</text:p>
          </table:table-cell>
          <table:table-cell office:value-type="string">
            <text:p>North Yorkshire</text:p>
          </table:table-cell>
          <table:table-cell office:value-type="string">
            <text:p>YO62 7LH</text:p>
          </table:table-cell>
          <table:table-cell office:value-type="string">
            <text:p>0800 0191 700</text:p>
          </table:table-cell>
          <table:table-cell table:style-name="Default" office:value-type="float" office:value="54.37836">
            <text:p>54.37836</text:p>
          </table:table-cell>
          <table:table-cell table:style-name="Default" office:value-type="float" office:value="-0.98673">
            <text:p>-0.98673</text:p>
          </table:table-cell>
          <table:table-cell table:style-name="Default" office:value-type="string">
            <text:p>SE 659 986</text:p>
          </table:table-cell>
          <table:table-cell table:style-name="Default" office:value-type="float" office:value="94">
            <text:p>94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farndale-camping-barn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Grinton Lodge</text:p>
          </table:table-cell>
          <table:table-cell office:value-type="string">
            <text:p>Grinton, Richmond</text:p>
          </table:table-cell>
          <table:table-cell office:value-type="string">
            <text:p>North Yorkshire</text:p>
          </table:table-cell>
          <table:table-cell office:value-type="string">
            <text:p>DL11 6HS</text:p>
          </table:table-cell>
          <table:table-cell office:value-type="string">
            <text:p>0845 371 9636</text:p>
          </table:table-cell>
          <table:table-cell table:style-name="Default" office:value-type="float" office:value="54.373774">
            <text:p>54.373774</text:p>
          </table:table-cell>
          <table:table-cell table:style-name="Default" office:value-type="float" office:value="-1.927156">
            <text:p>-1.927156</text:p>
          </table:table-cell>
          <table:table-cell table:style-name="Default" office:value-type="string">
            <text:p>SE 048 976</text:p>
          </table:table-cell>
          <table:table-cell table:style-name="Default" office:value-type="float" office:value="98">
            <text:p>98</text:p>
          </table:table-cell>
          <table:table-cell office:value-type="float" office:value="1949">
            <text:p>1949</text:p>
          </table:table-cell>
          <table:table-cell office:value-type="string">
            <text:p>grinton@yha.org.uk</text:p>
          </table:table-cell>
          <table:table-cell office:value-type="string">
            <text:p>http://www.yha.org.uk/hostel/grinton-lodge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Hawes</text:p>
          </table:table-cell>
          <table:table-cell office:value-type="string">
            <text:p>Lancaster Terrace, Hawes</text:p>
          </table:table-cell>
          <table:table-cell office:value-type="string">
            <text:p>North Yorkshire</text:p>
          </table:table-cell>
          <table:table-cell office:value-type="string">
            <text:p>DL8 3LQ</text:p>
          </table:table-cell>
          <table:table-cell office:value-type="string">
            <text:p>0845 371 9120</text:p>
          </table:table-cell>
          <table:table-cell table:style-name="Default" office:value-type="float" office:value="54.303579">
            <text:p>54.303579</text:p>
          </table:table-cell>
          <table:table-cell table:style-name="Default" office:value-type="float" office:value="-2.203832">
            <text:p>-2.203832</text:p>
          </table:table-cell>
          <table:table-cell table:style-name="Default" office:value-type="string">
            <text:p>SD 868 898</text:p>
          </table:table-cell>
          <table:table-cell table:style-name="Default" office:value-type="float" office:value="98">
            <text:p>98</text:p>
          </table:table-cell>
          <table:table-cell office:value-type="float" office:value="1972">
            <text:p>1972</text:p>
          </table:table-cell>
          <table:table-cell office:value-type="string">
            <text:p>hawes@yha.org.uk</text:p>
          </table:table-cell>
          <table:table-cell office:value-type="string">
            <text:p>http://www.yha.org.uk/hostel/hawes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Haworth</text:p>
          </table:table-cell>
          <table:table-cell office:value-type="string">
            <text:p>Longlands Drive, Lees Lane, Haworth, Keighley</text:p>
          </table:table-cell>
          <table:table-cell office:value-type="string">
            <text:p>West Yorkshire</text:p>
          </table:table-cell>
          <table:table-cell office:value-type="string">
            <text:p>BD22 8RT</text:p>
          </table:table-cell>
          <table:table-cell office:value-type="string">
            <text:p>0845 371 9520</text:p>
          </table:table-cell>
          <table:table-cell table:style-name="Default" office:value-type="float" office:value="53.83684">
            <text:p>53.83684</text:p>
          </table:table-cell>
          <table:table-cell table:style-name="Default" office:value-type="float" office:value="-1.942332">
            <text:p>-1.942332</text:p>
          </table:table-cell>
          <table:table-cell table:style-name="Default" office:value-type="string">
            <text:p>SE 039 378</text:p>
          </table:table-cell>
          <table:table-cell table:style-name="Default" office:value-type="float" office:value="104">
            <text:p>104</text:p>
          </table:table-cell>
          <table:table-cell office:value-type="float" office:value="1976">
            <text:p>1976</text:p>
          </table:table-cell>
          <table:table-cell office:value-type="string">
            <text:p>haworth@yha.org.uk</text:p>
          </table:table-cell>
          <table:table-cell office:value-type="string">
            <text:p>http://www.yha.org.uk/hostel/haworth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Helmsley</text:p>
          </table:table-cell>
          <table:table-cell office:value-type="string">
            <text:p>Carlton Lane, Helmsley</text:p>
          </table:table-cell>
          <table:table-cell office:value-type="string">
            <text:p>North Yorkshire</text:p>
          </table:table-cell>
          <table:table-cell office:value-type="string">
            <text:p>YO62 5HB</text:p>
          </table:table-cell>
          <table:table-cell office:value-type="string">
            <text:p>0845 371 9638</text:p>
          </table:table-cell>
          <table:table-cell table:style-name="Default" office:value-type="float" office:value="54.248285">
            <text:p>54.248285</text:p>
          </table:table-cell>
          <table:table-cell table:style-name="Default" office:value-type="float" office:value="-1.05722">
            <text:p>-1.05722</text:p>
          </table:table-cell>
          <table:table-cell table:style-name="Default" office:value-type="string">
            <text:p>SE 615 840</text:p>
          </table:table-cell>
          <table:table-cell table:style-name="Default" office:value-type="float" office:value="100">
            <text:p>100</text:p>
          </table:table-cell>
          <table:table-cell office:value-type="float" office:value="1964">
            <text:p>1964</text:p>
          </table:table-cell>
          <table:table-cell office:value-type="string">
            <text:p>helmsley@yha.org.uk</text:p>
          </table:table-cell>
          <table:table-cell office:value-type="string">
            <text:p>http://www.yha.org.uk/hostel/helmsley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Ingleton</text:p>
          </table:table-cell>
          <table:table-cell office:value-type="string">
            <text:p>Sammy Lane, Ingleton, Carnforth</text:p>
          </table:table-cell>
          <table:table-cell office:value-type="string">
            <text:p>Lancashire</text:p>
          </table:table-cell>
          <table:table-cell office:value-type="string">
            <text:p>LA6 3EG</text:p>
          </table:table-cell>
          <table:table-cell office:value-type="string">
            <text:p>0845 371 9124</text:p>
          </table:table-cell>
          <table:table-cell table:style-name="Default" office:value-type="float" office:value="54.155057">
            <text:p>54.155057</text:p>
          </table:table-cell>
          <table:table-cell table:style-name="Default" office:value-type="float" office:value="-2.467694">
            <text:p>-2.467694</text:p>
          </table:table-cell>
          <table:table-cell table:style-name="Default" office:value-type="string">
            <text:p>SD 696 734</text:p>
          </table:table-cell>
          <table:table-cell table:style-name="Default" office:value-type="float" office:value="98">
            <text:p>98</text:p>
          </table:table-cell>
          <table:table-cell office:value-type="float" office:value="1935">
            <text:p>1935</text:p>
          </table:table-cell>
          <table:table-cell office:value-type="string">
            <text:p>ingleton@yha.org.uk</text:p>
          </table:table-cell>
          <table:table-cell office:value-type="string">
            <text:p>http://www.yha.org.uk/hostel/ingleton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Kettlewell</text:p>
          </table:table-cell>
          <table:table-cell office:value-type="string">
            <text:p>Kettlewell, Skipton</text:p>
          </table:table-cell>
          <table:table-cell office:value-type="string">
            <text:p>North Yorkshire</text:p>
          </table:table-cell>
          <table:table-cell office:value-type="string">
            <text:p>BD23 5QU</text:p>
          </table:table-cell>
          <table:table-cell office:value-type="string">
            <text:p>0845 371 9025</text:p>
          </table:table-cell>
          <table:table-cell table:style-name="Default" office:value-type="float" office:value="54.14733">
            <text:p>54.14733</text:p>
          </table:table-cell>
          <table:table-cell table:style-name="Default" office:value-type="float" office:value="-2.04659">
            <text:p>-2.04659</text:p>
          </table:table-cell>
          <table:table-cell table:style-name="Default" office:value-type="string">
            <text:p>SD 971 724</text:p>
          </table:table-cell>
          <table:table-cell table:style-name="Default" office:value-type="float" office:value="98">
            <text:p>98</text:p>
          </table:table-cell>
          <table:table-cell office:value-type="float" office:value="1934">
            <text:p>1934</text:p>
          </table:table-cell>
          <table:table-cell office:value-type="string">
            <text:p>kettlewell@yha.org.uk</text:p>
          </table:table-cell>
          <table:table-cell office:value-type="string">
            <text:p>http://www.yha.org.uk/hostel/kettlewell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Kildale Camping Barn</text:p>
          </table:table-cell>
          <table:table-cell office:value-type="string">
            <text:p>Park Farm, Kildale, Whitby</text:p>
          </table:table-cell>
          <table:table-cell office:value-type="string">
            <text:p>North Yorkshire</text:p>
          </table:table-cell>
          <table:table-cell office:value-type="string">
            <text:p>YO21 2RN</text:p>
          </table:table-cell>
          <table:table-cell office:value-type="string">
            <text:p>0800 0191 700</text:p>
          </table:table-cell>
          <table:table-cell table:style-name="Default" office:value-type="float" office:value="54.46768">
            <text:p>54.46768</text:p>
          </table:table-cell>
          <table:table-cell table:style-name="Default" office:value-type="float" office:value="-1.07165">
            <text:p>-1.07165</text:p>
          </table:table-cell>
          <table:table-cell table:style-name="Default" office:value-type="string">
            <text:p>NZ 603 084</text:p>
          </table:table-cell>
          <table:table-cell table:style-name="Default" office:value-type="float" office:value="94">
            <text:p>94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kildale-camping-barn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Leeds Carnegie Village</text:p>
          </table:table-cell>
          <table:table-cell office:value-type="string">
            <text:p>Carnegie Village, Leeds Metropolitan University, Headingley Campus, Leeds</text:p>
          </table:table-cell>
          <table:table-cell office:value-type="string">
            <text:p>West Yorkshire</text:p>
          </table:table-cell>
          <table:table-cell office:value-type="string">
            <text:p>LS6 3GZ</text:p>
          </table:table-cell>
          <table:table-cell/>
          <table:table-cell table:style-name="Default" office:value-type="float" office:value="53.826281">
            <text:p>53.826281</text:p>
          </table:table-cell>
          <table:table-cell table:style-name="Default" office:value-type="float" office:value="-1.595369">
            <text:p>-1.595369</text:p>
          </table:table-cell>
          <table:table-cell table:style-name="Default" office:value-type="string">
            <text:p>SE 267 367</text:p>
          </table:table-cell>
          <table:table-cell table:style-name="Default" office:value-type="float" office:value="104">
            <text:p>104</text:p>
          </table:table-cell>
          <table:table-cell/>
          <table:table-cell office:value-type="string">
            <text:p>conferences@leedsmet.ac.uk</text:p>
          </table:table-cell>
          <table:table-cell office:value-type="string">
            <text:p>http://www.yha.org.uk/hostel/leeds-carnegie-village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Leeds Kirkstall Brewery</text:p>
          </table:table-cell>
          <table:table-cell office:value-type="string">
            <text:p>Kirkstall Brewery, Leeds Metropolitan University, Broad Lane, Leeds</text:p>
          </table:table-cell>
          <table:table-cell office:value-type="string">
            <text:p>West Yorkshire</text:p>
          </table:table-cell>
          <table:table-cell office:value-type="string">
            <text:p>LS5 3RX</text:p>
          </table:table-cell>
          <table:table-cell/>
          <table:table-cell table:style-name="Default" office:value-type="float" office:value="53.815434">
            <text:p>53.815434</text:p>
          </table:table-cell>
          <table:table-cell table:style-name="Default" office:value-type="float" office:value="-1.609386">
            <text:p>-1.609386</text:p>
          </table:table-cell>
          <table:table-cell table:style-name="Default" office:value-type="string">
            <text:p>SE 258 355</text:p>
          </table:table-cell>
          <table:table-cell table:style-name="Default" office:value-type="float" office:value="104">
            <text:p>104</text:p>
          </table:table-cell>
          <table:table-cell/>
          <table:table-cell office:value-type="string">
            <text:p>conferences@leedsmet.ac.uk</text:p>
          </table:table-cell>
          <table:table-cell office:value-type="string">
            <text:p>http://www.yha.org.uk/hostel/leeds-kirkstall-brewery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Leeds Opal</text:p>
          </table:table-cell>
          <table:table-cell office:value-type="string">
            <text:p>Opal One, Leeds Metropolitan University 1-3 Burley Road, Leeds</text:p>
          </table:table-cell>
          <table:table-cell office:value-type="string">
            <text:p>West Yorkshire</text:p>
          </table:table-cell>
          <table:table-cell office:value-type="string">
            <text:p>LS3 1LS</text:p>
          </table:table-cell>
          <table:table-cell/>
          <table:table-cell table:style-name="Default" office:value-type="float" office:value="53.801095">
            <text:p>53.801095</text:p>
          </table:table-cell>
          <table:table-cell table:style-name="Default" office:value-type="float" office:value="-1.564091">
            <text:p>-1.564091</text:p>
          </table:table-cell>
          <table:table-cell table:style-name="Default" office:value-type="string">
            <text:p>SE 288 340</text:p>
          </table:table-cell>
          <table:table-cell table:style-name="Default" office:value-type="float" office:value="104">
            <text:p>104</text:p>
          </table:table-cell>
          <table:table-cell/>
          <table:table-cell office:value-type="string">
            <text:p>conferences@leedsmet.ac.uk</text:p>
          </table:table-cell>
          <table:table-cell office:value-type="string">
            <text:p>http://www.yha.org.uk/hostel/leeds-opal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Low Row Camping Barn</text:p>
          </table:table-cell>
          <table:table-cell office:value-type="string">
            <text:p>Low Whita Farm Low Row Richmond</text:p>
          </table:table-cell>
          <table:table-cell office:value-type="string">
            <text:p>North Yorkshire</text:p>
          </table:table-cell>
          <table:table-cell office:value-type="string">
            <text:p>DL11 6NT</text:p>
          </table:table-cell>
          <table:table-cell office:value-type="string">
            <text:p>0800 0191 700</text:p>
          </table:table-cell>
          <table:table-cell table:style-name="Default" office:value-type="float" office:value="54.37946">
            <text:p>54.37946</text:p>
          </table:table-cell>
          <table:table-cell table:style-name="Default" office:value-type="float" office:value="-1.99626">
            <text:p>-1.99626</text:p>
          </table:table-cell>
          <table:table-cell table:style-name="Default" office:value-type="string">
            <text:p>SE 003 982</text:p>
          </table:table-cell>
          <table:table-cell table:style-name="Default" office:value-type="float" office:value="92">
            <text:p>92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low-row-camping-barn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Malham</text:p>
          </table:table-cell>
          <table:table-cell office:value-type="string">
            <text:p>Malham, Skipton</text:p>
          </table:table-cell>
          <table:table-cell office:value-type="string">
            <text:p>North Yorkshire</text:p>
          </table:table-cell>
          <table:table-cell office:value-type="string">
            <text:p>BD23 4DB</text:p>
          </table:table-cell>
          <table:table-cell office:value-type="string">
            <text:p>0845 371 9529</text:p>
          </table:table-cell>
          <table:table-cell table:style-name="Default" office:value-type="float" office:value="54.062513">
            <text:p>54.062513</text:p>
          </table:table-cell>
          <table:table-cell table:style-name="Default" office:value-type="float" office:value="-2.152044">
            <text:p>-2.152044</text:p>
          </table:table-cell>
          <table:table-cell table:style-name="Default" office:value-type="string">
            <text:p>SD 901 630</text:p>
          </table:table-cell>
          <table:table-cell table:style-name="Default" office:value-type="float" office:value="98">
            <text:p>98</text:p>
          </table:table-cell>
          <table:table-cell office:value-type="float" office:value="1949">
            <text:p>1949</text:p>
          </table:table-cell>
          <table:table-cell office:value-type="string">
            <text:p>malham@yha.org.uk</text:p>
          </table:table-cell>
          <table:table-cell office:value-type="string">
            <text:p>http://www.yha.org.uk/hostel/malham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Mankinholes</text:p>
          </table:table-cell>
          <table:table-cell office:value-type="string">
            <text:p>Mankinholes, Todmorden</text:p>
          </table:table-cell>
          <table:table-cell office:value-type="string">
            <text:p>Lancashire</text:p>
          </table:table-cell>
          <table:table-cell office:value-type="string">
            <text:p>OL14 6HR</text:p>
          </table:table-cell>
          <table:table-cell office:value-type="string">
            <text:p>0845 371 9751</text:p>
          </table:table-cell>
          <table:table-cell table:style-name="Default" office:value-type="float" office:value="53.708477">
            <text:p>53.708477</text:p>
          </table:table-cell>
          <table:table-cell table:style-name="Default" office:value-type="float" office:value="-2.061909">
            <text:p>-2.061909</text:p>
          </table:table-cell>
          <table:table-cell table:style-name="Default" office:value-type="string">
            <text:p>SD 960 236</text:p>
          </table:table-cell>
          <table:table-cell table:style-name="Default" office:value-type="float" office:value="103">
            <text:p>103</text:p>
          </table:table-cell>
          <table:table-cell office:value-type="float" office:value="1943">
            <text:p>1943</text:p>
          </table:table-cell>
          <table:table-cell office:value-type="string">
            <text:p>mankinholes@yha.org.uk</text:p>
          </table:table-cell>
          <table:table-cell office:value-type="string">
            <text:p>http://www.yha.org.uk/hostel/mankinholes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Osmotherley</text:p>
          </table:table-cell>
          <table:table-cell office:value-type="string">
            <text:p>Cote Ghyll Mill, Osmotherley, Northallerton</text:p>
          </table:table-cell>
          <table:table-cell office:value-type="string">
            <text:p>North Yorkshire</text:p>
          </table:table-cell>
          <table:table-cell office:value-type="string">
            <text:p>DL6 3AH</text:p>
          </table:table-cell>
          <table:table-cell office:value-type="string">
            <text:p>01609 883425</text:p>
          </table:table-cell>
          <table:table-cell table:style-name="Default" office:value-type="float" office:value="54.376449">
            <text:p>54.376449</text:p>
          </table:table-cell>
          <table:table-cell table:style-name="Default" office:value-type="float" office:value="-1.291559">
            <text:p>-1.291559</text:p>
          </table:table-cell>
          <table:table-cell table:style-name="Default" office:value-type="string">
            <text:p>SE 461 981</text:p>
          </table:table-cell>
          <table:table-cell table:style-name="Default" office:value-type="float" office:value="100">
            <text:p>100</text:p>
          </table:table-cell>
          <table:table-cell office:value-type="float" office:value="1981">
            <text:p>1981</text:p>
          </table:table-cell>
          <table:table-cell office:value-type="string">
            <text:p>mill@coteghyll.com</text:p>
          </table:table-cell>
          <table:table-cell office:value-type="string">
            <text:p>http://www.yha.org.uk/hostel/osmotherley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Richmond Camping Barn</text:p>
          </table:table-cell>
          <table:table-cell office:value-type="string">
            <text:p>East Applegarth Farm, Westfields, Richmond</text:p>
          </table:table-cell>
          <table:table-cell office:value-type="string">
            <text:p>North Yorkshire</text:p>
          </table:table-cell>
          <table:table-cell office:value-type="string">
            <text:p>DL10 4SD</text:p>
          </table:table-cell>
          <table:table-cell/>
          <table:table-cell table:style-name="Default" office:value-type="float" office:value="54.410658">
            <text:p>54.410658</text:p>
          </table:table-cell>
          <table:table-cell table:style-name="Default" office:value-type="float" office:value="-1.79461">
            <text:p>-1.79461</text:p>
          </table:table-cell>
          <table:table-cell table:style-name="Default" office:value-type="string">
            <text:p>NZ 134 017</text:p>
          </table:table-cell>
          <table:table-cell table:style-name="Default" office:value-type="float" office:value="92">
            <text:p>92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richmond-camping-barn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Scarborough</text:p>
          </table:table-cell>
          <table:table-cell office:value-type="string">
            <text:p>Burniston Road, Scarborough</text:p>
          </table:table-cell>
          <table:table-cell office:value-type="string">
            <text:p>North Yorkshire</text:p>
          </table:table-cell>
          <table:table-cell office:value-type="string">
            <text:p>YO13 0DA</text:p>
          </table:table-cell>
          <table:table-cell office:value-type="string">
            <text:p>0845 371 9657</text:p>
          </table:table-cell>
          <table:table-cell table:style-name="Default" office:value-type="float" office:value="54.302293">
            <text:p>54.302293</text:p>
          </table:table-cell>
          <table:table-cell table:style-name="Default" office:value-type="float" office:value="-0.424379">
            <text:p>-0.424379</text:p>
          </table:table-cell>
          <table:table-cell table:style-name="Default" office:value-type="string">
            <text:p>TA 026 908</text:p>
          </table:table-cell>
          <table:table-cell table:style-name="Default" office:value-type="float" office:value="101">
            <text:p>101</text:p>
          </table:table-cell>
          <table:table-cell office:value-type="float" office:value="1936">
            <text:p>1936</text:p>
          </table:table-cell>
          <table:table-cell office:value-type="string">
            <text:p>scarborough@yha.org.uk</text:p>
          </table:table-cell>
          <table:table-cell office:value-type="string">
            <text:p>http://www.yha.org.uk/hostel/scarborough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Sinnington Camping Barn</text:p>
          </table:table-cell>
          <table:table-cell office:value-type="string">
            <text:p>Cliff Farm, Sinnington, York</text:p>
          </table:table-cell>
          <table:table-cell office:value-type="string">
            <text:p>West Yorkshire</text:p>
          </table:table-cell>
          <table:table-cell office:value-type="string">
            <text:p>YO6 6SS</text:p>
          </table:table-cell>
          <table:table-cell office:value-type="string">
            <text:p>0800 0191 700</text:p>
          </table:table-cell>
          <table:table-cell table:style-name="Default" office:value-type="float" office:value="54.25479">
            <text:p>54.25479</text:p>
          </table:table-cell>
          <table:table-cell table:style-name="Default" office:value-type="float" office:value="-0.8485">
            <text:p>-0.8485</text:p>
          </table:table-cell>
          <table:table-cell table:style-name="Default" office:value-type="string">
            <text:p>SE 751 850</text:p>
          </table:table-cell>
          <table:table-cell table:style-name="Default" office:value-type="float" office:value="99">
            <text:p>99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sinnington-camping-barn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Whitby</text:p>
          </table:table-cell>
          <table:table-cell office:value-type="string">
            <text:p>Abbey House, East Cliff, Whitby</text:p>
          </table:table-cell>
          <table:table-cell office:value-type="string">
            <text:p>North Yorkshire</text:p>
          </table:table-cell>
          <table:table-cell office:value-type="string">
            <text:p>YO22 4JT</text:p>
          </table:table-cell>
          <table:table-cell office:value-type="string">
            <text:p>0845 371 9049</text:p>
          </table:table-cell>
          <table:table-cell table:style-name="Default" office:value-type="float" office:value="54.487423">
            <text:p>54.487423</text:p>
          </table:table-cell>
          <table:table-cell table:style-name="Default" office:value-type="float" office:value="-0.608271">
            <text:p>-0.608271</text:p>
          </table:table-cell>
          <table:table-cell table:style-name="Default" office:value-type="string">
            <text:p>NZ 903 111</text:p>
          </table:table-cell>
          <table:table-cell table:style-name="Default" office:value-type="float" office:value="94">
            <text:p>94</text:p>
          </table:table-cell>
          <table:table-cell office:value-type="float" office:value="2007">
            <text:p>2007</text:p>
          </table:table-cell>
          <table:table-cell office:value-type="string">
            <text:p>whitby@yha.org.uk</text:p>
          </table:table-cell>
          <table:table-cell office:value-type="string">
            <text:p>http://www.yha.org.uk/hostel/whitby</text:p>
          </table:table-cell>
          <table:table-cell table:number-columns-repeated="986"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string">
            <text:p>Water End, Clifton, York</text:p>
          </table:table-cell>
          <table:table-cell office:value-type="string">
            <text:p>North Yorkshire</text:p>
          </table:table-cell>
          <table:table-cell office:value-type="string">
            <text:p>YO30 6LP</text:p>
          </table:table-cell>
          <table:table-cell office:value-type="string">
            <text:p>0845 371 9051</text:p>
          </table:table-cell>
          <table:table-cell table:style-name="Default" office:value-type="float" office:value="53.968511">
            <text:p>53.968511</text:p>
          </table:table-cell>
          <table:table-cell table:style-name="Default" office:value-type="float" office:value="-1.102822">
            <text:p>-1.102822</text:p>
          </table:table-cell>
          <table:table-cell table:style-name="Default" office:value-type="string">
            <text:p>SE 590 529</text:p>
          </table:table-cell>
          <table:table-cell table:style-name="Default" office:value-type="float" office:value="105">
            <text:p>105</text:p>
          </table:table-cell>
          <table:table-cell office:value-type="float" office:value="1946">
            <text:p>1946</text:p>
          </table:table-cell>
          <table:table-cell office:value-type="string">
            <text:p>york@yha.org.uk</text:p>
          </table:table-cell>
          <table:table-cell office:value-type="string">
            <text:p>http://www.yha.org.uk/hostel/york</text:p>
          </table:table-cell>
          <table:table-cell table:number-columns-repeated="986"/>
        </table:table-row>
        <table:table-row table:style-name="ro1" table:number-rows-repeated="1048355">
          <table:table-cell table:number-columns-repeated="999"/>
        </table:table-row>
        <table:table-row table:style-name="ro1">
          <table:table-cell table:number-columns-repeated="999"/>
        </table:table-row>
      </table:table>
      <table:named-expressions/>
      <table:database-ranges>
        <table:database-range table:name="__Anonymous_Sheet_DB__0" table:target-range-address="yha.A1:yha.N220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6" number:min-integer-digits="1"/>
    </number:number-style>
    <number:number-style style:name="N110">
      <number:number number:decimal-places="0" number:min-integer-digits="2"/>
    </number:number-style>
    <number:number-style style:name="N111">
      <number:number number:decimal-places="0" number:min-integer-digits="3"/>
    </number:number-style>
    <number:number-style style:name="N112">
      <number:number number:decimal-places="0" number:min-integer-digits="6">
        <number:embedded-text number:position="3"> </number:embedded-text>
      </number:number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 style:data-style-name="N2" text:time-value="0000-00-00T14:33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6T15:16:08</dc:date>
    <dc:creator>Richard Russon</dc:creator>
    <meta:generator>LibreOffice/3.6$Linux_X86_64 LibreOffice_project/360m1$Build-2</meta:generator>
    <meta:editing-duration>PT7H55M5S</meta:editing-duration>
    <meta:editing-cycles>62</meta:editing-cycles>
    <meta:document-statistic meta:table-count="1" meta:cell-count="2802" meta:object-count="0"/>
  </office:meta>
</office:document-meta>
</file>